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709in"/>
    </style:style>
    <style:style style:name="co2" style:family="table-column">
      <style:table-column-properties fo:break-before="auto" style:column-width="3.2047in"/>
    </style:style>
    <style:style style:name="co3" style:family="table-column">
      <style:table-column-properties fo:break-before="auto" style:column-width="1.6846in"/>
    </style:style>
    <style:style style:name="co4" style:family="table-column">
      <style:table-column-properties fo:break-before="auto" style:column-width="0.9626in"/>
    </style:style>
    <style:style style:name="co5" style:family="table-column">
      <style:table-column-properties fo:break-before="auto" style:column-width="0.898in"/>
    </style:style>
    <style:style style:name="co6" style:family="table-column">
      <style:table-column-properties fo:break-before="auto" style:column-width="0.5362in"/>
    </style:style>
    <style:style style:name="co7" style:family="table-column">
      <style:table-column-properties fo:break-before="auto" style:column-width="0.8972in"/>
    </style:style>
    <style:style style:name="co8" style:family="table-column">
      <style:table-column-properties fo:break-before="auto" style:column-width="2.122in"/>
    </style:style>
    <style:style style:name="co9" style:family="table-column">
      <style:table-column-properties fo:break-before="auto" style:column-width="1.1598in"/>
    </style:style>
    <style:style style:name="co10" style:family="table-column">
      <style:table-column-properties fo:break-before="auto" style:column-width="2.1327in"/>
    </style:style>
    <style:style style:name="co11" style:family="table-column">
      <style:table-column-properties fo:break-before="auto" style:column-width="0.7874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ru" fo:country="RU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100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 style:data-style-name="N99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6" style:family="table-cell" style:parent-style-name="Excel_5f_BuiltIn_5f_Percen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7" style:family="table-cell" style:parent-style-name="Default">
      <style:text-properties fo:language="en" fo:country="US"/>
    </style:style>
    <style:style style:name="ce8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fo:language="ru" fo:country="RU"/>
    </style:style>
    <style:style style:name="ce10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11" style:family="table-cell" style:parent-style-name="Default">
      <style:text-properties fo:language="ru" fo:country="RU"/>
      <style:map style:condition="is-true-formula([.$J1]&gt;COLUMN([.A1])-3)" style:apply-style-name="Parameter" style:base-cell-address="Sheet1.A1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language="en" fo:country="US"/>
      <style:map style:condition="is-true-formula([.$J1]&gt;COLUMN([.A1])-3)" style:apply-style-name="Parameter" style:base-cell-address="Sheet1.A1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6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7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4" table:default-cell-style-name="ce7"/>
        <table:table-column table:style-name="co7" table:default-cell-style-name="ce15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43" table:default-cell-style-name="ce7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8" office:value-type="string">
            <text:p>Actual</text:p>
          </table:table-cell>
          <table:table-cell table:style-name="ce8" office:value-type="string">
            <text:p>Inputs</text:p>
          </table:table-cell>
          <table:table-cell table:style-name="ce8" table:number-columns-repeated="6"/>
          <table:table-cell table:style-name="ce8" office:value-type="string">
            <text:p># of Inputs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Highlight</text:p>
          </table:table-cell>
          <table:table-cell table:style-name="ce8" office:value-type="string">
            <text:p>OOo says</text:p>
          </table:table-cell>
          <table:table-cell table:style-name="ce8" office:value-type="string">
            <text:p>Skip for</text:p>
          </table:table-cell>
          <table:table-cell table:style-name="ce8" office:value-type="string">
            <text:p>Custom check</text:p>
          </table:table-cell>
          <table:table-cell table:style-name="ce8"/>
          <table:table-cell table:style-name="ce8" table:formula="of:=AND([.Q2:.Q10000])" office:value-type="boolean" office:boolean-value="true">
            <text:p>TRUE</text:p>
          </table:table-cell>
          <table:table-cell table:style-name="ce8" table:number-columns-repeated="239"/>
        </table:table-row>
        <table:table-row table:style-name="ro2">
          <table:table-cell table:style-name="ce2" office:value-type="string">
            <text:p>Hello world!</text:p>
          </table:table-cell>
          <table:table-cell table:formula="of:=[.C2]&amp;&quot; &quot;&amp;[.D2]" office:value-type="string" office:string-value="Hello world!">
            <text:p>Hello world!</text:p>
          </table:table-cell>
          <table:table-cell table:style-name="ce10" office:value-type="string">
            <text:p>Hello</text:p>
          </table:table-cell>
          <table:table-cell table:style-name="ce10" office:value-type="string">
            <text:p>world!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office:value-type="string">
            <text:p>Concatenation operator (&amp;)</text:p>
          </table:table-cell>
          <table:table-cell office:value-type="string">
            <text:p>&amp;</text:p>
          </table:table-cell>
          <table:table-cell table:style-name="ce16"/>
          <table:table-cell/>
          <table:table-cell/>
          <table:table-cell table:style-name="Default" table:formula="of:=IF(ISBLANK([.M2]);[.A2];[.M2])" office:value-type="string" office:string-value="Hello world!">
            <text:p>Hello world!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StartMiddleEnd</text:p>
          </table:table-cell>
          <table:table-cell table:formula="of:=[.C3]&amp;[.D3]&amp;[.E3]" office:value-type="string" office:string-value="StartMiddleEnd">
            <text:p>StartMiddleEnd</text:p>
          </table:table-cell>
          <table:table-cell table:style-name="ce10" office:value-type="string">
            <text:p>Start</text:p>
          </table:table-cell>
          <table:table-cell table:style-name="ce10" office:value-type="string">
            <text:p>Middle</text:p>
          </table:table-cell>
          <table:table-cell table:style-name="ce10" office:value-type="string">
            <text:p>End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3]);[.A3];[.M3])" office:value-type="string" office:string-value="StartMiddleEnd">
            <text:p>StartMiddleEnd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StartEnd</text:p>
          </table:table-cell>
          <table:table-cell table:formula="of:=[.C4]&amp;[.D4]&amp;[.E4]" office:value-type="string" office:string-value="StartEnd">
            <text:p>StartEnd</text:p>
          </table:table-cell>
          <table:table-cell table:style-name="ce10" office:value-type="string">
            <text:p>Start</text:p>
          </table:table-cell>
          <table:table-cell table:style-name="ce10" table:formula="of:=&quot;&quot;">
            <text:p/>
          </table:table-cell>
          <table:table-cell table:style-name="ce10" office:value-type="string">
            <text:p>End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4]);[.A4];[.M4])" office:value-type="string" office:string-value="StartEnd">
            <text:p>StartEnd</text:p>
          </table:table-cell>
          <table:table-cell table:style-name="Default"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MiddleEnd</text:p>
          </table:table-cell>
          <table:table-cell table:formula="of:=[.C5]&amp;[.D5]&amp;[.E5]" office:value-type="string" office:string-value="MiddleEnd">
            <text:p>MiddleEnd</text:p>
          </table:table-cell>
          <table:table-cell table:style-name="ce10" table:formula="of:=&quot;&quot;">
            <text:p/>
          </table:table-cell>
          <table:table-cell table:style-name="ce10" office:value-type="string">
            <text:p>Middle</text:p>
          </table:table-cell>
          <table:table-cell table:style-name="ce10" office:value-type="string">
            <text:p>End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5]);[.A5];[.M5])" office:value-type="string" office:string-value="MiddleEnd">
            <text:p>MiddleEnd</text:p>
          </table:table-cell>
          <table:table-cell table:style-name="Default"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StartMiddle</text:p>
          </table:table-cell>
          <table:table-cell table:formula="of:=[.C6]&amp;[.D6]&amp;[.E6]" office:value-type="string" office:string-value="StartMiddle">
            <text:p>StartMiddle</text:p>
          </table:table-cell>
          <table:table-cell table:style-name="ce10" office:value-type="string">
            <text:p>Start</text:p>
          </table:table-cell>
          <table:table-cell table:style-name="ce10" office:value-type="string">
            <text:p>Middle</text:p>
          </table:table-cell>
          <table:table-cell table:style-name="ce10" table:formula="of:=&quot;&quot;">
            <text:p/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6]);[.A6];[.M6])" office:value-type="string" office:string-value="StartMiddle">
            <text:p>StartMiddle</text:p>
          </table:table-cell>
          <table:table-cell table:style-name="Default"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Hello world!</text:p>
          </table:table-cell>
          <table:table-cell table:formula="of:=CONCATENATE([.C8];&quot; &quot;;[.D8])" office:value-type="string" office:string-value="Hello world!">
            <text:p>Hello world!</text:p>
          </table:table-cell>
          <table:table-cell table:style-name="ce10" office:value-type="string">
            <text:p>Hello</text:p>
          </table:table-cell>
          <table:table-cell table:style-name="ce10" office:value-type="string">
            <text:p>world!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 office:value-type="string">
            <text:p>CONCATENATE</text:p>
          </table:table-cell>
          <table:table-cell table:style-name="ce16"/>
          <table:table-cell/>
          <table:table-cell/>
          <table:table-cell table:style-name="Default" table:formula="of:=IF(ISBLANK([.M8]);[.A8];[.M8])" office:value-type="string" office:string-value="Hello world!">
            <text:p>Hello world!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StartMiddleEnd</text:p>
          </table:table-cell>
          <table:table-cell table:formula="of:=CONCATENATE([.C9];[.D9];[.E9])" office:value-type="string" office:string-value="StartMiddleEnd">
            <text:p>StartMiddleEnd</text:p>
          </table:table-cell>
          <table:table-cell table:style-name="ce10" office:value-type="string">
            <text:p>Start</text:p>
          </table:table-cell>
          <table:table-cell table:style-name="ce10" office:value-type="string">
            <text:p>Middle</text:p>
          </table:table-cell>
          <table:table-cell table:style-name="ce10" office:value-type="string">
            <text:p>End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9]);[.A9];[.M9])" office:value-type="string" office:string-value="StartMiddleEnd">
            <text:p>StartMiddleEnd</text:p>
          </table:table-cell>
          <table:table-cell table:style-name="Default"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StartEnd</text:p>
          </table:table-cell>
          <table:table-cell table:formula="of:=CONCATENATE([.C10];[.D10];[.E10])" office:value-type="string" office:string-value="StartEnd">
            <text:p>StartEnd</text:p>
          </table:table-cell>
          <table:table-cell table:style-name="ce10" office:value-type="string">
            <text:p>Start</text:p>
          </table:table-cell>
          <table:table-cell table:style-name="ce10" table:formula="of:=&quot;&quot;">
            <text:p/>
          </table:table-cell>
          <table:table-cell table:style-name="ce10" office:value-type="string">
            <text:p>End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0]);[.A10];[.M10])" office:value-type="string" office:string-value="StartEnd">
            <text:p>StartEnd</text:p>
          </table:table-cell>
          <table:table-cell table:style-name="Default"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MiddleEnd</text:p>
          </table:table-cell>
          <table:table-cell table:formula="of:=CONCATENATE([.C11];[.D11];[.E11])" office:value-type="string" office:string-value="MiddleEnd">
            <text:p>MiddleEnd</text:p>
          </table:table-cell>
          <table:table-cell table:style-name="ce10" table:formula="of:=&quot;&quot;">
            <text:p/>
          </table:table-cell>
          <table:table-cell table:style-name="ce10" office:value-type="string">
            <text:p>Middle</text:p>
          </table:table-cell>
          <table:table-cell table:style-name="ce10" office:value-type="string">
            <text:p>End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1]);[.A11];[.M11])" office:value-type="string" office:string-value="MiddleEnd">
            <text:p>MiddleEnd</text:p>
          </table:table-cell>
          <table:table-cell table:style-name="Default"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StartMiddle</text:p>
          </table:table-cell>
          <table:table-cell table:formula="of:=CONCATENATE([.C12];[.D12];[.E12])" office:value-type="string" office:string-value="StartMiddle">
            <text:p>StartMiddle</text:p>
          </table:table-cell>
          <table:table-cell table:style-name="ce10" office:value-type="string">
            <text:p>Start</text:p>
          </table:table-cell>
          <table:table-cell table:style-name="ce10" office:value-type="string">
            <text:p>Middle</text:p>
          </table:table-cell>
          <table:table-cell table:style-name="ce10" table:formula="of:=&quot;&quot;">
            <text:p/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2]);[.A12];[.M12])" office:value-type="string" office:string-value="StartMiddle">
            <text:p>StartMiddle</text:p>
          </table:table-cell>
          <table:table-cell table:style-name="Default" table:formula="of:=IF(ISBLANK([.O12]);IF(ISERROR([.B12]);&quot;Err:&quot;&amp;ORG.OPENOFFICE.ERRORTYPE([.B12])=[.M12];OR([.P12]=[.B12];AND(ISNUMBER([.P12]);ISNUMBER([.B12]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text</text:p>
          </table:table-cell>
          <table:table-cell table:formula="of:=CLEAN([.C14])" office:value-type="string" office:string-value="text">
            <text:p>text</text:p>
          </table:table-cell>
          <table:table-cell table:style-name="ce10" office:value-type="string">
            <text:p>text</text:p>
          </table:table-cell>
          <table:table-cell table:style-name="ce10" table:number-columns-repeated="6"/>
          <table:table-cell table:style-name="ce14" office:value-type="float" office:value="1">
            <text:p>1</text:p>
          </table:table-cell>
          <table:table-cell table:number-columns-repeated="2" office:value-type="string">
            <text:p>CLEAN</text:p>
          </table:table-cell>
          <table:table-cell table:style-name="ce16"/>
          <table:table-cell/>
          <table:table-cell/>
          <table:table-cell table:style-name="Default" table:formula="of:=IF(ISBLANK([.M14]);[.A14];[.M14])" office:value-type="string" office:string-value="text">
            <text:p>text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текст</text:p>
          </table:table-cell>
          <table:table-cell table:style-name="ce9" table:formula="of:=CLEAN([.C15])" office:value-type="string" office:string-value="текст">
            <text:p>текст</text:p>
          </table:table-cell>
          <table:table-cell table:style-name="ce11" office:value-type="string">
            <text:p>текст</text:p>
          </table:table-cell>
          <table:table-cell table:style-name="ce10" table:number-columns-repeated="6"/>
          <table:table-cell table:style-name="ce14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5]);[.A15];[.M15])" office:value-type="string" office:string-value="текст">
            <text:p>текст</text:p>
          </table:table-cell>
          <table:table-cell table:style-name="Default"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text text</text:p>
          </table:table-cell>
          <table:table-cell table:formula="of:=CLEAN([.C16])" office:value-type="string" office:string-value="text text">
            <text:p>text text</text:p>
          </table:table-cell>
          <table:table-cell table:style-name="ce10" office:value-type="string">
            <text:p>text text</text:p>
          </table:table-cell>
          <table:table-cell table:style-name="ce10" table:number-columns-repeated="6"/>
          <table:table-cell table:style-name="ce14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6]);[.A16];[.M16])" office:value-type="string" office:string-value="text text">
            <text:p>text text</text:p>
          </table:table-cell>
          <table:table-cell table:style-name="Default"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texttext</text:p>
          </table:table-cell>
          <table:table-cell table:formula="of:=CLEAN([.C17])" office:value-type="string" office:string-value="texttext">
            <text:p>texttext</text:p>
          </table:table-cell>
          <table:table-cell table:style-name="ce10" office:value-type="string">
            <text:p>text<text:tab/>text</text:p>
          </table:table-cell>
          <table:table-cell table:style-name="ce10" table:number-columns-repeated="6"/>
          <table:table-cell table:style-name="ce14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7]);[.A17];[.M17])" office:value-type="string" office:string-value="texttext">
            <text:p>texttext</text:p>
          </table:table-cell>
          <table:table-cell table:style-name="Default"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4" office:value-type="string">
            <text:p>texttext</text:p>
          </table:table-cell>
          <table:table-cell table:formula="of:=CLEAN([.C18])" office:value-type="string" office:string-value="texttext">
            <text:p>texttext</text:p>
          </table:table-cell>
          <table:table-cell table:style-name="ce12" office:value-type="string">
            <text:p>text</text:p>
            <text:p>text</text:p>
          </table:table-cell>
          <table:table-cell table:style-name="ce10" table:number-columns-repeated="6"/>
          <table:table-cell table:style-name="ce14" office:value-type="float" office:value="1">
            <text:p>1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18]);[.A18];[.M18])" office:value-type="string" office:string-value="texttext">
            <text:p>texttext</text:p>
          </table:table-cell>
          <table:table-cell table:style-name="Default"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string">
            <text:p>text</text:p>
          </table:table-cell>
          <table:table-cell table:formula="of:=CLEAN([.C19])" office:value-type="string" office:string-value="text">
            <text:p>text</text:p>
          </table:table-cell>
          <table:table-cell table:style-name="ce12" office:value-type="string">
            <text:p><text:tab/>text</text:p>
            <text:p/>
          </table:table-cell>
          <table:table-cell table:style-name="ce10" table:number-columns-repeated="6"/>
          <table:table-cell table:style-name="ce14" office:value-type="float" office:value="1">
            <text:p>1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19]);[.A19];[.M19])" office:value-type="string" office:string-value="text">
            <text:p>text</text:p>
          </table:table-cell>
          <table:table-cell table:style-name="Default" table:formula="of:=IF(ISBLANK([.O19]);IF(ISERROR([.B19]);&quot;Err:&quot;&amp;ORG.OPENOFFICE.ERRORTYPE([.B19])=[.M19];OR([.P19]=[.B19];AND(ISNUMBER([.P19]);ISNUMBER([.B19]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LEN([.C21])" office:value-type="float" office:value="5">
            <text:p>5</text:p>
          </table:table-cell>
          <table:table-cell table:style-name="ce10" office:value-type="string">
            <text:p>Hello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 office:value-type="string">
            <text:p>LEN</text:p>
          </table:table-cell>
          <table:table-cell table:style-name="ce16"/>
          <table:table-cell/>
          <table:table-cell/>
          <table:table-cell table:style-name="Default" table:formula="of:=IF(ISBLANK([.M21]);[.A21];[.M21])" office:value-type="float" office:value="5">
            <text:p>5</text:p>
          </table:table-cell>
          <table:table-cell table:style-name="Default"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LEN([.C22])" office:value-type="float" office:value="5">
            <text:p>5</text:p>
          </table:table-cell>
          <table:table-cell table:style-name="ce10" office:value-type="string">
            <text:p>world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2]);[.A22];[.M22])" office:value-type="float" office:value="5">
            <text:p>5</text:p>
          </table:table-cell>
          <table:table-cell table:style-name="Default" table:formula="of:=IF(ISBLANK([.O22]);IF(ISERROR([.B22]);&quot;Err:&quot;&amp;ORG.OPENOFFICE.ERRORTYPE([.B22])=[.M22];OR([.P22]=[.B22];AND(ISNUMBER([.P22]);ISNUMBER([.B22]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EN([.C23])" office:value-type="float" office:value="0">
            <text:p>0</text:p>
          </table:table-cell>
          <table:table-cell table:style-name="ce10" table:formula="of:=&quot;&quot;">
            <text:p/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3]);[.A23];[.M23])" office:value-type="float" office:value="0">
            <text:p>0</text:p>
          </table:table-cell>
          <table:table-cell table:style-name="Default" table:formula="of:=IF(ISBLANK([.O23]);IF(ISERROR([.B23]);&quot;Err:&quot;&amp;ORG.OPENOFFICE.ERRORTYPE([.B23])=[.M23];OR([.P23]=[.B23];AND(ISNUMBER([.P23]);ISNUMBER([.B23]);OR(AND([.P23]=0;ABS([.B23])&lt;1E-307);&quot;&quot;&amp;[.B23]=&quot;&quot;&amp;[.P23]))));[.O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LEN([.C24])" office:value-type="float" office:value="5">
            <text:p>5</text:p>
          </table:table-cell>
          <table:table-cell table:style-name="ce10" office:value-type="float" office:value="12.34">
            <text:p>12.34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4]);[.A24];[.M24])" office:value-type="float" office:value="5">
            <text:p>5</text:p>
          </table:table-cell>
          <table:table-cell table:style-name="Default" table:formula="of:=IF(ISBLANK([.O24]);IF(ISERROR([.B24]);&quot;Err:&quot;&amp;ORG.OPENOFFICE.ERRORTYPE([.B24])=[.M24];OR([.P24]=[.B24];AND(ISNUMBER([.P24]);ISNUMBER([.B24]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LEN([.C25]&amp;[.D25])" office:value-type="float" office:value="4">
            <text:p>4</text:p>
          </table:table-cell>
          <table:table-cell table:style-name="ce10" office:value-type="string">
            <text:p>ab</text:p>
          </table:table-cell>
          <table:table-cell table:style-name="ce10" office:value-type="string">
            <text:p>c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5]);[.A25];[.M25])" office:value-type="float" office:value="4">
            <text:p>4</text:p>
          </table:table-cell>
          <table:table-cell table:style-name="Default" table:formula="of:=IF(ISBLANK([.O25]);IF(ISERROR([.B25]);&quot;Err:&quot;&amp;ORG.OPENOFFICE.ERRORTYPE([.B25])=[.M25];OR([.P25]=[.B25];AND(ISNUMBER([.P25]);ISNUMBER([.B25]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abc</text:p>
          </table:table-cell>
          <table:table-cell table:formula="of:=MID([.C27];[.D27];[.E27])" office:value-type="string" office:string-value="abc">
            <text:p>abc</text:p>
          </table:table-cell>
          <table:table-cell table:style-name="ce10" office:value-type="string">
            <text:p>abcde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 office:value-type="string">
            <text:p>MID</text:p>
          </table:table-cell>
          <table:table-cell table:style-name="ce16"/>
          <table:table-cell/>
          <table:table-cell/>
          <table:table-cell table:style-name="Default" table:formula="of:=IF(ISBLANK([.M27]);[.A27];[.M27])" office:value-type="string" office:string-value="abc">
            <text:p>abc</text:p>
          </table:table-cell>
          <table:table-cell table:style-name="Default" table:formula="of:=IF(ISBLANK([.O27]);IF(ISERROR([.B27]);&quot;Err:&quot;&amp;ORG.OPENOFFICE.ERRORTYPE([.B27])=[.M27];OR([.P27]=[.B27];AND(ISNUMBER([.P27]);ISNUMBER([.B27]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</text:p>
          </table:table-cell>
          <table:table-cell table:formula="of:=MID([.C28];[.D28];[.E28])" office:value-type="string" office:string-value="a">
            <text:p>a</text:p>
          </table:table-cell>
          <table:table-cell table:style-name="ce10" office:value-type="string">
            <text:p>abcdef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8]);[.A28];[.M28])" office:value-type="string" office:string-value="a">
            <text:p>a</text:p>
          </table:table-cell>
          <table:table-cell table:style-name="Default" table:formula="of:=IF(ISBLANK([.O28]);IF(ISERROR([.B28]);&quot;Err:&quot;&amp;ORG.OPENOFFICE.ERRORTYPE([.B28])=[.M28];OR([.P28]=[.B28];AND(ISNUMBER([.P28]);ISNUMBER([.B28]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bcde</text:p>
          </table:table-cell>
          <table:table-cell table:formula="of:=MID([.C29];[.D29];[.E29])" office:value-type="string" office:string-value="abcde">
            <text:p>abcde</text:p>
          </table:table-cell>
          <table:table-cell table:style-name="ce10" office:value-type="string">
            <text:p>abcde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9]);[.A29];[.M29])" office:value-type="string" office:string-value="abcde">
            <text:p>abcde</text:p>
          </table:table-cell>
          <table:table-cell table:style-name="Default" table:formula="of:=IF(ISBLANK([.O29]);IF(ISERROR([.B29]);&quot;Err:&quot;&amp;ORG.OPENOFFICE.ERRORTYPE([.B29])=[.M29];OR([.P29]=[.B29];AND(ISNUMBER([.P29]);ISNUMBER([.B29]);OR(AND([.P29]=0;ABS([.B29])&lt;1E-307);&quot;&quot;&amp;[.B29]=&quot;&quot;&amp;[.P29]))));[.O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bcdef</text:p>
          </table:table-cell>
          <table:table-cell table:formula="of:=MID([.C30];[.D30];[.E30])" office:value-type="string" office:string-value="abcdef">
            <text:p>abcdef</text:p>
          </table:table-cell>
          <table:table-cell table:style-name="ce10" office:value-type="string">
            <text:p>abcde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30]);[.A30];[.M30])" office:value-type="string" office:string-value="abcdef">
            <text:p>abcdef</text:p>
          </table:table-cell>
          <table:table-cell table:style-name="Default" table:formula="of:=IF(ISBLANK([.O30]);IF(ISERROR([.B30]);&quot;Err:&quot;&amp;ORG.OPENOFFICE.ERRORTYPE([.B30])=[.M30];OR([.P30]=[.B30];AND(ISNUMBER([.P30]);ISNUMBER([.B30]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bcdef</text:p>
          </table:table-cell>
          <table:table-cell table:formula="of:=MID([.C31];[.D31];[.E31])" office:value-type="string" office:string-value="abcdef">
            <text:p>abcdef</text:p>
          </table:table-cell>
          <table:table-cell table:style-name="ce10" office:value-type="string">
            <text:p>abcde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31]);[.A31];[.M31])" office:value-type="string" office:string-value="abcdef">
            <text:p>abcdef</text:p>
          </table:table-cell>
          <table:table-cell table:style-name="Default" table:formula="of:=IF(ISBLANK([.O31]);IF(ISERROR([.B31]);&quot;Err:&quot;&amp;ORG.OPENOFFICE.ERRORTYPE([.B31])=[.M31];OR([.P31]=[.B31];AND(ISNUMBER([.P31]);ISNUMBER([.B31]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table:formula="of:=&quot;&quot;">
            <text:p/>
          </table:table-cell>
          <table:table-cell table:formula="of:=MID([.C32];[.D32];[.E32])">
            <text:p/>
          </table:table-cell>
          <table:table-cell table:style-name="ce10" office:value-type="string">
            <text:p>abcde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32]);[.A32];[.M32])">
            <text:p/>
          </table:table-cell>
          <table:table-cell table:style-name="Default" table:formula="of:=IF(ISBLANK([.O32]);IF(ISERROR([.B32]);&quot;Err:&quot;&amp;ORG.OPENOFFICE.ERRORTYPE([.B32])=[.M32];OR([.P32]=[.B32];AND(ISNUMBER([.P32]);ISNUMBER([.B32]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b</text:p>
          </table:table-cell>
          <table:table-cell table:formula="of:=MID([.C33];[.D33];[.E33])" office:value-type="string" office:string-value="b">
            <text:p>b</text:p>
          </table:table-cell>
          <table:table-cell table:style-name="ce10" office:value-type="string">
            <text:p>abcdef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33]);[.A33];[.M33])" office:value-type="string" office:string-value="b">
            <text:p>b</text:p>
          </table:table-cell>
          <table:table-cell table:style-name="Default" table:formula="of:=IF(ISBLANK([.O33]);IF(ISERROR([.B33]);&quot;Err:&quot;&amp;ORG.OPENOFFICE.ERRORTYPE([.B33])=[.M33];OR([.P33]=[.B33];AND(ISNUMBER([.P33]);ISNUMBER([.B33]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bcde</text:p>
          </table:table-cell>
          <table:table-cell table:formula="of:=MID([.C34];[.D34];[.E34])" office:value-type="string" office:string-value="bcde">
            <text:p>bcde</text:p>
          </table:table-cell>
          <table:table-cell table:style-name="ce10" office:value-type="string">
            <text:p>abcdef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34]);[.A34];[.M34])" office:value-type="string" office:string-value="bcde">
            <text:p>bcde</text:p>
          </table:table-cell>
          <table:table-cell table:style-name="Default" table:formula="of:=IF(ISBLANK([.O34]);IF(ISERROR([.B34]);&quot;Err:&quot;&amp;ORG.OPENOFFICE.ERRORTYPE([.B34])=[.M34];OR([.P34]=[.B34];AND(ISNUMBER([.P34]);ISNUMBER([.B34]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bcdef</text:p>
          </table:table-cell>
          <table:table-cell table:formula="of:=MID([.C35];[.D35];[.E35])" office:value-type="string" office:string-value="bcdef">
            <text:p>bcdef</text:p>
          </table:table-cell>
          <table:table-cell table:style-name="ce10" office:value-type="string">
            <text:p>abcdef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35]);[.A35];[.M35])" office:value-type="string" office:string-value="bcdef">
            <text:p>bcdef</text:p>
          </table:table-cell>
          <table:table-cell table:style-name="Default" table:formula="of:=IF(ISBLANK([.O35]);IF(ISERROR([.B35]);&quot;Err:&quot;&amp;ORG.OPENOFFICE.ERRORTYPE([.B35])=[.M35];OR([.P35]=[.B35];AND(ISNUMBER([.P35]);ISNUMBER([.B35]);OR(AND([.P35]=0;ABS([.B35])&lt;1E-307);&quot;&quot;&amp;[.B35]=&quot;&quot;&amp;[.P35]))));[.O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bcdef</text:p>
          </table:table-cell>
          <table:table-cell table:formula="of:=MID([.C36];[.D36];[.E36])" office:value-type="string" office:string-value="bcdef">
            <text:p>bcdef</text:p>
          </table:table-cell>
          <table:table-cell table:style-name="ce10" office:value-type="string">
            <text:p>abcdef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36]);[.A36];[.M36])" office:value-type="string" office:string-value="bcdef">
            <text:p>bcdef</text:p>
          </table:table-cell>
          <table:table-cell table:style-name="Default" table:formula="of:=IF(ISBLANK([.O36]);IF(ISERROR([.B36]);&quot;Err:&quot;&amp;ORG.OPENOFFICE.ERRORTYPE([.B36])=[.M36];OR([.P36]=[.B36];AND(ISNUMBER([.P36]);ISNUMBER([.B36]);OR(AND([.P36]=0;ABS([.B36])&lt;1E-307);&quot;&quot;&amp;[.B36]=&quot;&quot;&amp;[.P36]))));[.O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table:formula="of:=&quot;&quot;">
            <text:p/>
          </table:table-cell>
          <table:table-cell table:formula="of:=MID([.C37];[.D37];[.E37])">
            <text:p/>
          </table:table-cell>
          <table:table-cell table:style-name="ce10" office:value-type="string">
            <text:p>abcdef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37]);[.A37];[.M37])">
            <text:p/>
          </table:table-cell>
          <table:table-cell table:style-name="Default" table:formula="of:=IF(ISBLANK([.O37]);IF(ISERROR([.B37]);&quot;Err:&quot;&amp;ORG.OPENOFFICE.ERRORTYPE([.B37])=[.M37];OR([.P37]=[.B37];AND(ISNUMBER([.P37]);ISNUMBER([.B37]);OR(AND([.P37]=0;ABS([.B37])&lt;1E-307);&quot;&quot;&amp;[.B37]=&quot;&quot;&amp;[.P37]))));[.O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f</text:p>
          </table:table-cell>
          <table:table-cell table:formula="of:=MID([.C38];[.D38];[.E38])" office:value-type="string" office:string-value="f">
            <text:p>f</text:p>
          </table:table-cell>
          <table:table-cell table:style-name="ce10" office:value-type="string">
            <text:p>abcdef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38]);[.A38];[.M38])" office:value-type="string" office:string-value="f">
            <text:p>f</text:p>
          </table:table-cell>
          <table:table-cell table:style-name="Default" table:formula="of:=IF(ISBLANK([.O38]);IF(ISERROR([.B38]);&quot;Err:&quot;&amp;ORG.OPENOFFICE.ERRORTYPE([.B38])=[.M38];OR([.P38]=[.B38];AND(ISNUMBER([.P38]);ISNUMBER([.B38]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f</text:p>
          </table:table-cell>
          <table:table-cell table:formula="of:=MID([.C39];[.D39];[.E39])" office:value-type="string" office:string-value="f">
            <text:p>f</text:p>
          </table:table-cell>
          <table:table-cell table:style-name="ce10" office:value-type="string">
            <text:p>abcdef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39]);[.A39];[.M39])" office:value-type="string" office:string-value="f">
            <text:p>f</text:p>
          </table:table-cell>
          <table:table-cell table:style-name="Default" table:formula="of:=IF(ISBLANK([.O39]);IF(ISERROR([.B39]);&quot;Err:&quot;&amp;ORG.OPENOFFICE.ERRORTYPE([.B39])=[.M39];OR([.P39]=[.B39];AND(ISNUMBER([.P39]);ISNUMBER([.B39]);OR(AND([.P39]=0;ABS([.B39])&lt;1E-307);&quot;&quot;&amp;[.B39]=&quot;&quot;&amp;[.P39]))));[.O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table:formula="of:=&quot;&quot;">
            <text:p/>
          </table:table-cell>
          <table:table-cell table:formula="of:=MID([.C40];[.D40];[.E40])">
            <text:p/>
          </table:table-cell>
          <table:table-cell table:style-name="ce10" office:value-type="string">
            <text:p>abcdef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40]);[.A40];[.M40])">
            <text:p/>
          </table:table-cell>
          <table:table-cell table:style-name="Default" table:formula="of:=IF(ISBLANK([.O40]);IF(ISERROR([.B40]);&quot;Err:&quot;&amp;ORG.OPENOFFICE.ERRORTYPE([.B40])=[.M40];OR([.P40]=[.B40];AND(ISNUMBER([.P40]);ISNUMBER([.B40]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table:formula="of:=&quot;&quot;">
            <text:p/>
          </table:table-cell>
          <table:table-cell table:formula="of:=MID([.C41];[.D41];[.E41])">
            <text:p/>
          </table:table-cell>
          <table:table-cell table:style-name="ce10" office:value-type="string">
            <text:p>abcdef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41]);[.A41];[.M41])">
            <text:p/>
          </table:table-cell>
          <table:table-cell table:style-name="Default" table:formula="of:=IF(ISBLANK([.O41]);IF(ISERROR([.B41]);&quot;Err:&quot;&amp;ORG.OPENOFFICE.ERRORTYPE([.B41])=[.M41];OR([.P41]=[.B41];AND(ISNUMBER([.P41]);ISNUMBER([.B41]);OR(AND([.P41]=0;ABS([.B41])&lt;1E-307);&quot;&quot;&amp;[.B41]=&quot;&quot;&amp;[.P41]))));[.O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table:formula="of:=&quot;&quot;">
            <text:p/>
          </table:table-cell>
          <table:table-cell table:formula="of:=MID([.C42];[.D42];[.E42])">
            <text:p/>
          </table:table-cell>
          <table:table-cell table:style-name="ce10" office:value-type="string">
            <text:p>abcdef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42]);[.A42];[.M42])">
            <text:p/>
          </table:table-cell>
          <table:table-cell table:style-name="Default" table:formula="of:=IF(ISBLANK([.O42]);IF(ISERROR([.B42]);&quot;Err:&quot;&amp;ORG.OPENOFFICE.ERRORTYPE([.B42])=[.M42];OR([.P42]=[.B42];AND(ISNUMBER([.P42]);ISNUMBER([.B42]);OR(AND([.P42]=0;ABS([.B42])&lt;1E-307);&quot;&quot;&amp;[.B42]=&quot;&quot;&amp;[.P42]))));[.O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table:formula="of:=&quot;&quot;">
            <text:p/>
          </table:table-cell>
          <table:table-cell table:formula="of:=MID([.C43];[.D43];[.E43])">
            <text:p/>
          </table:table-cell>
          <table:table-cell table:style-name="ce10" table:formula="of:=&quot;&quot;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43]);[.A43];[.M43])">
            <text:p/>
          </table:table-cell>
          <table:table-cell table:style-name="Default" table:formula="of:=IF(ISBLANK([.O43]);IF(ISERROR([.B43]);&quot;Err:&quot;&amp;ORG.OPENOFFICE.ERRORTYPE([.B43])=[.M43];OR([.P43]=[.B43];AND(ISNUMBER([.P43]);ISNUMBER([.B43]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STR:FE</text:p>
          </table:table-cell>
          <table:table-cell table:formula="of:=MID([.C44];[.D44];[.E44])" office:value-type="float" office:value="0">
            <text:p>Err:502</text:p>
          </table:table-cell>
          <table:table-cell table:style-name="ce10" office:value-type="string">
            <text:p>abcdef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02</text:p>
          </table:table-cell>
          <table:table-cell/>
          <table:table-cell/>
          <table:table-cell table:style-name="Default" table:formula="of:=IF(ISBLANK([.M44]);[.A44];[.M44])" office:value-type="string" office:string-value="Err:502">
            <text:p>Err:502</text:p>
          </table:table-cell>
          <table:table-cell table:style-name="Default" table:formula="of:=IF(ISBLANK([.O44]);IF(ISERROR([.B44]);&quot;Err:&quot;&amp;ORG.OPENOFFICE.ERRORTYPE([.B44])=[.M44];OR([.P44]=[.B44];AND(ISNUMBER([.P44]);ISNUMBER([.B44]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STR:FE</text:p>
          </table:table-cell>
          <table:table-cell table:formula="of:=MID([.C45];[.D45];[.E45])" office:value-type="float" office:value="0">
            <text:p>Err:502</text:p>
          </table:table-cell>
          <table:table-cell table:style-name="ce10" office:value-type="string">
            <text:p>abcdef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02</text:p>
          </table:table-cell>
          <table:table-cell/>
          <table:table-cell/>
          <table:table-cell table:style-name="Default" table:formula="of:=IF(ISBLANK([.M45]);[.A45];[.M45])" office:value-type="string" office:string-value="Err:502">
            <text:p>Err:502</text:p>
          </table:table-cell>
          <table:table-cell table:style-name="Default" table:formula="of:=IF(ISBLANK([.O45]);IF(ISERROR([.B45]);&quot;Err:&quot;&amp;ORG.OPENOFFICE.ERRORTYPE([.B45])=[.M45];OR([.P45]=[.B45];AND(ISNUMBER([.P45]);ISNUMBER([.B45]);OR(AND([.P45]=0;ABS([.B45])&lt;1E-307);&quot;&quot;&amp;[.B45]=&quot;&quot;&amp;[.P45]))));[.O4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a</text:p>
          </table:table-cell>
          <table:table-cell table:formula="of:=LEFT([.C47])" office:value-type="string" office:string-value="a">
            <text:p>a</text:p>
          </table:table-cell>
          <table:table-cell table:style-name="ce10" office:value-type="string">
            <text:p>abcdef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 office:value-type="string">
            <text:p>LEFT</text:p>
          </table:table-cell>
          <table:table-cell table:style-name="ce16"/>
          <table:table-cell/>
          <table:table-cell/>
          <table:table-cell table:style-name="Default" table:formula="of:=IF(ISBLANK([.M47]);[.A47];[.M47])" office:value-type="string" office:string-value="a">
            <text:p>a</text:p>
          </table:table-cell>
          <table:table-cell table:style-name="Default" table:formula="of:=IF(ISBLANK([.O47]);IF(ISERROR([.B47]);&quot;Err:&quot;&amp;ORG.OPENOFFICE.ERRORTYPE([.B47])=[.M47];OR([.P47]=[.B47];AND(ISNUMBER([.P47]);ISNUMBER([.B47]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table:formula="of:=&quot;&quot;">
            <text:p/>
          </table:table-cell>
          <table:table-cell table:formula="of:=LEFT([.C48];[.D48])">
            <text:p/>
          </table:table-cell>
          <table:table-cell table:style-name="ce10" office:value-type="string">
            <text:p>abcdef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48]);[.A48];[.M48])">
            <text:p/>
          </table:table-cell>
          <table:table-cell table:style-name="Default" table:formula="of:=IF(ISBLANK([.O48]);IF(ISERROR([.B48]);&quot;Err:&quot;&amp;ORG.OPENOFFICE.ERRORTYPE([.B48])=[.M48];OR([.P48]=[.B48];AND(ISNUMBER([.P48]);ISNUMBER([.B48]);OR(AND([.P48]=0;ABS([.B48])&lt;1E-307);&quot;&quot;&amp;[.B48]=&quot;&quot;&amp;[.P48]))));[.O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</text:p>
          </table:table-cell>
          <table:table-cell table:formula="of:=LEFT([.C49];[.D49])" office:value-type="string" office:string-value="a">
            <text:p>a</text:p>
          </table:table-cell>
          <table:table-cell table:style-name="ce10" office:value-type="string">
            <text:p>abcdef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49]);[.A49];[.M49])" office:value-type="string" office:string-value="a">
            <text:p>a</text:p>
          </table:table-cell>
          <table:table-cell table:style-name="Default" table:formula="of:=IF(ISBLANK([.O49]);IF(ISERROR([.B49]);&quot;Err:&quot;&amp;ORG.OPENOFFICE.ERRORTYPE([.B49])=[.M49];OR([.P49]=[.B49];AND(ISNUMBER([.P49]);ISNUMBER([.B49]);OR(AND([.P49]=0;ABS([.B49])&lt;1E-307);&quot;&quot;&amp;[.B49]=&quot;&quot;&amp;[.P49]))));[.O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b</text:p>
          </table:table-cell>
          <table:table-cell table:formula="of:=LEFT([.C50];[.D50])" office:value-type="string" office:string-value="ab">
            <text:p>ab</text:p>
          </table:table-cell>
          <table:table-cell table:style-name="ce10" office:value-type="string">
            <text:p>abcdef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50]);[.A50];[.M50])" office:value-type="string" office:string-value="ab">
            <text:p>ab</text:p>
          </table:table-cell>
          <table:table-cell table:style-name="Default" table:formula="of:=IF(ISBLANK([.O50]);IF(ISERROR([.B50]);&quot;Err:&quot;&amp;ORG.OPENOFFICE.ERRORTYPE([.B50])=[.M50];OR([.P50]=[.B50];AND(ISNUMBER([.P50]);ISNUMBER([.B50]);OR(AND([.P50]=0;ABS([.B50])&lt;1E-307);&quot;&quot;&amp;[.B50]=&quot;&quot;&amp;[.P50]))));[.O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bcde</text:p>
          </table:table-cell>
          <table:table-cell table:formula="of:=LEFT([.C51];[.D51])" office:value-type="string" office:string-value="abcde">
            <text:p>abcde</text:p>
          </table:table-cell>
          <table:table-cell table:style-name="ce10" office:value-type="string">
            <text:p>abcdef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51]);[.A51];[.M51])" office:value-type="string" office:string-value="abcde">
            <text:p>abcde</text:p>
          </table:table-cell>
          <table:table-cell table:style-name="Default" table:formula="of:=IF(ISBLANK([.O51]);IF(ISERROR([.B51]);&quot;Err:&quot;&amp;ORG.OPENOFFICE.ERRORTYPE([.B51])=[.M51];OR([.P51]=[.B51];AND(ISNUMBER([.P51]);ISNUMBER([.B51]);OR(AND([.P51]=0;ABS([.B51])&lt;1E-307);&quot;&quot;&amp;[.B51]=&quot;&quot;&amp;[.P51]))));[.O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bcdef</text:p>
          </table:table-cell>
          <table:table-cell table:formula="of:=LEFT([.C52];[.D52])" office:value-type="string" office:string-value="abcdef">
            <text:p>abcdef</text:p>
          </table:table-cell>
          <table:table-cell table:style-name="ce10" office:value-type="string">
            <text:p>abcdef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52]);[.A52];[.M52])" office:value-type="string" office:string-value="abcdef">
            <text:p>abcdef</text:p>
          </table:table-cell>
          <table:table-cell table:style-name="Default" table:formula="of:=IF(ISBLANK([.O52]);IF(ISERROR([.B52]);&quot;Err:&quot;&amp;ORG.OPENOFFICE.ERRORTYPE([.B52])=[.M52];OR([.P52]=[.B52];AND(ISNUMBER([.P52]);ISNUMBER([.B52]);OR(AND([.P52]=0;ABS([.B52])&lt;1E-307);&quot;&quot;&amp;[.B52]=&quot;&quot;&amp;[.P52]))));[.O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bcdef</text:p>
          </table:table-cell>
          <table:table-cell table:formula="of:=LEFT([.C53];[.D53])" office:value-type="string" office:string-value="abcdef">
            <text:p>abcdef</text:p>
          </table:table-cell>
          <table:table-cell table:style-name="ce10" office:value-type="string">
            <text:p>abcdef</text:p>
          </table:table-cell>
          <table:table-cell table:style-name="ce10" office:value-type="float" office:value="7">
            <text:p>7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53]);[.A53];[.M53])" office:value-type="string" office:string-value="abcdef">
            <text:p>abcdef</text:p>
          </table:table-cell>
          <table:table-cell table:style-name="Default" table:formula="of:=IF(ISBLANK([.O53]);IF(ISERROR([.B53]);&quot;Err:&quot;&amp;ORG.OPENOFFICE.ERRORTYPE([.B53])=[.M53];OR([.P53]=[.B53];AND(ISNUMBER([.P53]);ISNUMBER([.B53]);OR(AND([.P53]=0;ABS([.B53])&lt;1E-307);&quot;&quot;&amp;[.B53]=&quot;&quot;&amp;[.P53]))));[.O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table:formula="of:=&quot;&quot;">
            <text:p/>
          </table:table-cell>
          <table:table-cell table:formula="of:=LEFT([.C54];[.D54])">
            <text:p/>
          </table:table-cell>
          <table:table-cell table:style-name="ce10" table:formula="of:=&quot;&quot;">
            <text:p/>
          </table:table-cell>
          <table:table-cell table:style-name="ce10" office:value-type="float" office:value="7">
            <text:p>7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54]);[.A54];[.M54])">
            <text:p/>
          </table:table-cell>
          <table:table-cell table:style-name="Default" table:formula="of:=IF(ISBLANK([.O54]);IF(ISERROR([.B54]);&quot;Err:&quot;&amp;ORG.OPENOFFICE.ERRORTYPE([.B54])=[.M54];OR([.P54]=[.B54];AND(ISNUMBER([.P54]);ISNUMBER([.B54]);OR(AND([.P54]=0;ABS([.B54])&lt;1E-307);&quot;&quot;&amp;[.B54]=&quot;&quot;&amp;[.P54]))));[.O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STR:FE</text:p>
          </table:table-cell>
          <table:table-cell table:formula="of:=LEFT([.C55];[.D55])" office:value-type="float" office:value="0">
            <text:p>Err:502</text:p>
          </table:table-cell>
          <table:table-cell table:style-name="ce10" office:value-type="string">
            <text:p>abcdef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02</text:p>
          </table:table-cell>
          <table:table-cell/>
          <table:table-cell/>
          <table:table-cell table:style-name="Default" table:formula="of:=IF(ISBLANK([.M55]);[.A55];[.M55])" office:value-type="string" office:string-value="Err:502">
            <text:p>Err:502</text:p>
          </table:table-cell>
          <table:table-cell table:style-name="Default" table:formula="of:=IF(ISBLANK([.O55]);IF(ISERROR([.B55]);&quot;Err:&quot;&amp;ORG.OPENOFFICE.ERRORTYPE([.B55])=[.M55];OR([.P55]=[.B55];AND(ISNUMBER([.P55]);ISNUMBER([.B55]);OR(AND([.P55]=0;ABS([.B55])&lt;1E-307);&quot;&quot;&amp;[.B55]=&quot;&quot;&amp;[.P55]))));[.O5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f</text:p>
          </table:table-cell>
          <table:table-cell table:formula="of:=RIGHT([.C57])" office:value-type="string" office:string-value="f">
            <text:p>f</text:p>
          </table:table-cell>
          <table:table-cell table:style-name="ce10" office:value-type="string">
            <text:p>abcdef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 office:value-type="string">
            <text:p>RIGHT</text:p>
          </table:table-cell>
          <table:table-cell table:style-name="ce16"/>
          <table:table-cell/>
          <table:table-cell/>
          <table:table-cell table:style-name="Default" table:formula="of:=IF(ISBLANK([.M57]);[.A57];[.M57])" office:value-type="string" office:string-value="f">
            <text:p>f</text:p>
          </table:table-cell>
          <table:table-cell table:style-name="Default" table:formula="of:=IF(ISBLANK([.O57]);IF(ISERROR([.B57]);&quot;Err:&quot;&amp;ORG.OPENOFFICE.ERRORTYPE([.B57])=[.M57];OR([.P57]=[.B57];AND(ISNUMBER([.P57]);ISNUMBER([.B57]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table:formula="of:=&quot;&quot;">
            <text:p/>
          </table:table-cell>
          <table:table-cell table:formula="of:=RIGHT([.C58];[.D58])">
            <text:p/>
          </table:table-cell>
          <table:table-cell table:style-name="ce10" office:value-type="string">
            <text:p>abcdef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58]);[.A58];[.M58])">
            <text:p/>
          </table:table-cell>
          <table:table-cell table:style-name="Default" table:formula="of:=IF(ISBLANK([.O58]);IF(ISERROR([.B58]);&quot;Err:&quot;&amp;ORG.OPENOFFICE.ERRORTYPE([.B58])=[.M58];OR([.P58]=[.B58];AND(ISNUMBER([.P58]);ISNUMBER([.B58]);OR(AND([.P58]=0;ABS([.B58])&lt;1E-307);&quot;&quot;&amp;[.B58]=&quot;&quot;&amp;[.P58]))));[.O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f</text:p>
          </table:table-cell>
          <table:table-cell table:formula="of:=RIGHT([.C59];[.D59])" office:value-type="string" office:string-value="f">
            <text:p>f</text:p>
          </table:table-cell>
          <table:table-cell table:style-name="ce10" office:value-type="string">
            <text:p>abcdef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59]);[.A59];[.M59])" office:value-type="string" office:string-value="f">
            <text:p>f</text:p>
          </table:table-cell>
          <table:table-cell table:style-name="Default" table:formula="of:=IF(ISBLANK([.O59]);IF(ISERROR([.B59]);&quot;Err:&quot;&amp;ORG.OPENOFFICE.ERRORTYPE([.B59])=[.M59];OR([.P59]=[.B59];AND(ISNUMBER([.P59]);ISNUMBER([.B59]);OR(AND([.P59]=0;ABS([.B59])&lt;1E-307);&quot;&quot;&amp;[.B59]=&quot;&quot;&amp;[.P59]))));[.O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ef</text:p>
          </table:table-cell>
          <table:table-cell table:formula="of:=RIGHT([.C60];[.D60])" office:value-type="string" office:string-value="ef">
            <text:p>ef</text:p>
          </table:table-cell>
          <table:table-cell table:style-name="ce10" office:value-type="string">
            <text:p>abcdef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60]);[.A60];[.M60])" office:value-type="string" office:string-value="ef">
            <text:p>ef</text:p>
          </table:table-cell>
          <table:table-cell table:style-name="Default" table:formula="of:=IF(ISBLANK([.O60]);IF(ISERROR([.B60]);&quot;Err:&quot;&amp;ORG.OPENOFFICE.ERRORTYPE([.B60])=[.M60];OR([.P60]=[.B60];AND(ISNUMBER([.P60]);ISNUMBER([.B60]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bcdef</text:p>
          </table:table-cell>
          <table:table-cell table:formula="of:=RIGHT([.C61];[.D61])" office:value-type="string" office:string-value="bcdef">
            <text:p>bcdef</text:p>
          </table:table-cell>
          <table:table-cell table:style-name="ce10" office:value-type="string">
            <text:p>abcdef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61]);[.A61];[.M61])" office:value-type="string" office:string-value="bcdef">
            <text:p>bcdef</text:p>
          </table:table-cell>
          <table:table-cell table:style-name="Default" table:formula="of:=IF(ISBLANK([.O61]);IF(ISERROR([.B61]);&quot;Err:&quot;&amp;ORG.OPENOFFICE.ERRORTYPE([.B61])=[.M61];OR([.P61]=[.B61];AND(ISNUMBER([.P61]);ISNUMBER([.B61]);OR(AND([.P61]=0;ABS([.B61])&lt;1E-307);&quot;&quot;&amp;[.B61]=&quot;&quot;&amp;[.P61]))));[.O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bcdef</text:p>
          </table:table-cell>
          <table:table-cell table:formula="of:=RIGHT([.C62];[.D62])" office:value-type="string" office:string-value="abcdef">
            <text:p>abcdef</text:p>
          </table:table-cell>
          <table:table-cell table:style-name="ce10" office:value-type="string">
            <text:p>abcdef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62]);[.A62];[.M62])" office:value-type="string" office:string-value="abcdef">
            <text:p>abcdef</text:p>
          </table:table-cell>
          <table:table-cell table:style-name="Default" table:formula="of:=IF(ISBLANK([.O62]);IF(ISERROR([.B62]);&quot;Err:&quot;&amp;ORG.OPENOFFICE.ERRORTYPE([.B62])=[.M62];OR([.P62]=[.B62];AND(ISNUMBER([.P62]);ISNUMBER([.B62]);OR(AND([.P62]=0;ABS([.B62])&lt;1E-307);&quot;&quot;&amp;[.B62]=&quot;&quot;&amp;[.P62]))));[.O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bcdef</text:p>
          </table:table-cell>
          <table:table-cell table:formula="of:=RIGHT([.C63];[.D63])" office:value-type="string" office:string-value="abcdef">
            <text:p>abcdef</text:p>
          </table:table-cell>
          <table:table-cell table:style-name="ce10" office:value-type="string">
            <text:p>abcdef</text:p>
          </table:table-cell>
          <table:table-cell table:style-name="ce10" office:value-type="float" office:value="7">
            <text:p>7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63]);[.A63];[.M63])" office:value-type="string" office:string-value="abcdef">
            <text:p>abcdef</text:p>
          </table:table-cell>
          <table:table-cell table:style-name="Default" table:formula="of:=IF(ISBLANK([.O63]);IF(ISERROR([.B63]);&quot;Err:&quot;&amp;ORG.OPENOFFICE.ERRORTYPE([.B63])=[.M63];OR([.P63]=[.B63];AND(ISNUMBER([.P63]);ISNUMBER([.B63]);OR(AND([.P63]=0;ABS([.B63])&lt;1E-307);&quot;&quot;&amp;[.B63]=&quot;&quot;&amp;[.P63]))));[.O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table:formula="of:=&quot;&quot;">
            <text:p/>
          </table:table-cell>
          <table:table-cell table:formula="of:=RIGHT([.C64];[.D64])">
            <text:p/>
          </table:table-cell>
          <table:table-cell table:style-name="ce10" table:formula="of:=&quot;&quot;">
            <text:p/>
          </table:table-cell>
          <table:table-cell table:style-name="ce10" office:value-type="float" office:value="7">
            <text:p>7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64]);[.A64];[.M64])">
            <text:p/>
          </table:table-cell>
          <table:table-cell table:style-name="Default" table:formula="of:=IF(ISBLANK([.O64]);IF(ISERROR([.B64]);&quot;Err:&quot;&amp;ORG.OPENOFFICE.ERRORTYPE([.B64])=[.M64];OR([.P64]=[.B64];AND(ISNUMBER([.P64]);ISNUMBER([.B64]);OR(AND([.P64]=0;ABS([.B64])&lt;1E-307);&quot;&quot;&amp;[.B64]=&quot;&quot;&amp;[.P64]))));[.O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STR:FE</text:p>
          </table:table-cell>
          <table:table-cell table:formula="of:=RIGHT([.C65];[.D65])" office:value-type="float" office:value="0">
            <text:p>Err:502</text:p>
          </table:table-cell>
          <table:table-cell table:style-name="ce10" office:value-type="string">
            <text:p>abcdef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02</text:p>
          </table:table-cell>
          <table:table-cell/>
          <table:table-cell/>
          <table:table-cell table:style-name="Default" table:formula="of:=IF(ISBLANK([.M65]);[.A65];[.M65])" office:value-type="string" office:string-value="Err:502">
            <text:p>Err:502</text:p>
          </table:table-cell>
          <table:table-cell table:style-name="Default" table:formula="of:=IF(ISBLANK([.O65]);IF(ISERROR([.B65]);&quot;Err:&quot;&amp;ORG.OPENOFFICE.ERRORTYPE([.B65])=[.M65];OR([.P65]=[.B65];AND(ISNUMBER([.P65]);ISNUMBER([.B65]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Hello World</text:p>
          </table:table-cell>
          <table:table-cell table:formula="of:=SUBSTITUTE([.C67];[.D67];[.E67])" office:value-type="string" office:string-value="Hello World">
            <text:p>Hello Worl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w</text:p>
          </table:table-cell>
          <table:table-cell table:style-name="ce10" office:value-type="string">
            <text:p>W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 office:value-type="string">
            <text:p>SUBSTITUTE</text:p>
          </table:table-cell>
          <table:table-cell table:style-name="ce16"/>
          <table:table-cell/>
          <table:table-cell/>
          <table:table-cell table:style-name="Default" table:formula="of:=IF(ISBLANK([.M67]);[.A67];[.M67])" office:value-type="string" office:string-value="Hello World">
            <text:p>Hello World</text:p>
          </table:table-cell>
          <table:table-cell table:style-name="Default" table:formula="of:=IF(ISBLANK([.O67]);IF(ISERROR([.B67]);&quot;Err:&quot;&amp;ORG.OPENOFFICE.ERRORTYPE([.B67])=[.M67];OR([.P67]=[.B67];AND(ISNUMBER([.P67]);ISNUMBER([.B67]);OR(AND([.P67]=0;ABS([.B67])&lt;1E-307);&quot;&quot;&amp;[.B67]=&quot;&quot;&amp;[.P67]))));[.O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orld</text:p>
          </table:table-cell>
          <table:table-cell table:formula="of:=SUBSTITUTE([.C68];[.D68];[.E68])" office:value-type="string" office:string-value="Hello orld">
            <text:p>Hello orl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w</text:p>
          </table:table-cell>
          <table:table-cell table:style-name="ce10" table:formula="of:=&quot;&quot;">
            <text:p/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68]);[.A68];[.M68])" office:value-type="string" office:string-value="Hello orld">
            <text:p>Hello orld</text:p>
          </table:table-cell>
          <table:table-cell table:style-name="Default" table:formula="of:=IF(ISBLANK([.O68]);IF(ISERROR([.B68]);&quot;Err:&quot;&amp;ORG.OPENOFFICE.ERRORTYPE([.B68])=[.M68];OR([.P68]=[.B68];AND(ISNUMBER([.P68]);ISNUMBER([.B68]);OR(AND([.P68]=0;ABS([.B68])&lt;1E-307);&quot;&quot;&amp;[.B68]=&quot;&quot;&amp;[.P68]))));[.O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world</text:p>
          </table:table-cell>
          <table:table-cell table:formula="of:=SUBSTITUTE([.C69];[.D69];[.E69])" office:value-type="string" office:string-value="Hello world">
            <text:p>Hello world</text:p>
          </table:table-cell>
          <table:table-cell table:style-name="ce10" office:value-type="string">
            <text:p>Hello world</text:p>
          </table:table-cell>
          <table:table-cell table:style-name="ce10" table:formula="of:=&quot;&quot;">
            <text:p/>
          </table:table-cell>
          <table:table-cell table:style-name="ce10" office:value-type="string">
            <text:p>Z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69]);[.A69];[.M69])" office:value-type="string" office:string-value="Hello world">
            <text:p>Hello world</text:p>
          </table:table-cell>
          <table:table-cell table:style-name="Default" table:formula="of:=IF(ISBLANK([.O69]);IF(ISERROR([.B69]);&quot;Err:&quot;&amp;ORG.OPENOFFICE.ERRORTYPE([.B69])=[.M69];OR([.P69]=[.B69];AND(ISNUMBER([.P69]);ISNUMBER([.B69]);OR(AND([.P69]=0;ABS([.B69])&lt;1E-307);&quot;&quot;&amp;[.B69]=&quot;&quot;&amp;[.P69]))));[.O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a warld</text:p>
          </table:table-cell>
          <table:table-cell table:formula="of:=SUBSTITUTE([.C70];[.D70];[.E70])" office:value-type="string" office:string-value="Hella warld">
            <text:p>Hella warl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o</text:p>
          </table:table-cell>
          <table:table-cell table:style-name="ce10" office:value-type="string">
            <text:p>a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70]);[.A70];[.M70])" office:value-type="string" office:string-value="Hella warld">
            <text:p>Hella warld</text:p>
          </table:table-cell>
          <table:table-cell table:style-name="Default" table:formula="of:=IF(ISBLANK([.O70]);IF(ISERROR([.B70]);&quot;Err:&quot;&amp;ORG.OPENOFFICE.ERRORTYPE([.B70])=[.M70];OR([.P70]=[.B70];AND(ISNUMBER([.P70]);ISNUMBER([.B70]);OR(AND([.P70]=0;ABS([.B70])&lt;1E-307);&quot;&quot;&amp;[.B70]=&quot;&quot;&amp;[.P70]))));[.O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ppo world</text:p>
          </table:table-cell>
          <table:table-cell table:formula="of:=SUBSTITUTE([.C71];[.D71];[.E71])" office:value-type="string" office:string-value="Heppo world">
            <text:p>Heppo worl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ll</text:p>
          </table:table-cell>
          <table:table-cell table:style-name="ce10" office:value-type="string">
            <text:p>pp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71]);[.A71];[.M71])" office:value-type="string" office:string-value="Heppo world">
            <text:p>Heppo world</text:p>
          </table:table-cell>
          <table:table-cell table:style-name="Default" table:formula="of:=IF(ISBLANK([.O71]);IF(ISERROR([.B71]);&quot;Err:&quot;&amp;ORG.OPENOFFICE.ERRORTYPE([.B71])=[.M71];OR([.P71]=[.B71];AND(ISNUMBER([.P71]);ISNUMBER([.B71]);OR(AND([.P71]=0;ABS([.B71])&lt;1E-307);&quot;&quot;&amp;[.B71]=&quot;&quot;&amp;[.P71]))));[.O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worlD!</text:p>
          </table:table-cell>
          <table:table-cell table:formula="of:=SUBSTITUTE([.C72];[.D72];[.E72])" office:value-type="string" office:string-value="Hello worlD!">
            <text:p>Hello worlD!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D!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72]);[.A72];[.M72])" office:value-type="string" office:string-value="Hello worlD!">
            <text:p>Hello worlD!</text:p>
          </table:table-cell>
          <table:table-cell table:style-name="Default" table:formula="of:=IF(ISBLANK([.O72]);IF(ISERROR([.B72]);&quot;Err:&quot;&amp;ORG.OPENOFFICE.ERRORTYPE([.B72])=[.M72];OR([.P72]=[.B72];AND(ISNUMBER([.P72]);ISNUMBER([.B72]);OR(AND([.P72]=0;ABS([.B72])&lt;1E-307);&quot;&quot;&amp;[.B72]=&quot;&quot;&amp;[.P72]))));[.O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 wrld</text:p>
          </table:table-cell>
          <table:table-cell table:formula="of:=SUBSTITUTE([.C73];[.D73];[.E73])" office:value-type="string" office:string-value="Hell wrld">
            <text:p>Hell wrl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o</text:p>
          </table:table-cell>
          <table:table-cell table:style-name="ce10" table:formula="of:=&quot;&quot;">
            <text:p/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73]);[.A73];[.M73])" office:value-type="string" office:string-value="Hell wrld">
            <text:p>Hell wrld</text:p>
          </table:table-cell>
          <table:table-cell table:style-name="Default" table:formula="of:=IF(ISBLANK([.O73]);IF(ISERROR([.B73]);&quot;Err:&quot;&amp;ORG.OPENOFFICE.ERRORTYPE([.B73])=[.M73];OR([.P73]=[.B73];AND(ISNUMBER([.P73]);ISNUMBER([.B73]);OR(AND([.P73]=0;ABS([.B73])&lt;1E-307);&quot;&quot;&amp;[.B73]=&quot;&quot;&amp;[.P73]))));[.O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Schmello world</text:p>
          </table:table-cell>
          <table:table-cell table:formula="of:=SUBSTITUTE([.C74];[.D74];[.E74])" office:value-type="string" office:string-value="Schmello world">
            <text:p>Schmello worl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H</text:p>
          </table:table-cell>
          <table:table-cell table:style-name="ce10" office:value-type="string">
            <text:p>Schm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74]);[.A74];[.M74])" office:value-type="string" office:string-value="Schmello world">
            <text:p>Schmello world</text:p>
          </table:table-cell>
          <table:table-cell table:style-name="Default" table:formula="of:=IF(ISBLANK([.O74]);IF(ISERROR([.B74]);&quot;Err:&quot;&amp;ORG.OPENOFFICE.ERRORTYPE([.B74])=[.M74];OR([.P74]=[.B74];AND(ISNUMBER([.P74]);ISNUMBER([.B74]);OR(AND([.P74]=0;ABS([.B74])&lt;1E-307);&quot;&quot;&amp;[.B74]=&quot;&quot;&amp;[.P74]))));[.O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world</text:p>
          </table:table-cell>
          <table:table-cell table:formula="of:=SUBSTITUTE([.C75];[.D75];[.E75])" office:value-type="string" office:string-value="Hello world">
            <text:p>Hello world</text:p>
          </table:table-cell>
          <table:table-cell table:style-name="ce10" office:value-type="string">
            <text:p>Hello world</text:p>
          </table:table-cell>
          <table:table-cell table:number-columns-repeated="2" table:style-name="ce10" office:value-type="string">
            <text:p>l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75]);[.A75];[.M75])" office:value-type="string" office:string-value="Hello world">
            <text:p>Hello world</text:p>
          </table:table-cell>
          <table:table-cell table:style-name="Default" table:formula="of:=IF(ISBLANK([.O75]);IF(ISERROR([.B75]);&quot;Err:&quot;&amp;ORG.OPENOFFICE.ERRORTYPE([.B75])=[.M75];OR([.P75]=[.B75];AND(ISNUMBER([.P75]);ISNUMBER([.B75]);OR(AND([.P75]=0;ABS([.B75])&lt;1E-307);&quot;&quot;&amp;[.B75]=&quot;&quot;&amp;[.P75]))));[.O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o word</text:p>
          </table:table-cell>
          <table:table-cell table:formula="of:=SUBSTITUTE([.C76];[.D76];[.E76])" office:value-type="string" office:string-value="Heo word">
            <text:p>Heo wor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l</text:p>
          </table:table-cell>
          <table:table-cell table:style-name="ce10" table:formula="of:=&quot;&quot;">
            <text:p/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76]);[.A76];[.M76])" office:value-type="string" office:string-value="Heo word">
            <text:p>Heo word</text:p>
          </table:table-cell>
          <table:table-cell table:style-name="Default" table:formula="of:=IF(ISBLANK([.O76]);IF(ISERROR([.B76]);&quot;Err:&quot;&amp;ORG.OPENOFFICE.ERRORTYPE([.B76])=[.M76];OR([.P76]=[.B76];AND(ISNUMBER([.P76]);ISNUMBER([.B76]);OR(AND([.P76]=0;ABS([.B76])&lt;1E-307);&quot;&quot;&amp;[.B76]=&quot;&quot;&amp;[.P76]))));[.O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world</text:p>
          </table:table-cell>
          <table:table-cell table:formula="of:=SUBSTITUTE([.C77];[.D77];[.E77])" office:value-type="string" office:string-value="Hello world">
            <text:p>Hello worl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q</text:p>
          </table:table-cell>
          <table:table-cell table:style-name="ce10" table:formula="of:=&quot;&quot;">
            <text:p/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77]);[.A77];[.M77])" office:value-type="string" office:string-value="Hello world">
            <text:p>Hello world</text:p>
          </table:table-cell>
          <table:table-cell table:style-name="Default" table:formula="of:=IF(ISBLANK([.O77]);IF(ISERROR([.B77]);&quot;Err:&quot;&amp;ORG.OPENOFFICE.ERRORTYPE([.B77])=[.M77];OR([.P77]=[.B77];AND(ISNUMBER([.P77]);ISNUMBER([.B77]);OR(AND([.P77]=0;ABS([.B77])&lt;1E-307);&quot;&quot;&amp;[.B77]=&quot;&quot;&amp;[.P77]))));[.O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world</text:p>
          </table:table-cell>
          <table:table-cell table:formula="of:=SUBSTITUTE([.C78];[.D78];[.E78])" office:value-type="string" office:string-value="Hello world">
            <text:p>Hello worl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q</text:p>
          </table:table-cell>
          <table:table-cell table:style-name="ce10" office:value-type="string">
            <text:p>z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78]);[.A78];[.M78])" office:value-type="string" office:string-value="Hello world">
            <text:p>Hello world</text:p>
          </table:table-cell>
          <table:table-cell table:style-name="Default" table:formula="of:=IF(ISBLANK([.O78]);IF(ISERROR([.B78]);&quot;Err:&quot;&amp;ORG.OPENOFFICE.ERRORTYPE([.B78])=[.M78];OR([.P78]=[.B78];AND(ISNUMBER([.P78]);ISNUMBER([.B78]);OR(AND([.P78]=0;ABS([.B78])&lt;1E-307);&quot;&quot;&amp;[.B78]=&quot;&quot;&amp;[.P78]))));[.O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Yes!</text:p>
          </table:table-cell>
          <table:table-cell table:formula="of:=SUBSTITUTE([.C79];[.D79];[.E79])" office:value-type="string" office:string-value="Yes!">
            <text:p>Yes!</text:p>
          </table:table-cell>
          <table:table-cell table:number-columns-repeated="2" table:style-name="ce10" office:value-type="string">
            <text:p>Hello world</text:p>
          </table:table-cell>
          <table:table-cell table:style-name="ce10" office:value-type="string">
            <text:p>Yes!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79]);[.A79];[.M79])" office:value-type="string" office:string-value="Yes!">
            <text:p>Yes!</text:p>
          </table:table-cell>
          <table:table-cell table:style-name="Default" table:formula="of:=IF(ISBLANK([.O79]);IF(ISERROR([.B79]);&quot;Err:&quot;&amp;ORG.OPENOFFICE.ERRORTYPE([.B79])=[.M79];OR([.P79]=[.B79];AND(ISNUMBER([.P79]);ISNUMBER([.B79]);OR(AND([.P79]=0;ABS([.B79])&lt;1E-307);&quot;&quot;&amp;[.B79]=&quot;&quot;&amp;[.P79]))));[.O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bAäÄàÀáÁ</text:p>
          </table:table-cell>
          <table:table-cell table:formula="of:=SUBSTITUTE([.C80];[.D80];[.E80])" office:value-type="string" office:string-value="bAäÄàÀáÁ">
            <text:p>bAäÄàÀáÁ</text:p>
          </table:table-cell>
          <table:table-cell table:style-name="ce10" office:value-type="string">
            <text:p>aAäÄàÀáÁ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80]);[.A80];[.M80])" office:value-type="string" office:string-value="bAäÄàÀáÁ">
            <text:p>bAäÄàÀáÁ</text:p>
          </table:table-cell>
          <table:table-cell table:style-name="Default" table:formula="of:=IF(ISBLANK([.O80]);IF(ISERROR([.B80]);&quot;Err:&quot;&amp;ORG.OPENOFFICE.ERRORTYPE([.B80])=[.M80];OR([.P80]=[.B80];AND(ISNUMBER([.P80]);ISNUMBER([.B80]);OR(AND([.P80]=0;ABS([.B80])&lt;1E-307);&quot;&quot;&amp;[.B80]=&quot;&quot;&amp;[.P80]))));[.O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Yes!</text:p>
          </table:table-cell>
          <table:table-cell table:formula="of:=SUBSTITUTE([.C81];[.D81];[.E81])" office:value-type="string" office:string-value="Yes!">
            <text:p>Yes!</text:p>
          </table:table-cell>
          <table:table-cell table:number-columns-repeated="2" table:style-name="ce10" office:value-type="string">
            <text:p>Hello world</text:p>
          </table:table-cell>
          <table:table-cell table:style-name="ce10" office:value-type="string">
            <text:p>Yes!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81]);[.A81];[.M81])" office:value-type="string" office:string-value="Yes!">
            <text:p>Yes!</text:p>
          </table:table-cell>
          <table:table-cell table:style-name="Default" table:formula="of:=IF(ISBLANK([.O81]);IF(ISERROR([.B81]);&quot;Err:&quot;&amp;ORG.OPENOFFICE.ERRORTYPE([.B81])=[.M81];OR([.P81]=[.B81];AND(ISNUMBER([.P81]);ISNUMBER([.B81]);OR(AND([.P81]=0;ABS([.B81])&lt;1E-307);&quot;&quot;&amp;[.B81]=&quot;&quot;&amp;[.P81]))));[.O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table:formula="of:=&quot;&quot;">
            <text:p/>
          </table:table-cell>
          <table:table-cell table:formula="of:=SUBSTITUTE([.C82];[.D82];[.E82])">
            <text:p/>
          </table:table-cell>
          <table:table-cell table:style-name="ce10" table:formula="of:=&quot;&quot;">
            <text:p/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82]);[.A82];[.M82])">
            <text:p/>
          </table:table-cell>
          <table:table-cell table:style-name="Default" table:formula="of:=IF(ISBLANK([.O82]);IF(ISERROR([.B82]);&quot;Err:&quot;&amp;ORG.OPENOFFICE.ERRORTYPE([.B82])=[.M82];OR([.P82]=[.B82];AND(ISNUMBER([.P82]);ISNUMBER([.B82]);OR(AND([.P82]=0;ABS([.B82])&lt;1E-307);&quot;&quot;&amp;[.B82]=&quot;&quot;&amp;[.P82]))));[.O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STR:FE</text:p>
          </table:table-cell>
          <table:table-cell table:formula="of:=SUBSTITUTE([.C83];[.D83];[.E83];[.F83])" office:value-type="float" office:value="0">
            <text:p>Err:502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_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 office:value-type="string">
            <text:p>Err:502</text:p>
          </table:table-cell>
          <table:table-cell/>
          <table:table-cell/>
          <table:table-cell table:style-name="Default" table:formula="of:=IF(ISBLANK([.M83]);[.A83];[.M83])" office:value-type="string" office:string-value="Err:502">
            <text:p>Err:502</text:p>
          </table:table-cell>
          <table:table-cell table:style-name="Default" table:formula="of:=IF(ISBLANK([.O83]);IF(ISERROR([.B83]);&quot;Err:&quot;&amp;ORG.OPENOFFICE.ERRORTYPE([.B83])=[.M83];OR([.P83]=[.B83];AND(ISNUMBER([.P83]);ISNUMBER([.B83]);OR(AND([.P83]=0;ABS([.B83])&lt;1E-307);&quot;&quot;&amp;[.B83]=&quot;&quot;&amp;[.P83]))));[.O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_lo world</text:p>
          </table:table-cell>
          <table:table-cell table:formula="of:=SUBSTITUTE([.C84];[.D84];[.E84];[.F84])" office:value-type="string" office:string-value="He_lo world">
            <text:p>He_lo worl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_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84]);[.A84];[.M84])" office:value-type="string" office:string-value="He_lo world">
            <text:p>He_lo world</text:p>
          </table:table-cell>
          <table:table-cell table:style-name="Default" table:formula="of:=IF(ISBLANK([.O84]);IF(ISERROR([.B84]);&quot;Err:&quot;&amp;ORG.OPENOFFICE.ERRORTYPE([.B84])=[.M84];OR([.P84]=[.B84];AND(ISNUMBER([.P84]);ISNUMBER([.B84]);OR(AND([.P84]=0;ABS([.B84])&lt;1E-307);&quot;&quot;&amp;[.B84]=&quot;&quot;&amp;[.P84]))));[.O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_o world</text:p>
          </table:table-cell>
          <table:table-cell table:formula="of:=SUBSTITUTE([.C85];[.D85];[.E85];[.F85])" office:value-type="string" office:string-value="Hel_o world">
            <text:p>Hel_o worl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_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85]);[.A85];[.M85])" office:value-type="string" office:string-value="Hel_o world">
            <text:p>Hel_o world</text:p>
          </table:table-cell>
          <table:table-cell table:style-name="Default" table:formula="of:=IF(ISBLANK([.O85]);IF(ISERROR([.B85]);&quot;Err:&quot;&amp;ORG.OPENOFFICE.ERRORTYPE([.B85])=[.M85];OR([.P85]=[.B85];AND(ISNUMBER([.P85]);ISNUMBER([.B85]);OR(AND([.P85]=0;ABS([.B85])&lt;1E-307);&quot;&quot;&amp;[.B85]=&quot;&quot;&amp;[.P85]))));[.O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wor_d</text:p>
          </table:table-cell>
          <table:table-cell table:formula="of:=SUBSTITUTE([.C86];[.D86];[.E86];[.F86])" office:value-type="string" office:string-value="Hello wor_d">
            <text:p>Hello wor_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_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86]);[.A86];[.M86])" office:value-type="string" office:string-value="Hello wor_d">
            <text:p>Hello wor_d</text:p>
          </table:table-cell>
          <table:table-cell table:style-name="Default" table:formula="of:=IF(ISBLANK([.O86]);IF(ISERROR([.B86]);&quot;Err:&quot;&amp;ORG.OPENOFFICE.ERRORTYPE([.B86])=[.M86];OR([.P86]=[.B86];AND(ISNUMBER([.P86]);ISNUMBER([.B86]);OR(AND([.P86]=0;ABS([.B86])&lt;1E-307);&quot;&quot;&amp;[.B86]=&quot;&quot;&amp;[.P86]))));[.O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world</text:p>
          </table:table-cell>
          <table:table-cell table:formula="of:=SUBSTITUTE([.C87];[.D87];[.E87];[.F87])" office:value-type="string" office:string-value="Hello world">
            <text:p>Hello world</text:p>
          </table:table-cell>
          <table:table-cell table:style-name="ce10" office:value-type="string">
            <text:p>Hello world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_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87]);[.A87];[.M87])" office:value-type="string" office:string-value="Hello world">
            <text:p>Hello world</text:p>
          </table:table-cell>
          <table:table-cell table:style-name="Default" table:formula="of:=IF(ISBLANK([.O87]);IF(ISERROR([.B87]);&quot;Err:&quot;&amp;ORG.OPENOFFICE.ERRORTYPE([.B87])=[.M87];OR([.P87]=[.B87];AND(ISNUMBER([.P87]);ISNUMBER([.B87]);OR(AND([.P87]=0;ABS([.B87])&lt;1E-307);&quot;&quot;&amp;[.B87]=&quot;&quot;&amp;[.P87]))));[.O8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Ah! Hello world</text:p>
          </table:table-cell>
          <table:table-cell table:formula="of:=REPLACE([.C89];[.D89];[.E89];[.F89])" office:value-type="float" office:value="0">
            <text:p>Err:502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Ah! 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 office:value-type="string">
            <text:p>REPLACE</text:p>
          </table:table-cell>
          <table:table-cell table:style-name="ce16" office:value-type="string">
            <text:p>Err:502</text:p>
          </table:table-cell>
          <table:table-cell/>
          <table:table-cell/>
          <table:table-cell table:style-name="Default" table:formula="of:=IF(ISBLANK([.M89]);[.A89];[.M89])" office:value-type="string" office:string-value="Err:502">
            <text:p>Err:502</text:p>
          </table:table-cell>
          <table:table-cell table:style-name="Default" table:formula="of:=IF(ISBLANK([.O89]);IF(ISERROR([.B89]);&quot;Err:&quot;&amp;ORG.OPENOFFICE.ERRORTYPE([.B89])=[.M89];OR([.P89]=[.B89];AND(ISNUMBER([.P89]);ISNUMBER([.B89]);OR(AND([.P89]=0;ABS([.B89])&lt;1E-307);&quot;&quot;&amp;[.B89]=&quot;&quot;&amp;[.P89]))));[.O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Schmello world</text:p>
          </table:table-cell>
          <table:table-cell table:formula="of:=REPLACE([.C90];[.D90];[.E90];[.F90])" office:value-type="string" office:string-value="Schmello world">
            <text:p>Schmello world</text:p>
          </table:table-cell>
          <table:table-cell table:style-name="ce10" office:value-type="string">
            <text:p>Hello world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string">
            <text:p>Schm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90]);[.A90];[.M90])" office:value-type="string" office:string-value="Schmello world">
            <text:p>Schmello world</text:p>
          </table:table-cell>
          <table:table-cell table:style-name="Default" table:formula="of:=IF(ISBLANK([.O90]);IF(ISERROR([.B90]);&quot;Err:&quot;&amp;ORG.OPENOFFICE.ERRORTYPE([.B90])=[.M90];OR([.P90]=[.B90];AND(ISNUMBER([.P90]);ISNUMBER([.B90]);OR(AND([.P90]=0;ABS([.B90])&lt;1E-307);&quot;&quot;&amp;[.B90]=&quot;&quot;&amp;[.P90]))));[.O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people</text:p>
          </table:table-cell>
          <table:table-cell table:formula="of:=REPLACE([.C91];[.D91];[.E91];[.F91])" office:value-type="string" office:string-value="Hello people">
            <text:p>Hello people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eople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91]);[.A91];[.M91])" office:value-type="string" office:string-value="Hello people">
            <text:p>Hello people</text:p>
          </table:table-cell>
          <table:table-cell table:style-name="Default" table:formula="of:=IF(ISBLANK([.O91]);IF(ISERROR([.B91]);&quot;Err:&quot;&amp;ORG.OPENOFFICE.ERRORTYPE([.B91])=[.M91];OR([.P91]=[.B91];AND(ISNUMBER([.P91]);ISNUMBER([.B91]);OR(AND([.P91]=0;ABS([.B91])&lt;1E-307);&quot;&quot;&amp;[.B91]=&quot;&quot;&amp;[.P91]))));[.O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people</text:p>
          </table:table-cell>
          <table:table-cell table:formula="of:=REPLACE([.C92];[.D92];[.E92];[.F92])" office:value-type="string" office:string-value="Hello people">
            <text:p>Hello people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people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92]);[.A92];[.M92])" office:value-type="string" office:string-value="Hello people">
            <text:p>Hello people</text:p>
          </table:table-cell>
          <table:table-cell table:style-name="Default" table:formula="of:=IF(ISBLANK([.O92]);IF(ISERROR([.B92]);&quot;Err:&quot;&amp;ORG.OPENOFFICE.ERRORTYPE([.B92])=[.M92];OR([.P92]=[.B92];AND(ISNUMBER([.P92]);ISNUMBER([.B92]);OR(AND([.P92]=0;ABS([.B92])&lt;1E-307);&quot;&quot;&amp;[.B92]=&quot;&quot;&amp;[.P92]))));[.O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dear world</text:p>
          </table:table-cell>
          <table:table-cell table:formula="of:=REPLACE([.C93];[.D93];[.E93];[.F93])" office:value-type="float" office:value="0">
            <text:p>Err:502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dear 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 office:value-type="string">
            <text:p>Err:502</text:p>
          </table:table-cell>
          <table:table-cell/>
          <table:table-cell/>
          <table:table-cell table:style-name="Default" table:formula="of:=IF(ISBLANK([.M93]);[.A93];[.M93])" office:value-type="string" office:string-value="Err:502">
            <text:p>Err:502</text:p>
          </table:table-cell>
          <table:table-cell table:style-name="Default" table:formula="of:=IF(ISBLANK([.O93]);IF(ISERROR([.B93]);&quot;Err:&quot;&amp;ORG.OPENOFFICE.ERRORTYPE([.B93])=[.M93];OR([.P93]=[.B93];AND(ISNUMBER([.P93]);ISNUMBER([.B93]);OR(AND([.P93]=0;ABS([.B93])&lt;1E-307);&quot;&quot;&amp;[.B93]=&quot;&quot;&amp;[.P93]))));[.O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orld</text:p>
          </table:table-cell>
          <table:table-cell table:formula="of:=REPLACE([.C94];[.D94];[.E94];[.F94])" office:value-type="string" office:string-value="Hello orld">
            <text:p>Hello orld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">
            <text:p>1</text:p>
          </table:table-cell>
          <table:table-cell table:style-name="ce10" table:formula="of:=&quot;&quot;">
            <text:p/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94]);[.A94];[.M94])" office:value-type="string" office:string-value="Hello orld">
            <text:p>Hello orld</text:p>
          </table:table-cell>
          <table:table-cell table:style-name="Default" table:formula="of:=IF(ISBLANK([.O94]);IF(ISERROR([.B94]);&quot;Err:&quot;&amp;ORG.OPENOFFICE.ERRORTYPE([.B94])=[.M94];OR([.P94]=[.B94];AND(ISNUMBER([.P94]);ISNUMBER([.B94]);OR(AND([.P94]=0;ABS([.B94])&lt;1E-307);&quot;&quot;&amp;[.B94]=&quot;&quot;&amp;[.P94]))));[.O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Vorld</text:p>
          </table:table-cell>
          <table:table-cell table:formula="of:=REPLACE([.C95];[.D95];[.E95];[.F95])" office:value-type="string" office:string-value="Hello Vorld">
            <text:p>Hello Vorld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95]);[.A95];[.M95])" office:value-type="string" office:string-value="Hello Vorld">
            <text:p>Hello Vorld</text:p>
          </table:table-cell>
          <table:table-cell table:style-name="Default" table:formula="of:=IF(ISBLANK([.O95]);IF(ISERROR([.B95]);&quot;Err:&quot;&amp;ORG.OPENOFFICE.ERRORTYPE([.B95])=[.M95];OR([.P95]=[.B95];AND(ISNUMBER([.P95]);ISNUMBER([.B95]);OR(AND([.P95]=0;ABS([.B95])&lt;1E-307);&quot;&quot;&amp;[.B95]=&quot;&quot;&amp;[.P95]))));[.O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worldxx</text:p>
          </table:table-cell>
          <table:table-cell table:formula="of:=REPLACE([.C96];[.D96];[.E96];[.F96])" office:value-type="string" office:string-value="Hello worldxx">
            <text:p>Hello worldxx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xx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96]);[.A96];[.M96])" office:value-type="string" office:string-value="Hello worldxx">
            <text:p>Hello worldxx</text:p>
          </table:table-cell>
          <table:table-cell table:style-name="Default" table:formula="of:=IF(ISBLANK([.O96]);IF(ISERROR([.B96]);&quot;Err:&quot;&amp;ORG.OPENOFFICE.ERRORTYPE([.B96])=[.M96];OR([.P96]=[.B96];AND(ISNUMBER([.P96]);ISNUMBER([.B96]);OR(AND([.P96]=0;ABS([.B96])&lt;1E-307);&quot;&quot;&amp;[.B96]=&quot;&quot;&amp;[.P96]))));[.O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 worldxx</text:p>
          </table:table-cell>
          <table:table-cell table:formula="of:=REPLACE([.C97];[.D97];[.E97];[.F97])" office:value-type="float" office:value="0">
            <text:p>Err:502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xx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 office:value-type="string">
            <text:p>Err:502</text:p>
          </table:table-cell>
          <table:table-cell/>
          <table:table-cell/>
          <table:table-cell table:style-name="Default" table:formula="of:=IF(ISBLANK([.M97]);[.A97];[.M97])" office:value-type="string" office:string-value="Err:502">
            <text:p>Err:502</text:p>
          </table:table-cell>
          <table:table-cell table:style-name="Default" table:formula="of:=IF(ISBLANK([.O97]);IF(ISERROR([.B97]);&quot;Err:&quot;&amp;ORG.OPENOFFICE.ERRORTYPE([.B97])=[.M97];OR([.P97]=[.B97];AND(ISNUMBER([.P97]);ISNUMBER([.B97]);OR(AND([.P97]=0;ABS([.B97])&lt;1E-307);&quot;&quot;&amp;[.B97]=&quot;&quot;&amp;[.P97]))));[.O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new</text:p>
          </table:table-cell>
          <table:table-cell table:formula="of:=REPLACE([.C98];[.D98];[.E98];[.F98])" office:value-type="string" office:string-value="new">
            <text:p>new</text:p>
          </table:table-cell>
          <table:table-cell table:style-name="ce10" table:formula="of:=&quot;&quot;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ew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98]);[.A98];[.M98])" office:value-type="string" office:string-value="new">
            <text:p>new</text:p>
          </table:table-cell>
          <table:table-cell table:style-name="Default" table:formula="of:=IF(ISBLANK([.O98]);IF(ISERROR([.B98]);&quot;Err:&quot;&amp;ORG.OPENOFFICE.ERRORTYPE([.B98])=[.M98];OR([.P98]=[.B98];AND(ISNUMBER([.P98]);ISNUMBER([.B98]);OR(AND([.P98]=0;ABS([.B98])&lt;1E-307);&quot;&quot;&amp;[.B98]=&quot;&quot;&amp;[.P98]))));[.O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STR:FE</text:p>
          </table:table-cell>
          <table:table-cell table:formula="of:=REPLACE([.C99];[.D99];[.E99];[.F99])" office:value-type="float" office:value="0">
            <text:p>Err:502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bla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 office:value-type="string">
            <text:p>Err:502</text:p>
          </table:table-cell>
          <table:table-cell/>
          <table:table-cell/>
          <table:table-cell table:style-name="Default" table:formula="of:=IF(ISBLANK([.M99]);[.A99];[.M99])" office:value-type="string" office:string-value="Err:502">
            <text:p>Err:502</text:p>
          </table:table-cell>
          <table:table-cell table:style-name="Default" table:formula="of:=IF(ISBLANK([.O99]);IF(ISERROR([.B99]);&quot;Err:&quot;&amp;ORG.OPENOFFICE.ERRORTYPE([.B99])=[.M99];OR([.P99]=[.B99];AND(ISNUMBER([.P99]);ISNUMBER([.B99]);OR(AND([.P99]=0;ABS([.B99])&lt;1E-307);&quot;&quot;&amp;[.B99]=&quot;&quot;&amp;[.P99]))));[.O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STR:FE</text:p>
          </table:table-cell>
          <table:table-cell table:formula="of:=REPLACE([.C100];[.D100];[.E100];[.F100])" office:value-type="float" office:value="0">
            <text:p>Err:502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bla</text:p>
          </table:table-cell>
          <table:table-cell table:style-name="ce10" table:number-columns-repeated="3"/>
          <table:table-cell table:style-name="ce13" office:value-type="float" office:value="4">
            <text:p>4</text:p>
          </table:table-cell>
          <table:table-cell table:number-columns-repeated="2"/>
          <table:table-cell table:style-name="ce16" office:value-type="string">
            <text:p>Err:502</text:p>
          </table:table-cell>
          <table:table-cell/>
          <table:table-cell/>
          <table:table-cell table:style-name="Default" table:formula="of:=IF(ISBLANK([.M100]);[.A100];[.M100])" office:value-type="string" office:string-value="Err:502">
            <text:p>Err:502</text:p>
          </table:table-cell>
          <table:table-cell table:style-name="Default" table:formula="of:=IF(ISBLANK([.O100]);IF(ISERROR([.B100]);&quot;Err:&quot;&amp;ORG.OPENOFFICE.ERRORTYPE([.B100])=[.M100];OR([.P100]=[.B100];AND(ISNUMBER([.P100]);ISNUMBER([.B100]);OR(AND([.P100]=0;ABS([.B100])&lt;1E-307);&quot;&quot;&amp;[.B100]=&quot;&quot;&amp;[.P100]))));[.O10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5" office:value-type="boolean" office:boolean-value="true">
            <text:p>TRUE</text:p>
          </table:table-cell>
          <table:table-cell table:formula="of:=EXACT([.C102];[.D102])" office:value-type="boolean" office:boolean-value="true">
            <text:p>TRUE</text:p>
          </table:table-cell>
          <table:table-cell table:style-name="ce10" table:formula="of:=&quot;&quot;">
            <text:p/>
          </table:table-cell>
          <table:table-cell table:style-name="ce10" table:formula="of:=&quot;&quot;">
            <text:p/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 office:value-type="string">
            <text:p>EXACT</text:p>
          </table:table-cell>
          <table:table-cell table:style-name="ce16"/>
          <table:table-cell/>
          <table:table-cell/>
          <table:table-cell table:style-name="Default" table:formula="of:=IF(ISBLANK([.M102]);[.A102];[.M102])" office:value-type="boolean" office:boolean-value="true">
            <text:p>TRUE</text:p>
          </table:table-cell>
          <table:table-cell table:style-name="Default" table:formula="of:=IF(ISBLANK([.O102]);IF(ISERROR([.B102]);&quot;Err:&quot;&amp;ORG.OPENOFFICE.ERRORTYPE([.B102])=[.M102];OR([.P102]=[.B102];AND(ISNUMBER([.P102]);ISNUMBER([.B102]);OR(AND([.P102]=0;ABS([.B102])&lt;1E-307);&quot;&quot;&amp;[.B102]=&quot;&quot;&amp;[.P102]))));[.O1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f:=EXACT([.C103];[.D103])" office:value-type="boolean" office:boolean-value="false">
            <text:p>FALSE</text:p>
          </table:table-cell>
          <table:table-cell table:style-name="ce10" office:value-type="string">
            <text:p>Hello</text:p>
          </table:table-cell>
          <table:table-cell table:style-name="ce10" office:value-type="string">
            <text:p>hello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03]);[.A103];[.M103])" office:value-type="boolean" office:boolean-value="false">
            <text:p>FALSE</text:p>
          </table:table-cell>
          <table:table-cell table:style-name="Default" table:formula="of:=IF(ISBLANK([.O103]);IF(ISERROR([.B103]);&quot;Err:&quot;&amp;ORG.OPENOFFICE.ERRORTYPE([.B103])=[.M103];OR([.P103]=[.B103];AND(ISNUMBER([.P103]);ISNUMBER([.B103]);OR(AND([.P103]=0;ABS([.B103])&lt;1E-307);&quot;&quot;&amp;[.B103]=&quot;&quot;&amp;[.P103]))));[.O1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boolean" office:boolean-value="true">
            <text:p>TRUE</text:p>
          </table:table-cell>
          <table:table-cell table:formula="of:=EXACT([.C104];[.D104])" office:value-type="boolean" office:boolean-value="true">
            <text:p>TRUE</text:p>
          </table:table-cell>
          <table:table-cell table:number-columns-repeated="2" table:style-name="ce10" office:value-type="string">
            <text:p>Hello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04]);[.A104];[.M104])" office:value-type="boolean" office:boolean-value="true">
            <text:p>TRUE</text:p>
          </table:table-cell>
          <table:table-cell table:style-name="Default" table:formula="of:=IF(ISBLANK([.O104]);IF(ISERROR([.B104]);&quot;Err:&quot;&amp;ORG.OPENOFFICE.ERRORTYPE([.B104])=[.M104];OR([.P104]=[.B104];AND(ISNUMBER([.P104]);ISNUMBER([.B104]);OR(AND([.P104]=0;ABS([.B104])&lt;1E-307);&quot;&quot;&amp;[.B104]=&quot;&quot;&amp;[.P104]))));[.O1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f:=EXACT([.C105];[.D105])" office:value-type="boolean" office:boolean-value="false">
            <text:p>FALSE</text:p>
          </table:table-cell>
          <table:table-cell table:style-name="ce10" office:value-type="string">
            <text:p>Hello</text:p>
          </table:table-cell>
          <table:table-cell table:style-name="ce10" office:value-type="string">
            <text:p>HellO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05]);[.A105];[.M105])" office:value-type="boolean" office:boolean-value="false">
            <text:p>FALSE</text:p>
          </table:table-cell>
          <table:table-cell table:style-name="Default" table:formula="of:=IF(ISBLANK([.O105]);IF(ISERROR([.B105]);&quot;Err:&quot;&amp;ORG.OPENOFFICE.ERRORTYPE([.B105])=[.M105];OR([.P105]=[.B105];AND(ISNUMBER([.P105]);ISNUMBER([.B105]);OR(AND([.P105]=0;ABS([.B105])&lt;1E-307);&quot;&quot;&amp;[.B105]=&quot;&quot;&amp;[.P105]))));[.O1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f:=EXACT([.C106];[.D106])" office:value-type="boolean" office:boolean-value="false">
            <text:p>FALSE</text:p>
          </table:table-cell>
          <table:table-cell table:style-name="ce10" table:formula="of:=&quot;&quot;">
            <text:p/>
          </table:table-cell>
          <table:table-cell table:style-name="ce10" office:value-type="string">
            <text:p>a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06]);[.A106];[.M106])" office:value-type="boolean" office:boolean-value="false">
            <text:p>FALSE</text:p>
          </table:table-cell>
          <table:table-cell table:style-name="Default" table:formula="of:=IF(ISBLANK([.O106]);IF(ISERROR([.B106]);&quot;Err:&quot;&amp;ORG.OPENOFFICE.ERRORTYPE([.B106])=[.M106];OR([.P106]=[.B106];AND(ISNUMBER([.P106]);ISNUMBER([.B106]);OR(AND([.P106]=0;ABS([.B106])&lt;1E-307);&quot;&quot;&amp;[.B106]=&quot;&quot;&amp;[.P106]))));[.O1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f:=EXACT([.C107];[.D107])" office:value-type="boolean" office:boolean-value="false">
            <text:p>FALSE</text:p>
          </table:table-cell>
          <table:table-cell table:style-name="ce10" office:value-type="string">
            <text:p>a</text:p>
          </table:table-cell>
          <table:table-cell table:style-name="ce10" table:formula="of:=&quot;&quot;">
            <text:p/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07]);[.A107];[.M107])" office:value-type="boolean" office:boolean-value="false">
            <text:p>FALSE</text:p>
          </table:table-cell>
          <table:table-cell table:style-name="Default" table:formula="of:=IF(ISBLANK([.O107]);IF(ISERROR([.B107]);&quot;Err:&quot;&amp;ORG.OPENOFFICE.ERRORTYPE([.B107])=[.M107];OR([.P107]=[.B107];AND(ISNUMBER([.P107]);ISNUMBER([.B107]);OR(AND([.P107]=0;ABS([.B107])&lt;1E-307);&quot;&quot;&amp;[.B107]=&quot;&quot;&amp;[.P107]))));[.O10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f:=EXACT([.C108];[.D108])" office:value-type="boolean" office:boolean-value="false">
            <text:p>FALSE</text:p>
          </table:table-cell>
          <table:table-cell table:style-name="ce10" table:formula="of:=&quot;&quot;">
            <text:p/>
          </table:table-cell>
          <table:table-cell table:style-name="ce10" office:value-type="string">
            <text:p><text:s/>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08]);[.A108];[.M108])" office:value-type="boolean" office:boolean-value="false">
            <text:p>FALSE</text:p>
          </table:table-cell>
          <table:table-cell table:style-name="Default" table:formula="of:=IF(ISBLANK([.O108]);IF(ISERROR([.B108]);&quot;Err:&quot;&amp;ORG.OPENOFFICE.ERRORTYPE([.B108])=[.M108];OR([.P108]=[.B108];AND(ISNUMBER([.P108]);ISNUMBER([.B108]);OR(AND([.P108]=0;ABS([.B108])&lt;1E-307);&quot;&quot;&amp;[.B108]=&quot;&quot;&amp;[.P108]))));[.O1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f:=EXACT([.C109];[.D109])" office:value-type="boolean" office:boolean-value="false">
            <text:p>FALSE</text:p>
          </table:table-cell>
          <table:table-cell table:style-name="ce10" office:value-type="string">
            <text:p><text:s/></text:p>
          </table:table-cell>
          <table:table-cell table:style-name="ce10" table:formula="of:=&quot;&quot;">
            <text:p/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09]);[.A109];[.M109])" office:value-type="boolean" office:boolean-value="false">
            <text:p>FALSE</text:p>
          </table:table-cell>
          <table:table-cell table:style-name="Default" table:formula="of:=IF(ISBLANK([.O109]);IF(ISERROR([.B109]);&quot;Err:&quot;&amp;ORG.OPENOFFICE.ERRORTYPE([.B109])=[.M109];OR([.P109]=[.B109];AND(ISNUMBER([.P109]);ISNUMBER([.B109]);OR(AND([.P109]=0;ABS([.B109])&lt;1E-307);&quot;&quot;&amp;[.B109]=&quot;&quot;&amp;[.P109]))));[.O1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f:=EXACT([.C110];[.D110])" office:value-type="boolean" office:boolean-value="false">
            <text:p>FALSE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ä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10]);[.A110];[.M110])" office:value-type="boolean" office:boolean-value="false">
            <text:p>FALSE</text:p>
          </table:table-cell>
          <table:table-cell table:style-name="Default" table:formula="of:=IF(ISBLANK([.O110]);IF(ISERROR([.B110]);&quot;Err:&quot;&amp;ORG.OPENOFFICE.ERRORTYPE([.B110])=[.M110];OR([.P110]=[.B110];AND(ISNUMBER([.P110]);ISNUMBER([.B110]);OR(AND([.P110]=0;ABS([.B110])&lt;1E-307);&quot;&quot;&amp;[.B110]=&quot;&quot;&amp;[.P110]))));[.O1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f:=EXACT([.C111];[.D111])" office:value-type="boolean" office:boolean-value="false">
            <text:p>FALSE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A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11]);[.A111];[.M111])" office:value-type="boolean" office:boolean-value="false">
            <text:p>FALSE</text:p>
          </table:table-cell>
          <table:table-cell table:style-name="Default" table:formula="of:=IF(ISBLANK([.O111]);IF(ISERROR([.B111]);&quot;Err:&quot;&amp;ORG.OPENOFFICE.ERRORTYPE([.B111])=[.M111];OR([.P111]=[.B111];AND(ISNUMBER([.P111]);ISNUMBER([.B111]);OR(AND([.P111]=0;ABS([.B111])&lt;1E-307);&quot;&quot;&amp;[.B111]=&quot;&quot;&amp;[.P111]))));[.O1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boolean" office:boolean-value="true">
            <text:p>TRUE</text:p>
          </table:table-cell>
          <table:table-cell table:formula="of:=EXACT([.C112];[.D112])" office:value-type="boolean" office:boolean-value="true">
            <text:p>TRUE</text:p>
          </table:table-cell>
          <table:table-cell table:style-name="ce10" office:value-type="string">
            <text:p>123</text:p>
          </table:table-cell>
          <table:table-cell table:style-name="ce10" office:value-type="float" office:value="123">
            <text:p>123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12]);[.A112];[.M112])" office:value-type="boolean" office:boolean-value="true">
            <text:p>TRUE</text:p>
          </table:table-cell>
          <table:table-cell table:style-name="Default" table:formula="of:=IF(ISBLANK([.O112]);IF(ISERROR([.B112]);&quot;Err:&quot;&amp;ORG.OPENOFFICE.ERRORTYPE([.B112])=[.M112];OR([.P112]=[.B112];AND(ISNUMBER([.P112]);ISNUMBER([.B112]);OR(AND([.P112]=0;ABS([.B112])&lt;1E-307);&quot;&quot;&amp;[.B112]=&quot;&quot;&amp;[.P112]))));[.O1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5" office:value-type="boolean" office:boolean-value="true">
            <text:p>TRUE</text:p>
          </table:table-cell>
          <table:table-cell table:formula="of:=EXACT([.C113];[.D113])" office:value-type="boolean" office:boolean-value="true">
            <text:p>TRUE</text:p>
          </table:table-cell>
          <table:table-cell table:style-name="ce10" office:value-type="float" office:value="123">
            <text:p>123</text:p>
          </table:table-cell>
          <table:table-cell table:style-name="ce10" office:value-type="string">
            <text:p>123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13]);[.A113];[.M113])" office:value-type="boolean" office:boolean-value="true">
            <text:p>TRUE</text:p>
          </table:table-cell>
          <table:table-cell table:style-name="Default" table:formula="of:=IF(ISBLANK([.O113]);IF(ISERROR([.B113]);&quot;Err:&quot;&amp;ORG.OPENOFFICE.ERRORTYPE([.B113])=[.M113];OR([.P113]=[.B113];AND(ISNUMBER([.P113]);ISNUMBER([.B113]);OR(AND([.P113]=0;ABS([.B113])&lt;1E-307);&quot;&quot;&amp;[.B113]=&quot;&quot;&amp;[.P113]))));[.O11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FIND([.C115];[.D115])" office:value-type="float" office:value="2">
            <text:p>2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 office:value-type="string">
            <text:p>FIND</text:p>
          </table:table-cell>
          <table:table-cell table:style-name="ce16"/>
          <table:table-cell/>
          <table:table-cell/>
          <table:table-cell table:style-name="Default" table:formula="of:=IF(ISBLANK([.M115]);[.A115];[.M115])" office:value-type="float" office:value="2">
            <text:p>2</text:p>
          </table:table-cell>
          <table:table-cell table:style-name="Default" table:formula="of:=IF(ISBLANK([.O115]);IF(ISERROR([.B115]);&quot;Err:&quot;&amp;ORG.OPENOFFICE.ERRORTYPE([.B115])=[.M115];OR([.P115]=[.B115];AND(ISNUMBER([.P115]);ISNUMBER([.B115]);OR(AND([.P115]=0;ABS([.B115])&lt;1E-307);&quot;&quot;&amp;[.B115]=&quot;&quot;&amp;[.P115]))));[.O1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IND([.C116];[.D116])" office:value-type="float" office:value="1">
            <text:p>1</text:p>
          </table:table-cell>
          <table:table-cell table:style-name="ce10" office:value-type="string">
            <text:p>H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16]);[.A116];[.M116])" office:value-type="float" office:value="1">
            <text:p>1</text:p>
          </table:table-cell>
          <table:table-cell table:style-name="Default" table:formula="of:=IF(ISBLANK([.O116]);IF(ISERROR([.B116]);&quot;Err:&quot;&amp;ORG.OPENOFFICE.ERRORTYPE([.B116])=[.M116];OR([.P116]=[.B116];AND(ISNUMBER([.P116]);ISNUMBER([.B116]);OR(AND([.P116]=0;ABS([.B116])&lt;1E-307);&quot;&quot;&amp;[.B116]=&quot;&quot;&amp;[.P116]))));[.O1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FIND([.C117];[.D117])" office:value-type="float" office:value="0">
            <text:p>#VALUE!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17]);[.A117];[.M117])" office:value-type="string" office:string-value="Err:519">
            <text:p>Err:519</text:p>
          </table:table-cell>
          <table:table-cell table:style-name="Default" table:formula="of:=IF(ISBLANK([.O117]);IF(ISERROR([.B117]);&quot;Err:&quot;&amp;ORG.OPENOFFICE.ERRORTYPE([.B117])=[.M117];OR([.P117]=[.B117];AND(ISNUMBER([.P117]);ISNUMBER([.B117]);OR(AND([.P117]=0;ABS([.B117])&lt;1E-307);&quot;&quot;&amp;[.B117]=&quot;&quot;&amp;[.P117]))));[.O1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FIND([.C118];[.D118])" office:value-type="float" office:value="11">
            <text:p>11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18]);[.A118];[.M118])" office:value-type="float" office:value="11">
            <text:p>11</text:p>
          </table:table-cell>
          <table:table-cell table:style-name="Default" table:formula="of:=IF(ISBLANK([.O118]);IF(ISERROR([.B118]);&quot;Err:&quot;&amp;ORG.OPENOFFICE.ERRORTYPE([.B118])=[.M118];OR([.P118]=[.B118];AND(ISNUMBER([.P118]);ISNUMBER([.B118]);OR(AND([.P118]=0;ABS([.B118])&lt;1E-307);&quot;&quot;&amp;[.B118]=&quot;&quot;&amp;[.P118]))));[.O1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FIND([.C119];[.D119])" office:value-type="float" office:value="9">
            <text:p>9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19]);[.A119];[.M119])" office:value-type="float" office:value="9">
            <text:p>9</text:p>
          </table:table-cell>
          <table:table-cell table:style-name="Default" table:formula="of:=IF(ISBLANK([.O119]);IF(ISERROR([.B119]);&quot;Err:&quot;&amp;ORG.OPENOFFICE.ERRORTYPE([.B119])=[.M119];OR([.P119]=[.B119];AND(ISNUMBER([.P119]);ISNUMBER([.B119]);OR(AND([.P119]=0;ABS([.B119])&lt;1E-307);&quot;&quot;&amp;[.B119]=&quot;&quot;&amp;[.P119]))));[.O1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f:=FIND([.C120];[.D120])" office:value-type="float" office:value="8">
            <text:p>8</text:p>
          </table:table-cell>
          <table:table-cell table:style-name="ce10" office:value-type="string">
            <text:p>or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20]);[.A120];[.M120])" office:value-type="float" office:value="8">
            <text:p>8</text:p>
          </table:table-cell>
          <table:table-cell table:style-name="Default" table:formula="of:=IF(ISBLANK([.O120]);IF(ISERROR([.B120]);&quot;Err:&quot;&amp;ORG.OPENOFFICE.ERRORTYPE([.B120])=[.M120];OR([.P120]=[.B120];AND(ISNUMBER([.P120]);ISNUMBER([.B120]);OR(AND([.P120]=0;ABS([.B120])&lt;1E-307);&quot;&quot;&amp;[.B120]=&quot;&quot;&amp;[.P120]))));[.O1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FIND([.C121];[.D121])" office:value-type="float" office:value="10">
            <text:p>10</text:p>
          </table:table-cell>
          <table:table-cell table:style-name="ce10" office:value-type="string">
            <text:p>ld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21]);[.A121];[.M121])" office:value-type="float" office:value="10">
            <text:p>10</text:p>
          </table:table-cell>
          <table:table-cell table:style-name="Default" table:formula="of:=IF(ISBLANK([.O121]);IF(ISERROR([.B121]);&quot;Err:&quot;&amp;ORG.OPENOFFICE.ERRORTYPE([.B121])=[.M121];OR([.P121]=[.B121];AND(ISNUMBER([.P121]);ISNUMBER([.B121]);OR(AND([.P121]=0;ABS([.B121])&lt;1E-307);&quot;&quot;&amp;[.B121]=&quot;&quot;&amp;[.P121]))));[.O1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IND([.C122];[.D122])" office:value-type="float" office:value="1">
            <text:p>1</text:p>
          </table:table-cell>
          <table:table-cell table:number-columns-repeated="2"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22]);[.A122];[.M122])" office:value-type="float" office:value="1">
            <text:p>1</text:p>
          </table:table-cell>
          <table:table-cell table:style-name="Default" table:formula="of:=IF(ISBLANK([.O122]);IF(ISERROR([.B122]);&quot;Err:&quot;&amp;ORG.OPENOFFICE.ERRORTYPE([.B122])=[.M122];OR([.P122]=[.B122];AND(ISNUMBER([.P122]);ISNUMBER([.B122]);OR(AND([.P122]=0;ABS([.B122])&lt;1E-307);&quot;&quot;&amp;[.B122]=&quot;&quot;&amp;[.P122]))));[.O1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IND([.C123];[.D123])" office:value-type="float" office:value="0">
            <text:p>#VALUE!</text:p>
          </table:table-cell>
          <table:table-cell table:style-name="ce10" table:formula="of:=&quot;&quot;">
            <text:p/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23]);[.A123];[.M123])" office:value-type="string" office:string-value="Err:519">
            <text:p>Err:519</text:p>
          </table:table-cell>
          <table:table-cell table:style-name="Default" table:formula="of:=IF(ISBLANK([.O123]);IF(ISERROR([.B123]);&quot;Err:&quot;&amp;ORG.OPENOFFICE.ERRORTYPE([.B123])=[.M123];OR([.P123]=[.B123];AND(ISNUMBER([.P123]);ISNUMBER([.B123]);OR(AND([.P123]=0;ABS([.B123])&lt;1E-307);&quot;&quot;&amp;[.B123]=&quot;&quot;&amp;[.P123]))));[.O1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IND([.C124];[.D124])" office:value-type="float" office:value="0">
            <text:p>#VALUE!</text:p>
          </table:table-cell>
          <table:table-cell table:style-name="ce10" table:formula="of:=&quot;&quot;">
            <text:p/>
          </table:table-cell>
          <table:table-cell table:style-name="ce10" table:formula="of:=&quot;&quot;">
            <text:p/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24]);[.A124];[.M124])" office:value-type="string" office:string-value="Err:519">
            <text:p>Err:519</text:p>
          </table:table-cell>
          <table:table-cell table:style-name="Default" table:formula="of:=IF(ISBLANK([.O124]);IF(ISERROR([.B124]);&quot;Err:&quot;&amp;ORG.OPENOFFICE.ERRORTYPE([.B124])=[.M124];OR([.P124]=[.B124];AND(ISNUMBER([.P124]);ISNUMBER([.B124]);OR(AND([.P124]=0;ABS([.B124])&lt;1E-307);&quot;&quot;&amp;[.B124]=&quot;&quot;&amp;[.P124]))));[.O1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FIND([.C125];[.D125])" office:value-type="float" office:value="0">
            <text:p>#VALUE!</text:p>
          </table:table-cell>
          <table:table-cell table:style-name="ce10" office:value-type="string">
            <text:p>x</text:p>
          </table:table-cell>
          <table:table-cell table:style-name="ce10" table:formula="of:=&quot;&quot;">
            <text:p/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25]);[.A125];[.M125])" office:value-type="string" office:string-value="Err:519">
            <text:p>Err:519</text:p>
          </table:table-cell>
          <table:table-cell table:style-name="Default" table:formula="of:=IF(ISBLANK([.O125]);IF(ISERROR([.B125]);&quot;Err:&quot;&amp;ORG.OPENOFFICE.ERRORTYPE([.B125])=[.M125];OR([.P125]=[.B125];AND(ISNUMBER([.P125]);ISNUMBER([.B125]);OR(AND([.P125]=0;ABS([.B125])&lt;1E-307);&quot;&quot;&amp;[.B125]=&quot;&quot;&amp;[.P125]))));[.O1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FIND([.C126];[.D126])" office:value-type="float" office:value="5">
            <text:p>5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àÀáÁaAäÄ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26]);[.A126];[.M126])" office:value-type="float" office:value="5">
            <text:p>5</text:p>
          </table:table-cell>
          <table:table-cell table:style-name="Default" table:formula="of:=IF(ISBLANK([.O126]);IF(ISERROR([.B126]);&quot;Err:&quot;&amp;ORG.OPENOFFICE.ERRORTYPE([.B126])=[.M126];OR([.P126]=[.B126];AND(ISNUMBER([.P126]);ISNUMBER([.B126]);OR(AND([.P126]=0;ABS([.B126])&lt;1E-307);&quot;&quot;&amp;[.B126]=&quot;&quot;&amp;[.P126]))));[.O1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FIND([.C127];[.D127])" office:value-type="float" office:value="6">
            <text:p>6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àÀáÁaAäÄ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27]);[.A127];[.M127])" office:value-type="float" office:value="6">
            <text:p>6</text:p>
          </table:table-cell>
          <table:table-cell table:style-name="Default" table:formula="of:=IF(ISBLANK([.O127]);IF(ISERROR([.B127]);&quot;Err:&quot;&amp;ORG.OPENOFFICE.ERRORTYPE([.B127])=[.M127];OR([.P127]=[.B127];AND(ISNUMBER([.P127]);ISNUMBER([.B127]);OR(AND([.P127]=0;ABS([.B127])&lt;1E-307);&quot;&quot;&amp;[.B127]=&quot;&quot;&amp;[.P127]))));[.O1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f:=FIND([.C128];[.D128])" office:value-type="float" office:value="7">
            <text:p>7</text:p>
          </table:table-cell>
          <table:table-cell table:style-name="ce10" office:value-type="string">
            <text:p>ä</text:p>
          </table:table-cell>
          <table:table-cell table:style-name="ce10" office:value-type="string">
            <text:p>àÀáÁaAäÄ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28]);[.A128];[.M128])" office:value-type="float" office:value="7">
            <text:p>7</text:p>
          </table:table-cell>
          <table:table-cell table:style-name="Default" table:formula="of:=IF(ISBLANK([.O128]);IF(ISERROR([.B128]);&quot;Err:&quot;&amp;ORG.OPENOFFICE.ERRORTYPE([.B128])=[.M128];OR([.P128]=[.B128];AND(ISNUMBER([.P128]);ISNUMBER([.B128]);OR(AND([.P128]=0;ABS([.B128])&lt;1E-307);&quot;&quot;&amp;[.B128]=&quot;&quot;&amp;[.P128]))));[.O1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f:=FIND([.C129];[.D129])" office:value-type="float" office:value="8">
            <text:p>8</text:p>
          </table:table-cell>
          <table:table-cell table:style-name="ce10" office:value-type="string">
            <text:p>Ä</text:p>
          </table:table-cell>
          <table:table-cell table:style-name="ce10" office:value-type="string">
            <text:p>àÀáÁaAäÄ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29]);[.A129];[.M129])" office:value-type="float" office:value="8">
            <text:p>8</text:p>
          </table:table-cell>
          <table:table-cell table:style-name="Default" table:formula="of:=IF(ISBLANK([.O129]);IF(ISERROR([.B129]);&quot;Err:&quot;&amp;ORG.OPENOFFICE.ERRORTYPE([.B129])=[.M129];OR([.P129]=[.B129];AND(ISNUMBER([.P129]);ISNUMBER([.B129]);OR(AND([.P129]=0;ABS([.B129])&lt;1E-307);&quot;&quot;&amp;[.B129]=&quot;&quot;&amp;[.P129]))));[.O1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FIND([.C130];[.D130];[.E130])" office:value-type="float" office:value="3">
            <text:p>3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30]);[.A130];[.M130])" office:value-type="float" office:value="3">
            <text:p>3</text:p>
          </table:table-cell>
          <table:table-cell table:style-name="Default" table:formula="of:=IF(ISBLANK([.O130]);IF(ISERROR([.B130]);&quot;Err:&quot;&amp;ORG.OPENOFFICE.ERRORTYPE([.B130])=[.M130];OR([.P130]=[.B130];AND(ISNUMBER([.P130]);ISNUMBER([.B130]);OR(AND([.P130]=0;ABS([.B130])&lt;1E-307);&quot;&quot;&amp;[.B130]=&quot;&quot;&amp;[.P130]))));[.O1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FIND([.C131];[.D131];[.E131])" office:value-type="float" office:value="3">
            <text:p>3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31]);[.A131];[.M131])" office:value-type="float" office:value="3">
            <text:p>3</text:p>
          </table:table-cell>
          <table:table-cell table:style-name="Default" table:formula="of:=IF(ISBLANK([.O131]);IF(ISERROR([.B131]);&quot;Err:&quot;&amp;ORG.OPENOFFICE.ERRORTYPE([.B131])=[.M131];OR([.P131]=[.B131];AND(ISNUMBER([.P131]);ISNUMBER([.B131]);OR(AND([.P131]=0;ABS([.B131])&lt;1E-307);&quot;&quot;&amp;[.B131]=&quot;&quot;&amp;[.P131]))));[.O1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FIND([.C132];[.D132];[.E132])" office:value-type="float" office:value="4">
            <text:p>4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32]);[.A132];[.M132])" office:value-type="float" office:value="4">
            <text:p>4</text:p>
          </table:table-cell>
          <table:table-cell table:style-name="Default" table:formula="of:=IF(ISBLANK([.O132]);IF(ISERROR([.B132]);&quot;Err:&quot;&amp;ORG.OPENOFFICE.ERRORTYPE([.B132])=[.M132];OR([.P132]=[.B132];AND(ISNUMBER([.P132]);ISNUMBER([.B132]);OR(AND([.P132]=0;ABS([.B132])&lt;1E-307);&quot;&quot;&amp;[.B132]=&quot;&quot;&amp;[.P132]))));[.O1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FIND([.C133];[.D133];[.E133])" office:value-type="float" office:value="10">
            <text:p>10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33]);[.A133];[.M133])" office:value-type="float" office:value="10">
            <text:p>10</text:p>
          </table:table-cell>
          <table:table-cell table:style-name="Default" table:formula="of:=IF(ISBLANK([.O133]);IF(ISERROR([.B133]);&quot;Err:&quot;&amp;ORG.OPENOFFICE.ERRORTYPE([.B133])=[.M133];OR([.P133]=[.B133];AND(ISNUMBER([.P133]);ISNUMBER([.B133]);OR(AND([.P133]=0;ABS([.B133])&lt;1E-307);&quot;&quot;&amp;[.B133]=&quot;&quot;&amp;[.P133]))));[.O1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FIND([.C134];[.D134];[.E134])" office:value-type="float" office:value="10">
            <text:p>10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34]);[.A134];[.M134])" office:value-type="float" office:value="10">
            <text:p>10</text:p>
          </table:table-cell>
          <table:table-cell table:style-name="Default" table:formula="of:=IF(ISBLANK([.O134]);IF(ISERROR([.B134]);&quot;Err:&quot;&amp;ORG.OPENOFFICE.ERRORTYPE([.B134])=[.M134];OR([.P134]=[.B134];AND(ISNUMBER([.P134]);ISNUMBER([.B134]);OR(AND([.P134]=0;ABS([.B134])&lt;1E-307);&quot;&quot;&amp;[.B134]=&quot;&quot;&amp;[.P134]))));[.O1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FIND([.C135];[.D135];[.E135])" office:value-type="float" office:value="0">
            <text:p>#VALUE!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1">
            <text:p>1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35]);[.A135];[.M135])" office:value-type="string" office:string-value="Err:519">
            <text:p>Err:519</text:p>
          </table:table-cell>
          <table:table-cell table:style-name="Default" table:formula="of:=IF(ISBLANK([.O135]);IF(ISERROR([.B135]);&quot;Err:&quot;&amp;ORG.OPENOFFICE.ERRORTYPE([.B135])=[.M135];OR([.P135]=[.B135];AND(ISNUMBER([.P135]);ISNUMBER([.B135]);OR(AND([.P135]=0;ABS([.B135])&lt;1E-307);&quot;&quot;&amp;[.B135]=&quot;&quot;&amp;[.P135]))));[.O1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FIND([.C136];[.D136];[.E136])" office:value-type="float" office:value="11">
            <text:p>11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1">
            <text:p>1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36]);[.A136];[.M136])" office:value-type="float" office:value="11">
            <text:p>11</text:p>
          </table:table-cell>
          <table:table-cell table:style-name="Default" table:formula="of:=IF(ISBLANK([.O136]);IF(ISERROR([.B136]);&quot;Err:&quot;&amp;ORG.OPENOFFICE.ERRORTYPE([.B136])=[.M136];OR([.P136]=[.B136];AND(ISNUMBER([.P136]);ISNUMBER([.B136]);OR(AND([.P136]=0;ABS([.B136])&lt;1E-307);&quot;&quot;&amp;[.B136]=&quot;&quot;&amp;[.P136]))));[.O1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FIND([.C137];[.D137];[.E137])" office:value-type="float" office:value="0">
            <text:p>#VALUE!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2">
            <text:p>12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37]);[.A137];[.M137])" office:value-type="string" office:string-value="Err:519">
            <text:p>Err:519</text:p>
          </table:table-cell>
          <table:table-cell table:style-name="Default" table:formula="of:=IF(ISBLANK([.O137]);IF(ISERROR([.B137]);&quot;Err:&quot;&amp;ORG.OPENOFFICE.ERRORTYPE([.B137])=[.M137];OR([.P137]=[.B137];AND(ISNUMBER([.P137]);ISNUMBER([.B137]);OR(AND([.P137]=0;ABS([.B137])&lt;1E-307);&quot;&quot;&amp;[.B137]=&quot;&quot;&amp;[.P137]))));[.O1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FIND([.C138];[.D138];[.E138])" office:value-type="float" office:value="3">
            <text:p>3</text:p>
          </table:table-cell>
          <table:table-cell table:style-name="ce10" office:value-type="string">
            <text:p>llo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38]);[.A138];[.M138])" office:value-type="float" office:value="3">
            <text:p>3</text:p>
          </table:table-cell>
          <table:table-cell table:style-name="Default" table:formula="of:=IF(ISBLANK([.O138]);IF(ISERROR([.B138]);&quot;Err:&quot;&amp;ORG.OPENOFFICE.ERRORTYPE([.B138])=[.M138];OR([.P138]=[.B138];AND(ISNUMBER([.P138]);ISNUMBER([.B138]);OR(AND([.P138]=0;ABS([.B138])&lt;1E-307);&quot;&quot;&amp;[.B138]=&quot;&quot;&amp;[.P138]))));[.O1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FIND([.C139];[.D139];[.E139])" office:value-type="float" office:value="3">
            <text:p>3</text:p>
          </table:table-cell>
          <table:table-cell table:style-name="ce10" office:value-type="string">
            <text:p>llo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39]);[.A139];[.M139])" office:value-type="float" office:value="3">
            <text:p>3</text:p>
          </table:table-cell>
          <table:table-cell table:style-name="Default" table:formula="of:=IF(ISBLANK([.O139]);IF(ISERROR([.B139]);&quot;Err:&quot;&amp;ORG.OPENOFFICE.ERRORTYPE([.B139])=[.M139];OR([.P139]=[.B139];AND(ISNUMBER([.P139]);ISNUMBER([.B139]);OR(AND([.P139]=0;ABS([.B139])&lt;1E-307);&quot;&quot;&amp;[.B139]=&quot;&quot;&amp;[.P139]))));[.O1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FIND([.C140];[.D140];[.E140])" office:value-type="float" office:value="0">
            <text:p>#VALUE!</text:p>
          </table:table-cell>
          <table:table-cell table:style-name="ce10" office:value-type="string">
            <text:p>llo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40]);[.A140];[.M140])" office:value-type="string" office:string-value="Err:519">
            <text:p>Err:519</text:p>
          </table:table-cell>
          <table:table-cell table:style-name="Default" table:formula="of:=IF(ISBLANK([.O140]);IF(ISERROR([.B140]);&quot;Err:&quot;&amp;ORG.OPENOFFICE.ERRORTYPE([.B140])=[.M140];OR([.P140]=[.B140];AND(ISNUMBER([.P140]);ISNUMBER([.B140]);OR(AND([.P140]=0;ABS([.B140])&lt;1E-307);&quot;&quot;&amp;[.B140]=&quot;&quot;&amp;[.P140]))));[.O14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SEARCH([.C142];[.D142])" office:value-type="float" office:value="2">
            <text:p>2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 office:value-type="string">
            <text:p>SEARCH</text:p>
          </table:table-cell>
          <table:table-cell table:style-name="ce16"/>
          <table:table-cell/>
          <table:table-cell/>
          <table:table-cell table:style-name="Default" table:formula="of:=IF(ISBLANK([.M142]);[.A142];[.M142])" office:value-type="float" office:value="2">
            <text:p>2</text:p>
          </table:table-cell>
          <table:table-cell table:style-name="Default" table:formula="of:=IF(ISBLANK([.O142]);IF(ISERROR([.B142]);&quot;Err:&quot;&amp;ORG.OPENOFFICE.ERRORTYPE([.B142])=[.M142];OR([.P142]=[.B142];AND(ISNUMBER([.P142]);ISNUMBER([.B142]);OR(AND([.P142]=0;ABS([.B142])&lt;1E-307);&quot;&quot;&amp;[.B142]=&quot;&quot;&amp;[.P142]))));[.O1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EARCH([.C143];[.D143])" office:value-type="float" office:value="1">
            <text:p>1</text:p>
          </table:table-cell>
          <table:table-cell table:style-name="ce10" office:value-type="string">
            <text:p>H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43]);[.A143];[.M143])" office:value-type="float" office:value="1">
            <text:p>1</text:p>
          </table:table-cell>
          <table:table-cell table:style-name="Default" table:formula="of:=IF(ISBLANK([.O143]);IF(ISERROR([.B143]);&quot;Err:&quot;&amp;ORG.OPENOFFICE.ERRORTYPE([.B143])=[.M143];OR([.P143]=[.B143];AND(ISNUMBER([.P143]);ISNUMBER([.B143]);OR(AND([.P143]=0;ABS([.B143])&lt;1E-307);&quot;&quot;&amp;[.B143]=&quot;&quot;&amp;[.P143]))));[.O1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SEARCH([.C144];[.D144])" office:value-type="float" office:value="0">
            <text:p>#VALUE!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44]);[.A144];[.M144])" office:value-type="string" office:string-value="Err:519">
            <text:p>Err:519</text:p>
          </table:table-cell>
          <table:table-cell table:style-name="Default" table:formula="of:=IF(ISBLANK([.O144]);IF(ISERROR([.B144]);&quot;Err:&quot;&amp;ORG.OPENOFFICE.ERRORTYPE([.B144])=[.M144];OR([.P144]=[.B144];AND(ISNUMBER([.P144]);ISNUMBER([.B144]);OR(AND([.P144]=0;ABS([.B144])&lt;1E-307);&quot;&quot;&amp;[.B144]=&quot;&quot;&amp;[.P144]))));[.O1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SEARCH([.C145];[.D145])" office:value-type="float" office:value="11">
            <text:p>11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45]);[.A145];[.M145])" office:value-type="float" office:value="11">
            <text:p>11</text:p>
          </table:table-cell>
          <table:table-cell table:style-name="Default" table:formula="of:=IF(ISBLANK([.O145]);IF(ISERROR([.B145]);&quot;Err:&quot;&amp;ORG.OPENOFFICE.ERRORTYPE([.B145])=[.M145];OR([.P145]=[.B145];AND(ISNUMBER([.P145]);ISNUMBER([.B145]);OR(AND([.P145]=0;ABS([.B145])&lt;1E-307);&quot;&quot;&amp;[.B145]=&quot;&quot;&amp;[.P145]))));[.O1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SEARCH([.C146];[.D146])" office:value-type="float" office:value="9">
            <text:p>9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46]);[.A146];[.M146])" office:value-type="float" office:value="9">
            <text:p>9</text:p>
          </table:table-cell>
          <table:table-cell table:style-name="Default" table:formula="of:=IF(ISBLANK([.O146]);IF(ISERROR([.B146]);&quot;Err:&quot;&amp;ORG.OPENOFFICE.ERRORTYPE([.B146])=[.M146];OR([.P146]=[.B146];AND(ISNUMBER([.P146]);ISNUMBER([.B146]);OR(AND([.P146]=0;ABS([.B146])&lt;1E-307);&quot;&quot;&amp;[.B146]=&quot;&quot;&amp;[.P146]))));[.O1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f:=SEARCH([.C147];[.D147])" office:value-type="float" office:value="8">
            <text:p>8</text:p>
          </table:table-cell>
          <table:table-cell table:style-name="ce10" office:value-type="string">
            <text:p>or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47]);[.A147];[.M147])" office:value-type="float" office:value="8">
            <text:p>8</text:p>
          </table:table-cell>
          <table:table-cell table:style-name="Default" table:formula="of:=IF(ISBLANK([.O147]);IF(ISERROR([.B147]);&quot;Err:&quot;&amp;ORG.OPENOFFICE.ERRORTYPE([.B147])=[.M147];OR([.P147]=[.B147];AND(ISNUMBER([.P147]);ISNUMBER([.B147]);OR(AND([.P147]=0;ABS([.B147])&lt;1E-307);&quot;&quot;&amp;[.B147]=&quot;&quot;&amp;[.P147]))));[.O1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SEARCH([.C148];[.D148])" office:value-type="float" office:value="10">
            <text:p>10</text:p>
          </table:table-cell>
          <table:table-cell table:style-name="ce10" office:value-type="string">
            <text:p>ld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48]);[.A148];[.M148])" office:value-type="float" office:value="10">
            <text:p>10</text:p>
          </table:table-cell>
          <table:table-cell table:style-name="Default" table:formula="of:=IF(ISBLANK([.O148]);IF(ISERROR([.B148]);&quot;Err:&quot;&amp;ORG.OPENOFFICE.ERRORTYPE([.B148])=[.M148];OR([.P148]=[.B148];AND(ISNUMBER([.P148]);ISNUMBER([.B148]);OR(AND([.P148]=0;ABS([.B148])&lt;1E-307);&quot;&quot;&amp;[.B148]=&quot;&quot;&amp;[.P148]))));[.O1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EARCH([.C149];[.D149])" office:value-type="float" office:value="1">
            <text:p>1</text:p>
          </table:table-cell>
          <table:table-cell table:number-columns-repeated="2"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49]);[.A149];[.M149])" office:value-type="float" office:value="1">
            <text:p>1</text:p>
          </table:table-cell>
          <table:table-cell table:style-name="Default" table:formula="of:=IF(ISBLANK([.O149]);IF(ISERROR([.B149]);&quot;Err:&quot;&amp;ORG.OPENOFFICE.ERRORTYPE([.B149])=[.M149];OR([.P149]=[.B149];AND(ISNUMBER([.P149]);ISNUMBER([.B149]);OR(AND([.P149]=0;ABS([.B149])&lt;1E-307);&quot;&quot;&amp;[.B149]=&quot;&quot;&amp;[.P149]))));[.O1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EARCH([.C150];[.D150])" office:value-type="float" office:value="0">
            <text:p>#VALUE!</text:p>
          </table:table-cell>
          <table:table-cell table:style-name="ce10" table:formula="of:=&quot;&quot;">
            <text:p/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50]);[.A150];[.M150])" office:value-type="string" office:string-value="Err:519">
            <text:p>Err:519</text:p>
          </table:table-cell>
          <table:table-cell table:style-name="Default" table:formula="of:=IF(ISBLANK([.O150]);IF(ISERROR([.B150]);&quot;Err:&quot;&amp;ORG.OPENOFFICE.ERRORTYPE([.B150])=[.M150];OR([.P150]=[.B150];AND(ISNUMBER([.P150]);ISNUMBER([.B150]);OR(AND([.P150]=0;ABS([.B150])&lt;1E-307);&quot;&quot;&amp;[.B150]=&quot;&quot;&amp;[.P150]))));[.O1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SEARCH([.C151];[.D151])" office:value-type="float" office:value="0">
            <text:p>#VALUE!</text:p>
          </table:table-cell>
          <table:table-cell table:style-name="ce10" office:value-type="string">
            <text:p>e*o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51]);[.A151];[.M151])" office:value-type="string" office:string-value="Err:519">
            <text:p>Err:519</text:p>
          </table:table-cell>
          <table:table-cell table:style-name="Default" table:formula="of:=IF(ISBLANK([.O151]);IF(ISERROR([.B151]);&quot;Err:&quot;&amp;ORG.OPENOFFICE.ERRORTYPE([.B151])=[.M151];OR([.P151]=[.B151];AND(ISNUMBER([.P151]);ISNUMBER([.B151]);OR(AND([.P151]=0;ABS([.B151])&lt;1E-307);&quot;&quot;&amp;[.B151]=&quot;&quot;&amp;[.P151]))));[.O1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SEARCH([.C152];[.D152])" office:value-type="float" office:value="0">
            <text:p>#VALUE!</text:p>
          </table:table-cell>
          <table:table-cell table:style-name="ce10" office:value-type="string">
            <text:p>o*l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52]);[.A152];[.M152])" office:value-type="string" office:string-value="Err:519">
            <text:p>Err:519</text:p>
          </table:table-cell>
          <table:table-cell table:style-name="Default" table:formula="of:=IF(ISBLANK([.O152]);IF(ISERROR([.B152]);&quot;Err:&quot;&amp;ORG.OPENOFFICE.ERRORTYPE([.B152])=[.M152];OR([.P152]=[.B152];AND(ISNUMBER([.P152]);ISNUMBER([.B152]);OR(AND([.P152]=0;ABS([.B152])&lt;1E-307);&quot;&quot;&amp;[.B152]=&quot;&quot;&amp;[.P152]))));[.O1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f:=SEARCH([.C153];[.D153])" office:value-type="float" office:value="0">
            <text:p>#VALUE!</text:p>
          </table:table-cell>
          <table:table-cell table:style-name="ce10" office:value-type="string">
            <text:p>o?l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53]);[.A153];[.M153])" office:value-type="string" office:string-value="Err:519">
            <text:p>Err:519</text:p>
          </table:table-cell>
          <table:table-cell table:style-name="Default" table:formula="of:=IF(ISBLANK([.O153]);IF(ISERROR([.B153]);&quot;Err:&quot;&amp;ORG.OPENOFFICE.ERRORTYPE([.B153])=[.M153];OR([.P153]=[.B153];AND(ISNUMBER([.P153]);ISNUMBER([.B153]);OR(AND([.P153]=0;ABS([.B153])&lt;1E-307);&quot;&quot;&amp;[.B153]=&quot;&quot;&amp;[.P153]))));[.O1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SEARCH([.C154];[.D154])" office:value-type="float" office:value="0">
            <text:p>#VALUE!</text:p>
          </table:table-cell>
          <table:table-cell table:style-name="ce10" office:value-type="string">
            <text:p>o??l</text:p>
          </table:table-cell>
          <table:table-cell table:style-name="ce10" office:value-type="string">
            <text:p>Hello world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54]);[.A154];[.M154])" office:value-type="string" office:string-value="Err:519">
            <text:p>Err:519</text:p>
          </table:table-cell>
          <table:table-cell table:style-name="Default" table:formula="of:=IF(ISBLANK([.O154]);IF(ISERROR([.B154]);&quot;Err:&quot;&amp;ORG.OPENOFFICE.ERRORTYPE([.B154])=[.M154];OR([.P154]=[.B154];AND(ISNUMBER([.P154]);ISNUMBER([.B154]);OR(AND([.P154]=0;ABS([.B154])&lt;1E-307);&quot;&quot;&amp;[.B154]=&quot;&quot;&amp;[.P154]))));[.O1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SEARCH([.C155];[.D155])" office:value-type="float" office:value="0">
            <text:p>#VALUE!</text:p>
          </table:table-cell>
          <table:table-cell table:style-name="ce10" office:value-type="string">
            <text:p>~**~?*~~.</text:p>
          </table:table-cell>
          <table:table-cell table:style-name="ce10" office:value-type="string">
            <text:p>Use * or ?, escape with ~.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55]);[.A155];[.M155])" office:value-type="string" office:string-value="Err:519">
            <text:p>Err:519</text:p>
          </table:table-cell>
          <table:table-cell table:style-name="Default" table:formula="of:=IF(ISBLANK([.O155]);IF(ISERROR([.B155]);&quot;Err:&quot;&amp;ORG.OPENOFFICE.ERRORTYPE([.B155])=[.M155];OR([.P155]=[.B155];AND(ISNUMBER([.P155]);ISNUMBER([.B155]);OR(AND([.P155]=0;ABS([.B155])&lt;1E-307);&quot;&quot;&amp;[.B155]=&quot;&quot;&amp;[.P155]))));[.O15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SEARCH([.C156];[.D156])" office:value-type="float" office:value="0">
            <text:p>#VALUE!</text:p>
          </table:table-cell>
          <table:table-cell table:style-name="ce10" office:value-type="string">
            <text:p>~**~**~~.</text:p>
          </table:table-cell>
          <table:table-cell table:style-name="ce10" office:value-type="string">
            <text:p>Use * or ?, escape with ~.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56]);[.A156];[.M156])" office:value-type="string" office:string-value="Err:519">
            <text:p>Err:519</text:p>
          </table:table-cell>
          <table:table-cell table:style-name="Default" table:formula="of:=IF(ISBLANK([.O156]);IF(ISERROR([.B156]);&quot;Err:&quot;&amp;ORG.OPENOFFICE.ERRORTYPE([.B156])=[.M156];OR([.P156]=[.B156];AND(ISNUMBER([.P156]);ISNUMBER([.B156]);OR(AND([.P156]=0;ABS([.B156])&lt;1E-307);&quot;&quot;&amp;[.B156]=&quot;&quot;&amp;[.P156]))));[.O1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f:=SEARCH([.C157];[.D157])" office:value-type="float" office:value="0">
            <text:p>#VALUE!</text:p>
          </table:table-cell>
          <table:table-cell table:style-name="ce10" office:value-type="string">
            <text:p>~o~r</text:p>
          </table:table-cell>
          <table:table-cell table:style-name="ce10" office:value-type="string">
            <text:p>Use * or ?, escape with ~.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57]);[.A157];[.M157])" office:value-type="string" office:string-value="Err:519">
            <text:p>Err:519</text:p>
          </table:table-cell>
          <table:table-cell table:style-name="Default" table:formula="of:=IF(ISBLANK([.O157]);IF(ISERROR([.B157]);&quot;Err:&quot;&amp;ORG.OPENOFFICE.ERRORTYPE([.B157])=[.M157];OR([.P157]=[.B157];AND(ISNUMBER([.P157]);ISNUMBER([.B157]);OR(AND([.P157]=0;ABS([.B157])&lt;1E-307);&quot;&quot;&amp;[.B157]=&quot;&quot;&amp;[.P157]))));[.O1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f:=SEARCH([.C158];[.D158])" office:value-type="float" office:value="8">
            <text:p>8</text:p>
          </table:table-cell>
          <table:table-cell table:style-name="ce10" office:value-type="string">
            <text:p>g ~</text:p>
          </table:table-cell>
          <table:table-cell table:style-name="ce10" office:value-type="string">
            <text:p>Trailing ~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58]);[.A158];[.M158])" office:value-type="float" office:value="8">
            <text:p>8</text:p>
          </table:table-cell>
          <table:table-cell table:style-name="Default" table:formula="of:=IF(ISBLANK([.O158]);IF(ISERROR([.B158]);&quot;Err:&quot;&amp;ORG.OPENOFFICE.ERRORTYPE([.B158])=[.M158];OR([.P158]=[.B158];AND(ISNUMBER([.P158]);ISNUMBER([.B158]);OR(AND([.P158]=0;ABS([.B158])&lt;1E-307);&quot;&quot;&amp;[.B158]=&quot;&quot;&amp;[.P158]))));[.O1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SEARCH([.C159];[.D159])" office:value-type="float" office:value="0">
            <text:p>#VALUE!</text:p>
          </table:table-cell>
          <table:table-cell table:style-name="ce10" table:formula="of:=&quot;&quot;">
            <text:p/>
          </table:table-cell>
          <table:table-cell table:style-name="ce10" table:formula="of:=&quot;&quot;">
            <text:p/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59]);[.A159];[.M159])" office:value-type="string" office:string-value="Err:519">
            <text:p>Err:519</text:p>
          </table:table-cell>
          <table:table-cell table:style-name="Default" table:formula="of:=IF(ISBLANK([.O159]);IF(ISERROR([.B159]);&quot;Err:&quot;&amp;ORG.OPENOFFICE.ERRORTYPE([.B159])=[.M159];OR([.P159]=[.B159];AND(ISNUMBER([.P159]);ISNUMBER([.B159]);OR(AND([.P159]=0;ABS([.B159])&lt;1E-307);&quot;&quot;&amp;[.B159]=&quot;&quot;&amp;[.P159]))));[.O1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SEARCH([.C160];[.D160])" office:value-type="float" office:value="0">
            <text:p>#VALUE!</text:p>
          </table:table-cell>
          <table:table-cell table:style-name="ce10" office:value-type="string">
            <text:p>x</text:p>
          </table:table-cell>
          <table:table-cell table:style-name="ce10" table:formula="of:=&quot;&quot;">
            <text:p/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60]);[.A160];[.M160])" office:value-type="string" office:string-value="Err:519">
            <text:p>Err:519</text:p>
          </table:table-cell>
          <table:table-cell table:style-name="Default" table:formula="of:=IF(ISBLANK([.O160]);IF(ISERROR([.B160]);&quot;Err:&quot;&amp;ORG.OPENOFFICE.ERRORTYPE([.B160])=[.M160];OR([.P160]=[.B160];AND(ISNUMBER([.P160]);ISNUMBER([.B160]);OR(AND([.P160]=0;ABS([.B160])&lt;1E-307);&quot;&quot;&amp;[.B160]=&quot;&quot;&amp;[.P160]))));[.O1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SEARCH([.C161];[.D161])" office:value-type="float" office:value="5">
            <text:p>5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àÀáÁaAäÄ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61]);[.A161];[.M161])" office:value-type="float" office:value="5">
            <text:p>5</text:p>
          </table:table-cell>
          <table:table-cell table:style-name="Default" table:formula="of:=IF(ISBLANK([.O161]);IF(ISERROR([.B161]);&quot;Err:&quot;&amp;ORG.OPENOFFICE.ERRORTYPE([.B161])=[.M161];OR([.P161]=[.B161];AND(ISNUMBER([.P161]);ISNUMBER([.B161]);OR(AND([.P161]=0;ABS([.B161])&lt;1E-307);&quot;&quot;&amp;[.B161]=&quot;&quot;&amp;[.P161]))));[.O1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SEARCH([.C162];[.D162])" office:value-type="float" office:value="5">
            <text:p>5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àÀáÁaAäÄ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62]);[.A162];[.M162])" office:value-type="float" office:value="5">
            <text:p>5</text:p>
          </table:table-cell>
          <table:table-cell table:style-name="Default" table:formula="of:=IF(ISBLANK([.O162]);IF(ISERROR([.B162]);&quot;Err:&quot;&amp;ORG.OPENOFFICE.ERRORTYPE([.B162])=[.M162];OR([.P162]=[.B162];AND(ISNUMBER([.P162]);ISNUMBER([.B162]);OR(AND([.P162]=0;ABS([.B162])&lt;1E-307);&quot;&quot;&amp;[.B162]=&quot;&quot;&amp;[.P162]))));[.O1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f:=SEARCH([.C163];[.D163])" office:value-type="float" office:value="7">
            <text:p>7</text:p>
          </table:table-cell>
          <table:table-cell table:style-name="ce10" office:value-type="string">
            <text:p>ä</text:p>
          </table:table-cell>
          <table:table-cell table:style-name="ce10" office:value-type="string">
            <text:p>àÀáÁaAäÄ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63]);[.A163];[.M163])" office:value-type="float" office:value="7">
            <text:p>7</text:p>
          </table:table-cell>
          <table:table-cell table:style-name="Default" table:formula="of:=IF(ISBLANK([.O163]);IF(ISERROR([.B163]);&quot;Err:&quot;&amp;ORG.OPENOFFICE.ERRORTYPE([.B163])=[.M163];OR([.P163]=[.B163];AND(ISNUMBER([.P163]);ISNUMBER([.B163]);OR(AND([.P163]=0;ABS([.B163])&lt;1E-307);&quot;&quot;&amp;[.B163]=&quot;&quot;&amp;[.P163]))));[.O1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f:=SEARCH([.C164];[.D164])" office:value-type="float" office:value="7">
            <text:p>7</text:p>
          </table:table-cell>
          <table:table-cell table:style-name="ce10" office:value-type="string">
            <text:p>Ä</text:p>
          </table:table-cell>
          <table:table-cell table:style-name="ce10" office:value-type="string">
            <text:p>àÀáÁaAäÄ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64]);[.A164];[.M164])" office:value-type="float" office:value="7">
            <text:p>7</text:p>
          </table:table-cell>
          <table:table-cell table:style-name="Default" table:formula="of:=IF(ISBLANK([.O164]);IF(ISERROR([.B164]);&quot;Err:&quot;&amp;ORG.OPENOFFICE.ERRORTYPE([.B164])=[.M164];OR([.P164]=[.B164];AND(ISNUMBER([.P164]);ISNUMBER([.B164]);OR(AND([.P164]=0;ABS([.B164])&lt;1E-307);&quot;&quot;&amp;[.B164]=&quot;&quot;&amp;[.P164]))));[.O1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SEARCH([.C165];[.D165])" office:value-type="float" office:value="5">
            <text:p>5</text:p>
          </table:table-cell>
          <table:table-cell table:style-name="ce10" office:value-type="string">
            <text:p>в</text:p>
          </table:table-cell>
          <table:table-cell table:style-name="ce10" office:value-type="string">
            <text:p>аАбБвВгГ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65]);[.A165];[.M165])" office:value-type="float" office:value="5">
            <text:p>5</text:p>
          </table:table-cell>
          <table:table-cell table:style-name="Default" table:formula="of:=IF(ISBLANK([.O165]);IF(ISERROR([.B165]);&quot;Err:&quot;&amp;ORG.OPENOFFICE.ERRORTYPE([.B165])=[.M165];OR([.P165]=[.B165];AND(ISNUMBER([.P165]);ISNUMBER([.B165]);OR(AND([.P165]=0;ABS([.B165])&lt;1E-307);&quot;&quot;&amp;[.B165]=&quot;&quot;&amp;[.P165]))));[.O1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SEARCH([.C166];[.D166])" office:value-type="float" office:value="5">
            <text:p>5</text:p>
          </table:table-cell>
          <table:table-cell table:style-name="ce10" office:value-type="string">
            <text:p>В</text:p>
          </table:table-cell>
          <table:table-cell table:style-name="ce10" office:value-type="string">
            <text:p>аАбБвВгГ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66]);[.A166];[.M166])" office:value-type="float" office:value="5">
            <text:p>5</text:p>
          </table:table-cell>
          <table:table-cell table:style-name="Default" table:formula="of:=IF(ISBLANK([.O166]);IF(ISERROR([.B166]);&quot;Err:&quot;&amp;ORG.OPENOFFICE.ERRORTYPE([.B166])=[.M166];OR([.P166]=[.B166];AND(ISNUMBER([.P166]);ISNUMBER([.B166]);OR(AND([.P166]=0;ABS([.B166])&lt;1E-307);&quot;&quot;&amp;[.B166]=&quot;&quot;&amp;[.P166]))));[.O1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SEARCH([.C167];[.D167];[.E167])" office:value-type="float" office:value="3">
            <text:p>3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67]);[.A167];[.M167])" office:value-type="float" office:value="3">
            <text:p>3</text:p>
          </table:table-cell>
          <table:table-cell table:style-name="Default" table:formula="of:=IF(ISBLANK([.O167]);IF(ISERROR([.B167]);&quot;Err:&quot;&amp;ORG.OPENOFFICE.ERRORTYPE([.B167])=[.M167];OR([.P167]=[.B167];AND(ISNUMBER([.P167]);ISNUMBER([.B167]);OR(AND([.P167]=0;ABS([.B167])&lt;1E-307);&quot;&quot;&amp;[.B167]=&quot;&quot;&amp;[.P167]))));[.O1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SEARCH([.C168];[.D168];[.E168])" office:value-type="float" office:value="3">
            <text:p>3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68]);[.A168];[.M168])" office:value-type="float" office:value="3">
            <text:p>3</text:p>
          </table:table-cell>
          <table:table-cell table:style-name="Default" table:formula="of:=IF(ISBLANK([.O168]);IF(ISERROR([.B168]);&quot;Err:&quot;&amp;ORG.OPENOFFICE.ERRORTYPE([.B168])=[.M168];OR([.P168]=[.B168];AND(ISNUMBER([.P168]);ISNUMBER([.B168]);OR(AND([.P168]=0;ABS([.B168])&lt;1E-307);&quot;&quot;&amp;[.B168]=&quot;&quot;&amp;[.P168]))));[.O1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SEARCH([.C169];[.D169];[.E169])" office:value-type="float" office:value="4">
            <text:p>4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69]);[.A169];[.M169])" office:value-type="float" office:value="4">
            <text:p>4</text:p>
          </table:table-cell>
          <table:table-cell table:style-name="Default" table:formula="of:=IF(ISBLANK([.O169]);IF(ISERROR([.B169]);&quot;Err:&quot;&amp;ORG.OPENOFFICE.ERRORTYPE([.B169])=[.M169];OR([.P169]=[.B169];AND(ISNUMBER([.P169]);ISNUMBER([.B169]);OR(AND([.P169]=0;ABS([.B169])&lt;1E-307);&quot;&quot;&amp;[.B169]=&quot;&quot;&amp;[.P169]))));[.O1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SEARCH([.C170];[.D170];[.E170])" office:value-type="float" office:value="10">
            <text:p>10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70]);[.A170];[.M170])" office:value-type="float" office:value="10">
            <text:p>10</text:p>
          </table:table-cell>
          <table:table-cell table:style-name="Default" table:formula="of:=IF(ISBLANK([.O170]);IF(ISERROR([.B170]);&quot;Err:&quot;&amp;ORG.OPENOFFICE.ERRORTYPE([.B170])=[.M170];OR([.P170]=[.B170];AND(ISNUMBER([.P170]);ISNUMBER([.B170]);OR(AND([.P170]=0;ABS([.B170])&lt;1E-307);&quot;&quot;&amp;[.B170]=&quot;&quot;&amp;[.P170]))));[.O1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SEARCH([.C171];[.D171];[.E171])" office:value-type="float" office:value="10">
            <text:p>10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71]);[.A171];[.M171])" office:value-type="float" office:value="10">
            <text:p>10</text:p>
          </table:table-cell>
          <table:table-cell table:style-name="Default" table:formula="of:=IF(ISBLANK([.O171]);IF(ISERROR([.B171]);&quot;Err:&quot;&amp;ORG.OPENOFFICE.ERRORTYPE([.B171])=[.M171];OR([.P171]=[.B171];AND(ISNUMBER([.P171]);ISNUMBER([.B171]);OR(AND([.P171]=0;ABS([.B171])&lt;1E-307);&quot;&quot;&amp;[.B171]=&quot;&quot;&amp;[.P171]))));[.O1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SEARCH([.C172];[.D172];[.E172])" office:value-type="float" office:value="0">
            <text:p>#VALUE!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1">
            <text:p>1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72]);[.A172];[.M172])" office:value-type="string" office:string-value="Err:519">
            <text:p>Err:519</text:p>
          </table:table-cell>
          <table:table-cell table:style-name="Default" table:formula="of:=IF(ISBLANK([.O172]);IF(ISERROR([.B172]);&quot;Err:&quot;&amp;ORG.OPENOFFICE.ERRORTYPE([.B172])=[.M172];OR([.P172]=[.B172];AND(ISNUMBER([.P172]);ISNUMBER([.B172]);OR(AND([.P172]=0;ABS([.B172])&lt;1E-307);&quot;&quot;&amp;[.B172]=&quot;&quot;&amp;[.P172]))));[.O1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SEARCH([.C173];[.D173];[.E173])" office:value-type="float" office:value="11">
            <text:p>11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1">
            <text:p>1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73]);[.A173];[.M173])" office:value-type="float" office:value="11">
            <text:p>11</text:p>
          </table:table-cell>
          <table:table-cell table:style-name="Default" table:formula="of:=IF(ISBLANK([.O173]);IF(ISERROR([.B173]);&quot;Err:&quot;&amp;ORG.OPENOFFICE.ERRORTYPE([.B173])=[.M173];OR([.P173]=[.B173];AND(ISNUMBER([.P173]);ISNUMBER([.B173]);OR(AND([.P173]=0;ABS([.B173])&lt;1E-307);&quot;&quot;&amp;[.B173]=&quot;&quot;&amp;[.P173]))));[.O1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SEARCH([.C174];[.D174];[.E174])" office:value-type="float" office:value="0">
            <text:p>#VALUE!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2">
            <text:p>12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74]);[.A174];[.M174])" office:value-type="string" office:string-value="Err:519">
            <text:p>Err:519</text:p>
          </table:table-cell>
          <table:table-cell table:style-name="Default" table:formula="of:=IF(ISBLANK([.O174]);IF(ISERROR([.B174]);&quot;Err:&quot;&amp;ORG.OPENOFFICE.ERRORTYPE([.B174])=[.M174];OR([.P174]=[.B174];AND(ISNUMBER([.P174]);ISNUMBER([.B174]);OR(AND([.P174]=0;ABS([.B174])&lt;1E-307);&quot;&quot;&amp;[.B174]=&quot;&quot;&amp;[.P174]))));[.O1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SEARCH([.C175];[.D175];[.E175])" office:value-type="float" office:value="3">
            <text:p>3</text:p>
          </table:table-cell>
          <table:table-cell table:style-name="ce10" office:value-type="string">
            <text:p>llo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75]);[.A175];[.M175])" office:value-type="float" office:value="3">
            <text:p>3</text:p>
          </table:table-cell>
          <table:table-cell table:style-name="Default" table:formula="of:=IF(ISBLANK([.O175]);IF(ISERROR([.B175]);&quot;Err:&quot;&amp;ORG.OPENOFFICE.ERRORTYPE([.B175])=[.M175];OR([.P175]=[.B175];AND(ISNUMBER([.P175]);ISNUMBER([.B175]);OR(AND([.P175]=0;ABS([.B175])&lt;1E-307);&quot;&quot;&amp;[.B175]=&quot;&quot;&amp;[.P175]))));[.O1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SEARCH([.C176];[.D176];[.E176])" office:value-type="float" office:value="3">
            <text:p>3</text:p>
          </table:table-cell>
          <table:table-cell table:style-name="ce10" office:value-type="string">
            <text:p>llo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76]);[.A176];[.M176])" office:value-type="float" office:value="3">
            <text:p>3</text:p>
          </table:table-cell>
          <table:table-cell table:style-name="Default" table:formula="of:=IF(ISBLANK([.O176]);IF(ISERROR([.B176]);&quot;Err:&quot;&amp;ORG.OPENOFFICE.ERRORTYPE([.B176])=[.M176];OR([.P176]=[.B176];AND(ISNUMBER([.P176]);ISNUMBER([.B176]);OR(AND([.P176]=0;ABS([.B176])&lt;1E-307);&quot;&quot;&amp;[.B176]=&quot;&quot;&amp;[.P176]))));[.O1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SEARCH([.C177];[.D177];[.E177])" office:value-type="float" office:value="0">
            <text:p>#VALUE!</text:p>
          </table:table-cell>
          <table:table-cell table:style-name="ce10" office:value-type="string">
            <text:p>llo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77]);[.A177];[.M177])" office:value-type="string" office:string-value="Err:519">
            <text:p>Err:519</text:p>
          </table:table-cell>
          <table:table-cell table:style-name="Default" table:formula="of:=IF(ISBLANK([.O177]);IF(ISERROR([.B177]);&quot;Err:&quot;&amp;ORG.OPENOFFICE.ERRORTYPE([.B177])=[.M177];OR([.P177]=[.B177];AND(ISNUMBER([.P177]);ISNUMBER([.B177]);OR(AND([.P177]=0;ABS([.B177])&lt;1E-307);&quot;&quot;&amp;[.B177]=&quot;&quot;&amp;[.P177]))));[.O1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SEARCH([.C178];[.D178];[.E178])" office:value-type="float" office:value="0">
            <text:p>#VALUE!</text:p>
          </table:table-cell>
          <table:table-cell table:style-name="ce10" office:value-type="string">
            <text:p>e*o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78]);[.A178];[.M178])" office:value-type="string" office:string-value="Err:519">
            <text:p>Err:519</text:p>
          </table:table-cell>
          <table:table-cell table:style-name="Default" table:formula="of:=IF(ISBLANK([.O178]);IF(ISERROR([.B178]);&quot;Err:&quot;&amp;ORG.OPENOFFICE.ERRORTYPE([.B178])=[.M178];OR([.P178]=[.B178];AND(ISNUMBER([.P178]);ISNUMBER([.B178]);OR(AND([.P178]=0;ABS([.B178])&lt;1E-307);&quot;&quot;&amp;[.B178]=&quot;&quot;&amp;[.P178]))));[.O1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SEARCH([.C179];[.D179];[.E179])" office:value-type="float" office:value="0">
            <text:p>#VALUE!</text:p>
          </table:table-cell>
          <table:table-cell table:style-name="ce10" office:value-type="string">
            <text:p>e*o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79]);[.A179];[.M179])" office:value-type="string" office:string-value="Err:519">
            <text:p>Err:519</text:p>
          </table:table-cell>
          <table:table-cell table:style-name="Default" table:formula="of:=IF(ISBLANK([.O179]);IF(ISERROR([.B179]);&quot;Err:&quot;&amp;ORG.OPENOFFICE.ERRORTYPE([.B179])=[.M179];OR([.P179]=[.B179];AND(ISNUMBER([.P179]);ISNUMBER([.B179]);OR(AND([.P179]=0;ABS([.B179])&lt;1E-307);&quot;&quot;&amp;[.B179]=&quot;&quot;&amp;[.P179]))));[.O1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SEARCH([.C180];[.D180];[.E180])" office:value-type="float" office:value="0">
            <text:p>#VALUE!</text:p>
          </table:table-cell>
          <table:table-cell table:style-name="ce10" office:value-type="string">
            <text:p>e*o</text:p>
          </table:table-cell>
          <table:table-cell table:style-name="ce10" office:value-type="string">
            <text:p>Hello world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80]);[.A180];[.M180])" office:value-type="string" office:string-value="Err:519">
            <text:p>Err:519</text:p>
          </table:table-cell>
          <table:table-cell table:style-name="Default" table:formula="of:=IF(ISBLANK([.O180]);IF(ISERROR([.B180]);&quot;Err:&quot;&amp;ORG.OPENOFFICE.ERRORTYPE([.B180])=[.M180];OR([.P180]=[.B180];AND(ISNUMBER([.P180]);ISNUMBER([.B180]);OR(AND([.P180]=0;ABS([.B180])&lt;1E-307);&quot;&quot;&amp;[.B180]=&quot;&quot;&amp;[.P180]))));[.O1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f:=SEARCH([.C181];[.D181];[.E181])" office:value-type="float" office:value="0">
            <text:p>#VALUE!</text:p>
          </table:table-cell>
          <table:table-cell table:style-name="ce10" office:value-type="string">
            <text:p>e*o</text:p>
          </table:table-cell>
          <table:table-cell table:style-name="ce10" office:value-type="string">
            <text:p>Hello Hello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4"/>
          <table:table-cell table:style-name="ce13" office:value-type="float" office:value="3">
            <text:p>3</text:p>
          </table:table-cell>
          <table:table-cell table:number-columns-repeated="2"/>
          <table:table-cell table:style-name="ce16" office:value-type="string">
            <text:p>Err:519</text:p>
          </table:table-cell>
          <table:table-cell/>
          <table:table-cell/>
          <table:table-cell table:style-name="Default" table:formula="of:=IF(ISBLANK([.M181]);[.A181];[.M181])" office:value-type="string" office:string-value="Err:519">
            <text:p>Err:519</text:p>
          </table:table-cell>
          <table:table-cell table:style-name="Default" table:formula="of:=IF(ISBLANK([.O181]);IF(ISERROR([.B181]);&quot;Err:&quot;&amp;ORG.OPENOFFICE.ERRORTYPE([.B181])=[.M181];OR([.P181]=[.B181];AND(ISNUMBER([.P181]);ISNUMBER([.B181]);OR(AND([.P181]=0;ABS([.B181])&lt;1E-307);&quot;&quot;&amp;[.B181]=&quot;&quot;&amp;[.P181]))));[.O18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hello</text:p>
          </table:table-cell>
          <table:table-cell table:formula="of:=LOWER([.C183])" office:value-type="string" office:string-value="hello">
            <text:p>hello</text:p>
          </table:table-cell>
          <table:table-cell table:style-name="ce10" office:value-type="string">
            <text:p>HELLO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 office:value-type="string">
            <text:p>LOWER</text:p>
          </table:table-cell>
          <table:table-cell table:style-name="ce16"/>
          <table:table-cell/>
          <table:table-cell/>
          <table:table-cell table:style-name="Default" table:formula="of:=IF(ISBLANK([.M183]);[.A183];[.M183])" office:value-type="string" office:string-value="hello">
            <text:p>hello</text:p>
          </table:table-cell>
          <table:table-cell table:style-name="Default" table:formula="of:=IF(ISBLANK([.O183]);IF(ISERROR([.B183]);&quot;Err:&quot;&amp;ORG.OPENOFFICE.ERRORTYPE([.B183])=[.M183];OR([.P183]=[.B183];AND(ISNUMBER([.P183]);ISNUMBER([.B183]);OR(AND([.P183]=0;ABS([.B183])&lt;1E-307);&quot;&quot;&amp;[.B183]=&quot;&quot;&amp;[.P183]))));[.O1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</text:p>
          </table:table-cell>
          <table:table-cell table:formula="of:=LOWER([.C184])" office:value-type="string" office:string-value="hello">
            <text:p>hello</text:p>
          </table:table-cell>
          <table:table-cell table:style-name="ce10" office:value-type="string">
            <text:p>Hello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84]);[.A184];[.M184])" office:value-type="string" office:string-value="hello">
            <text:p>hello</text:p>
          </table:table-cell>
          <table:table-cell table:style-name="Default" table:formula="of:=IF(ISBLANK([.O184]);IF(ISERROR([.B184]);&quot;Err:&quot;&amp;ORG.OPENOFFICE.ERRORTYPE([.B184])=[.M184];OR([.P184]=[.B184];AND(ISNUMBER([.P184]);ISNUMBER([.B184]);OR(AND([.P184]=0;ABS([.B184])&lt;1E-307);&quot;&quot;&amp;[.B184]=&quot;&quot;&amp;[.P184]))));[.O1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</text:p>
          </table:table-cell>
          <table:table-cell table:formula="of:=LOWER([.C185])" office:value-type="string" office:string-value="hello">
            <text:p>hello</text:p>
          </table:table-cell>
          <table:table-cell table:style-name="ce10" office:value-type="string">
            <text:p>hellO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85]);[.A185];[.M185])" office:value-type="string" office:string-value="hello">
            <text:p>hello</text:p>
          </table:table-cell>
          <table:table-cell table:style-name="Default" table:formula="of:=IF(ISBLANK([.O185]);IF(ISERROR([.B185]);&quot;Err:&quot;&amp;ORG.OPENOFFICE.ERRORTYPE([.B185])=[.M185];OR([.P185]=[.B185];AND(ISNUMBER([.P185]);ISNUMBER([.B185]);OR(AND([.P185]=0;ABS([.B185])&lt;1E-307);&quot;&quot;&amp;[.B185]=&quot;&quot;&amp;[.P185]))));[.O1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ààááaaää</text:p>
          </table:table-cell>
          <table:table-cell table:formula="of:=LOWER([.C186])" office:value-type="string" office:string-value="ààááaaää">
            <text:p>ààááaaää</text:p>
          </table:table-cell>
          <table:table-cell table:style-name="ce10" office:value-type="string">
            <text:p>àÀáÁaAäÄ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86]);[.A186];[.M186])" office:value-type="string" office:string-value="ààááaaää">
            <text:p>ààááaaää</text:p>
          </table:table-cell>
          <table:table-cell table:style-name="Default" table:formula="of:=IF(ISBLANK([.O186]);IF(ISERROR([.B186]);&quot;Err:&quot;&amp;ORG.OPENOFFICE.ERRORTYPE([.B186])=[.M186];OR([.P186]=[.B186];AND(ISNUMBER([.P186]);ISNUMBER([.B186]);OR(AND([.P186]=0;ABS([.B186])&lt;1E-307);&quot;&quot;&amp;[.B186]=&quot;&quot;&amp;[.P186]))));[.O18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 table:formula="of:=&quot;&quot;">
            <text:p/>
          </table:table-cell>
          <table:table-cell table:formula="of:=LOWER([.C187])">
            <text:p/>
          </table:table-cell>
          <table:table-cell table:style-name="ce10" table:formula="of:=&quot;&quot;">
            <text:p/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87]);[.A187];[.M187])">
            <text:p/>
          </table:table-cell>
          <table:table-cell table:style-name="Default" table:formula="of:=IF(ISBLANK([.O187]);IF(ISERROR([.B187]);&quot;Err:&quot;&amp;ORG.OPENOFFICE.ERRORTYPE([.B187])=[.M187];OR([.P187]=[.B187];AND(ISNUMBER([.P187]);ISNUMBER([.B187]);OR(AND([.P187]=0;ABS([.B187])&lt;1E-307);&quot;&quot;&amp;[.B187]=&quot;&quot;&amp;[.P187]))));[.O18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HELLO</text:p>
          </table:table-cell>
          <table:table-cell table:formula="of:=UPPER([.C189])" office:value-type="string" office:string-value="HELLO">
            <text:p>HELLO</text:p>
          </table:table-cell>
          <table:table-cell table:style-name="ce10" office:value-type="string">
            <text:p>HELLO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 office:value-type="string">
            <text:p>UPPER</text:p>
          </table:table-cell>
          <table:table-cell table:style-name="ce16"/>
          <table:table-cell/>
          <table:table-cell/>
          <table:table-cell table:style-name="Default" table:formula="of:=IF(ISBLANK([.M189]);[.A189];[.M189])" office:value-type="string" office:string-value="HELLO">
            <text:p>HELLO</text:p>
          </table:table-cell>
          <table:table-cell table:style-name="Default" table:formula="of:=IF(ISBLANK([.O189]);IF(ISERROR([.B189]);&quot;Err:&quot;&amp;ORG.OPENOFFICE.ERRORTYPE([.B189])=[.M189];OR([.P189]=[.B189];AND(ISNUMBER([.P189]);ISNUMBER([.B189]);OR(AND([.P189]=0;ABS([.B189])&lt;1E-307);&quot;&quot;&amp;[.B189]=&quot;&quot;&amp;[.P189]))));[.O1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</text:p>
          </table:table-cell>
          <table:table-cell table:formula="of:=UPPER([.C190])" office:value-type="string" office:string-value="HELLO">
            <text:p>HELLO</text:p>
          </table:table-cell>
          <table:table-cell table:style-name="ce10" office:value-type="string">
            <text:p>Hello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90]);[.A190];[.M190])" office:value-type="string" office:string-value="HELLO">
            <text:p>HELLO</text:p>
          </table:table-cell>
          <table:table-cell table:style-name="Default" table:formula="of:=IF(ISBLANK([.O190]);IF(ISERROR([.B190]);&quot;Err:&quot;&amp;ORG.OPENOFFICE.ERRORTYPE([.B190])=[.M190];OR([.P190]=[.B190];AND(ISNUMBER([.P190]);ISNUMBER([.B190]);OR(AND([.P190]=0;ABS([.B190])&lt;1E-307);&quot;&quot;&amp;[.B190]=&quot;&quot;&amp;[.P190]))));[.O1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HELLO</text:p>
          </table:table-cell>
          <table:table-cell table:formula="of:=UPPER([.C191])" office:value-type="string" office:string-value="HELLO">
            <text:p>HELLO</text:p>
          </table:table-cell>
          <table:table-cell table:style-name="ce10" office:value-type="string">
            <text:p>hellO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91]);[.A191];[.M191])" office:value-type="string" office:string-value="HELLO">
            <text:p>HELLO</text:p>
          </table:table-cell>
          <table:table-cell table:style-name="Default" table:formula="of:=IF(ISBLANK([.O191]);IF(ISERROR([.B191]);&quot;Err:&quot;&amp;ORG.OPENOFFICE.ERRORTYPE([.B191])=[.M191];OR([.P191]=[.B191];AND(ISNUMBER([.P191]);ISNUMBER([.B191]);OR(AND([.P191]=0;ABS([.B191])&lt;1E-307);&quot;&quot;&amp;[.B191]=&quot;&quot;&amp;[.P191]))));[.O1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ÀÀÁÁAAÄÄ</text:p>
          </table:table-cell>
          <table:table-cell table:formula="of:=UPPER([.C192])" office:value-type="string" office:string-value="ÀÀÁÁAAÄÄ">
            <text:p>ÀÀÁÁAAÄÄ</text:p>
          </table:table-cell>
          <table:table-cell table:style-name="ce10" office:value-type="string">
            <text:p>àÀáÁaAäÄ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92]);[.A192];[.M192])" office:value-type="string" office:string-value="ÀÀÁÁAAÄÄ">
            <text:p>ÀÀÁÁAAÄÄ</text:p>
          </table:table-cell>
          <table:table-cell table:style-name="Default" table:formula="of:=IF(ISBLANK([.O192]);IF(ISERROR([.B192]);&quot;Err:&quot;&amp;ORG.OPENOFFICE.ERRORTYPE([.B192])=[.M192];OR([.P192]=[.B192];AND(ISNUMBER([.P192]);ISNUMBER([.B192]);OR(AND([.P192]=0;ABS([.B192])&lt;1E-307);&quot;&quot;&amp;[.B192]=&quot;&quot;&amp;[.P192]))));[.O19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 table:formula="of:=&quot;&quot;">
            <text:p/>
          </table:table-cell>
          <table:table-cell table:formula="of:=UPPER([.C193])">
            <text:p/>
          </table:table-cell>
          <table:table-cell table:style-name="ce10" table:formula="of:=&quot;&quot;">
            <text:p/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93]);[.A193];[.M193])">
            <text:p/>
          </table:table-cell>
          <table:table-cell table:style-name="Default" table:formula="of:=IF(ISBLANK([.O193]);IF(ISERROR([.B193]);&quot;Err:&quot;&amp;ORG.OPENOFFICE.ERRORTYPE([.B193])=[.M193];OR([.P193]=[.B193];AND(ISNUMBER([.P193]);ISNUMBER([.B193]);OR(AND([.P193]=0;ABS([.B193])&lt;1E-307);&quot;&quot;&amp;[.B193]=&quot;&quot;&amp;[.P193]))));[.O19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This Is A Title</text:p>
          </table:table-cell>
          <table:table-cell table:formula="of:=PROPER([.C195])" office:value-type="string" office:string-value="This Is A Title">
            <text:p>This Is A Title</text:p>
          </table:table-cell>
          <table:table-cell table:style-name="ce10" office:value-type="string">
            <text:p>this is a TITLE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 office:value-type="string">
            <text:p>PROPER</text:p>
          </table:table-cell>
          <table:table-cell table:style-name="ce16"/>
          <table:table-cell/>
          <table:table-cell/>
          <table:table-cell table:style-name="Default" table:formula="of:=IF(ISBLANK([.M195]);[.A195];[.M195])" office:value-type="string" office:string-value="This Is A Title">
            <text:p>This Is A Title</text:p>
          </table:table-cell>
          <table:table-cell table:style-name="Default" table:formula="of:=IF(ISBLANK([.O195]);IF(ISERROR([.B195]);&quot;Err:&quot;&amp;ORG.OPENOFFICE.ERRORTYPE([.B195])=[.M195];OR([.P195]=[.B195];AND(ISNUMBER([.P195]);ISNUMBER([.B195]);OR(AND([.P195]=0;ABS([.B195])&lt;1E-307);&quot;&quot;&amp;[.B195]=&quot;&quot;&amp;[.P195]))));[.O1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2-Cent'S Worth</text:p>
          </table:table-cell>
          <table:table-cell table:formula="of:=PROPER([.C196])" office:value-type="string" office:string-value="2-Cent'S Worth">
            <text:p>2-Cent'S Worth</text:p>
          </table:table-cell>
          <table:table-cell table:style-name="ce10" office:value-type="string">
            <text:p>2-cent's worth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96]);[.A196];[.M196])" office:value-type="string" office:string-value="2-Cent'S Worth">
            <text:p>2-Cent'S Worth</text:p>
          </table:table-cell>
          <table:table-cell table:style-name="Default" table:formula="of:=IF(ISBLANK([.O196]);IF(ISERROR([.B196]);&quot;Err:&quot;&amp;ORG.OPENOFFICE.ERRORTYPE([.B196])=[.M196];OR([.P196]=[.B196];AND(ISNUMBER([.P196]);ISNUMBER([.B196]);OR(AND([.P196]=0;ABS([.B196])&lt;1E-307);&quot;&quot;&amp;[.B196]=&quot;&quot;&amp;[.P196]))));[.O1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76Budget</text:p>
          </table:table-cell>
          <table:table-cell table:formula="of:=PROPER([.C197])" office:value-type="string" office:string-value="76Budget">
            <text:p>76Budget</text:p>
          </table:table-cell>
          <table:table-cell table:style-name="ce10" office:value-type="string">
            <text:p>76BudGet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97]);[.A197];[.M197])" office:value-type="string" office:string-value="76Budget">
            <text:p>76Budget</text:p>
          </table:table-cell>
          <table:table-cell table:style-name="Default" table:formula="of:=IF(ISBLANK([.O197]);IF(ISERROR([.B197]);&quot;Err:&quot;&amp;ORG.OPENOFFICE.ERRORTYPE([.B197])=[.M197];OR([.P197]=[.B197];AND(ISNUMBER([.P197]);ISNUMBER([.B197]);OR(AND([.P197]=0;ABS([.B197])&lt;1E-307);&quot;&quot;&amp;[.B197]=&quot;&quot;&amp;[.P197]))));[.O1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Ààá Áaa Ää</text:p>
          </table:table-cell>
          <table:table-cell table:formula="of:=PROPER([.C198])" office:value-type="string" office:string-value="Ààá Áaa Ää">
            <text:p>Ààá Áaa Ää</text:p>
          </table:table-cell>
          <table:table-cell table:style-name="ce10" office:value-type="string">
            <text:p>àÀá ÁaA äÄ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98]);[.A198];[.M198])" office:value-type="string" office:string-value="Ààá Áaa Ää">
            <text:p>Ààá Áaa Ää</text:p>
          </table:table-cell>
          <table:table-cell table:style-name="Default" table:formula="of:=IF(ISBLANK([.O198]);IF(ISERROR([.B198]);&quot;Err:&quot;&amp;ORG.OPENOFFICE.ERRORTYPE([.B198])=[.M198];OR([.P198]=[.B198];AND(ISNUMBER([.P198]);ISNUMBER([.B198]);OR(AND([.P198]=0;ABS([.B198])&lt;1E-307);&quot;&quot;&amp;[.B198]=&quot;&quot;&amp;[.P198]))));[.O1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Ааб Бвв Ггд Д</text:p>
          </table:table-cell>
          <table:table-cell table:formula="of:=PROPER([.C199])" office:value-type="string" office:string-value="Ааб Бвв Ггд Д">
            <text:p>Ааб Бвв Ггд Д</text:p>
          </table:table-cell>
          <table:table-cell table:style-name="ce10" office:value-type="string">
            <text:p>АаБ бВв ГгД д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199]);[.A199];[.M199])" office:value-type="string" office:string-value="Ааб Бвв Ггд Д">
            <text:p>Ааб Бвв Ггд Д</text:p>
          </table:table-cell>
          <table:table-cell table:style-name="Default" table:formula="of:=IF(ISBLANK([.O199]);IF(ISERROR([.B199]);&quot;Err:&quot;&amp;ORG.OPENOFFICE.ERRORTYPE([.B199])=[.M199];OR([.P199]=[.B199];AND(ISNUMBER([.P199]);ISNUMBER([.B199]);OR(AND([.P199]=0;ABS([.B199])&lt;1E-307);&quot;&quot;&amp;[.B199]=&quot;&quot;&amp;[.P199]))));[.O19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*abc*abc*abc</text:p>
          </table:table-cell>
          <table:table-cell table:formula="of:=REPT([.C201];[.D201])" office:value-type="string" office:string-value="*abc*abc*abc">
            <text:p>*abc*abc*abc</text:p>
          </table:table-cell>
          <table:table-cell table:style-name="ce10" office:value-type="string">
            <text:p>*abc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 office:value-type="string">
            <text:p>REPT</text:p>
          </table:table-cell>
          <table:table-cell table:style-name="ce16"/>
          <table:table-cell/>
          <table:table-cell/>
          <table:table-cell table:style-name="Default" table:formula="of:=IF(ISBLANK([.M201]);[.A201];[.M201])" office:value-type="string" office:string-value="*abc*abc*abc">
            <text:p>*abc*abc*abc</text:p>
          </table:table-cell>
          <table:table-cell table:style-name="Default" table:formula="of:=IF(ISBLANK([.O201]);IF(ISERROR([.B201]);&quot;Err:&quot;&amp;ORG.OPENOFFICE.ERRORTYPE([.B201])=[.M201];OR([.P201]=[.B201];AND(ISNUMBER([.P201]);ISNUMBER([.B201]);OR(AND([.P201]=0;ABS([.B201])&lt;1E-307);&quot;&quot;&amp;[.B201]=&quot;&quot;&amp;[.P201]))));[.O2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àÀáÁaAäÄ</text:p>
          </table:table-cell>
          <table:table-cell table:formula="of:=REPT([.C202];[.D202])" office:value-type="string" office:string-value="àÀáÁaAäÄ">
            <text:p>àÀáÁaAäÄ</text:p>
          </table:table-cell>
          <table:table-cell table:style-name="ce10" office:value-type="string">
            <text:p>àÀáÁaAäÄ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02]);[.A202];[.M202])" office:value-type="string" office:string-value="àÀáÁaAäÄ">
            <text:p>àÀáÁaAäÄ</text:p>
          </table:table-cell>
          <table:table-cell table:style-name="Default" table:formula="of:=IF(ISBLANK([.O202]);IF(ISERROR([.B202]);&quot;Err:&quot;&amp;ORG.OPENOFFICE.ERRORTYPE([.B202])=[.M202];OR([.P202]=[.B202];AND(ISNUMBER([.P202]);ISNUMBER([.B202]);OR(AND([.P202]=0;ABS([.B202])&lt;1E-307);&quot;&quot;&amp;[.B202]=&quot;&quot;&amp;[.P202]))));[.O2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table:formula="of:=&quot;&quot;">
            <text:p/>
          </table:table-cell>
          <table:table-cell table:formula="of:=REPT([.C203];[.D203])">
            <text:p/>
          </table:table-cell>
          <table:table-cell table:style-name="ce10" office:value-type="string">
            <text:p>abc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5"/>
          <table:table-cell table:style-name="ce13" office:value-type="float" office:value="2">
            <text:p>2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03]);[.A203];[.M203])">
            <text:p/>
          </table:table-cell>
          <table:table-cell table:style-name="Default" table:formula="of:=IF(ISBLANK([.O203]);IF(ISERROR([.B203]);&quot;Err:&quot;&amp;ORG.OPENOFFICE.ERRORTYPE([.B203])=[.M203];OR([.P203]=[.B203];AND(ISNUMBER([.P203]);ISNUMBER([.B203]);OR(AND([.P203]=0;ABS([.B203])&lt;1E-307);&quot;&quot;&amp;[.B203]=&quot;&quot;&amp;[.P203]))));[.O20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aaa bb c</text:p>
          </table:table-cell>
          <table:table-cell table:formula="of:=TRIM([.C205])" office:value-type="string" office:string-value="aaa bb c">
            <text:p>aaa bb c</text:p>
          </table:table-cell>
          <table:table-cell table:style-name="ce10" office:value-type="string">
            <text:p><text:s text:c="2"/>aaa <text:s text:c="2"/>bb <text:s/>c <text:s text:c="3"/>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 office:value-type="string">
            <text:p>TRIM</text:p>
          </table:table-cell>
          <table:table-cell table:style-name="ce16"/>
          <table:table-cell/>
          <table:table-cell/>
          <table:table-cell table:style-name="Default" table:formula="of:=IF(ISBLANK([.M205]);[.A205];[.M205])" office:value-type="string" office:string-value="aaa bb c">
            <text:p>aaa bb c</text:p>
          </table:table-cell>
          <table:table-cell table:style-name="Default" table:formula="of:=IF(ISBLANK([.O205]);IF(ISERROR([.B205]);&quot;Err:&quot;&amp;ORG.OPENOFFICE.ERRORTYPE([.B205])=[.M205];OR([.P205]=[.B205];AND(ISNUMBER([.P205]);ISNUMBER([.B205]);OR(AND([.P205]=0;ABS([.B205])&lt;1E-307);&quot;&quot;&amp;[.B205]=&quot;&quot;&amp;[.P205]))));[.O2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aaa bb c</text:p>
          </table:table-cell>
          <table:table-cell table:formula="of:=TRIM([.C206])" office:value-type="string" office:string-value="aaa bb c">
            <text:p>aaa bb c</text:p>
          </table:table-cell>
          <table:table-cell table:style-name="ce10" office:value-type="string">
            <text:p>aaa bb c</text:p>
          </table:table-cell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06]);[.A206];[.M206])" office:value-type="string" office:string-value="aaa bb c">
            <text:p>aaa bb c</text:p>
          </table:table-cell>
          <table:table-cell table:style-name="Default" table:formula="of:=IF(ISBLANK([.O206]);IF(ISERROR([.B206]);&quot;Err:&quot;&amp;ORG.OPENOFFICE.ERRORTYPE([.B206])=[.M206];OR([.P206]=[.B206];AND(ISNUMBER([.P206]);ISNUMBER([.B206]);OR(AND([.P206]=0;ABS([.B206])&lt;1E-307);&quot;&quot;&amp;[.B206]=&quot;&quot;&amp;[.P206]))));[.O20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style-name="ce13"/>
          <table:table-cell table:number-columns-repeated="2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08];[.D208:.F208])" office:value-type="float" office:value="0">
            <text:p>#N/A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F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office:value-type="string">
            <text:p>MATCH (ascending)</text:p>
          </table:table-cell>
          <table:table-cell office:value-type="string">
            <text:p>MATCH</text:p>
          </table:table-cell>
          <table:table-cell table:style-name="ce16" office:value-type="string">
            <text:p>Err:32767</text:p>
          </table:table-cell>
          <table:table-cell/>
          <table:table-cell/>
          <table:table-cell table:style-name="Default" table:formula="of:=IF(ISBLANK([.M208]);[.A208];[.M208])" office:value-type="string" office:string-value="Err:32767">
            <text:p>Err:32767</text:p>
          </table:table-cell>
          <table:table-cell table:style-name="Default" table:formula="of:=IF(ISBLANK([.O208]);IF(ISERROR([.B208]);&quot;Err:&quot;&amp;ORG.OPENOFFICE.ERRORTYPE([.B208])=[.M208];OR([.P208]=[.B208];AND(ISNUMBER([.P208]);ISNUMBER([.B208]);OR(AND([.P208]=0;ABS([.B208])&lt;1E-307);&quot;&quot;&amp;[.B208]=&quot;&quot;&amp;[.P208]))));[.O2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09];[.D209:.F209])" office:value-type="float" office:value="1">
            <text:p>1</text:p>
          </table:table-cell>
          <table:table-cell table:number-columns-repeated="2" table:style-name="ce10" office:value-type="string">
            <text:p>B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F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09]);[.A209];[.M209])" office:value-type="float" office:value="1">
            <text:p>1</text:p>
          </table:table-cell>
          <table:table-cell table:style-name="Default" table:formula="of:=IF(ISBLANK([.O209]);IF(ISERROR([.B209]);&quot;Err:&quot;&amp;ORG.OPENOFFICE.ERRORTYPE([.B209])=[.M209];OR([.P209]=[.B209];AND(ISNUMBER([.P209]);ISNUMBER([.B209]);OR(AND([.P209]=0;ABS([.B209])&lt;1E-307);&quot;&quot;&amp;[.B209]=&quot;&quot;&amp;[.P209]))));[.O2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10];[.D210:.F210])" office:value-type="float" office:value="1">
            <text:p>1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F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10]);[.A210];[.M210])" office:value-type="float" office:value="1">
            <text:p>1</text:p>
          </table:table-cell>
          <table:table-cell table:style-name="Default" table:formula="of:=IF(ISBLANK([.O210]);IF(ISERROR([.B210]);&quot;Err:&quot;&amp;ORG.OPENOFFICE.ERRORTYPE([.B210])=[.M210];OR([.P210]=[.B210];AND(ISNUMBER([.P210]);ISNUMBER([.B210]);OR(AND([.P210]=0;ABS([.B210])&lt;1E-307);&quot;&quot;&amp;[.B210]=&quot;&quot;&amp;[.P210]))));[.O2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11];[.D211:.F211])" office:value-type="float" office:value="2">
            <text:p>2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F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11]);[.A211];[.M211])" office:value-type="float" office:value="2">
            <text:p>2</text:p>
          </table:table-cell>
          <table:table-cell table:style-name="Default" table:formula="of:=IF(ISBLANK([.O211]);IF(ISERROR([.B211]);&quot;Err:&quot;&amp;ORG.OPENOFFICE.ERRORTYPE([.B211])=[.M211];OR([.P211]=[.B211];AND(ISNUMBER([.P211]);ISNUMBER([.B211]);OR(AND([.P211]=0;ABS([.B211])&lt;1E-307);&quot;&quot;&amp;[.B211]=&quot;&quot;&amp;[.P211]))));[.O2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12];[.D212:.F212])" office:value-type="float" office:value="2">
            <text:p>2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F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12]);[.A212];[.M212])" office:value-type="float" office:value="2">
            <text:p>2</text:p>
          </table:table-cell>
          <table:table-cell table:style-name="Default" table:formula="of:=IF(ISBLANK([.O212]);IF(ISERROR([.B212]);&quot;Err:&quot;&amp;ORG.OPENOFFICE.ERRORTYPE([.B212])=[.M212];OR([.P212]=[.B212];AND(ISNUMBER([.P212]);ISNUMBER([.B212]);OR(AND([.P212]=0;ABS([.B212])&lt;1E-307);&quot;&quot;&amp;[.B212]=&quot;&quot;&amp;[.P212]))));[.O2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213];[.D213:.F213])" office:value-type="float" office:value="3">
            <text:p>3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F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13]);[.A213];[.M213])" office:value-type="float" office:value="3">
            <text:p>3</text:p>
          </table:table-cell>
          <table:table-cell table:style-name="Default" table:formula="of:=IF(ISBLANK([.O213]);IF(ISERROR([.B213]);&quot;Err:&quot;&amp;ORG.OPENOFFICE.ERRORTYPE([.B213])=[.M213];OR([.P213]=[.B213];AND(ISNUMBER([.P213]);ISNUMBER([.B213]);OR(AND([.P213]=0;ABS([.B213])&lt;1E-307);&quot;&quot;&amp;[.B213]=&quot;&quot;&amp;[.P213]))));[.O2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214];[.D214:.F214])" office:value-type="float" office:value="3">
            <text:p>3</text:p>
          </table:table-cell>
          <table:table-cell table:style-name="ce10" office:value-type="string">
            <text:p>G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F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14]);[.A214];[.M214])" office:value-type="float" office:value="3">
            <text:p>3</text:p>
          </table:table-cell>
          <table:table-cell table:style-name="Default" table:formula="of:=IF(ISBLANK([.O214]);IF(ISERROR([.B214]);&quot;Err:&quot;&amp;ORG.OPENOFFICE.ERRORTYPE([.B214])=[.M214];OR([.P214]=[.B214];AND(ISNUMBER([.P214]);ISNUMBER([.B214]);OR(AND([.P214]=0;ABS([.B214])&lt;1E-307);&quot;&quot;&amp;[.B214]=&quot;&quot;&amp;[.P214]))));[.O2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15];[.D215:.F215])" office:value-type="float" office:value="2">
            <text:p>2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15]);[.A215];[.M215])" office:value-type="float" office:value="2">
            <text:p>2</text:p>
          </table:table-cell>
          <table:table-cell table:style-name="Default" table:formula="of:=IF(ISBLANK([.O215]);IF(ISERROR([.B215]);&quot;Err:&quot;&amp;ORG.OPENOFFICE.ERRORTYPE([.B215])=[.M215];OR([.P215]=[.B215];AND(ISNUMBER([.P215]);ISNUMBER([.B215]);OR(AND([.P215]=0;ABS([.B215])&lt;1E-307);&quot;&quot;&amp;[.B215]=&quot;&quot;&amp;[.P215]))));[.O2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16];[.D216:.F216])" office:value-type="float" office:value="2">
            <text:p>2</text:p>
          </table:table-cell>
          <table:table-cell table:style-name="ce10" office:value-type="string">
            <text:p>ç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16]);[.A216];[.M216])" office:value-type="float" office:value="2">
            <text:p>2</text:p>
          </table:table-cell>
          <table:table-cell table:style-name="Default" table:formula="of:=IF(ISBLANK([.O216]);IF(ISERROR([.B216]);&quot;Err:&quot;&amp;ORG.OPENOFFICE.ERRORTYPE([.B216])=[.M216];OR([.P216]=[.B216];AND(ISNUMBER([.P216]);ISNUMBER([.B216]);OR(AND([.P216]=0;ABS([.B216])&lt;1E-307);&quot;&quot;&amp;[.B216]=&quot;&quot;&amp;[.P216]))));[.O2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17];[.D217:.F217])" office:value-type="float" office:value="2">
            <text:p>2</text:p>
          </table:table-cell>
          <table:table-cell table:style-name="ce10" office:value-type="string">
            <text:p>CD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17]);[.A217];[.M217])" office:value-type="float" office:value="2">
            <text:p>2</text:p>
          </table:table-cell>
          <table:table-cell table:style-name="Default" table:formula="of:=IF(ISBLANK([.O217]);IF(ISERROR([.B217]);&quot;Err:&quot;&amp;ORG.OPENOFFICE.ERRORTYPE([.B217])=[.M217];OR([.P217]=[.B217];AND(ISNUMBER([.P217]);ISNUMBER([.B217]);OR(AND([.P217]=0;ABS([.B217])&lt;1E-307);&quot;&quot;&amp;[.B217]=&quot;&quot;&amp;[.P217]))));[.O2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18];[.D218:.F218])" office:value-type="float" office:value="1">
            <text:p>1</text:p>
          </table:table-cell>
          <table:table-cell table:style-name="ce10" office:value-type="string">
            <text:p>BC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18]);[.A218];[.M218])" office:value-type="float" office:value="1">
            <text:p>1</text:p>
          </table:table-cell>
          <table:table-cell table:style-name="Default" table:formula="of:=IF(ISBLANK([.O218]);IF(ISERROR([.B218]);&quot;Err:&quot;&amp;ORG.OPENOFFICE.ERRORTYPE([.B218])=[.M218];OR([.P218]=[.B218];AND(ISNUMBER([.P218]);ISNUMBER([.B218]);OR(AND([.P218]=0;ABS([.B218])&lt;1E-307);&quot;&quot;&amp;[.B218]=&quot;&quot;&amp;[.P218]))));[.O21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220];[.D220:.F220];-1)" office:value-type="float" office:value="3">
            <text:p>3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B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office:value-type="string">
            <text:p>MATCH (descending)</text:p>
          </table:table-cell>
          <table:table-cell office:value-type="string">
            <text:p>MATCH -1.0</text:p>
          </table:table-cell>
          <table:table-cell table:style-name="ce16"/>
          <table:table-cell/>
          <table:table-cell/>
          <table:table-cell table:style-name="Default" table:formula="of:=IF(ISBLANK([.M220]);[.A220];[.M220])" office:value-type="float" office:value="3">
            <text:p>3</text:p>
          </table:table-cell>
          <table:table-cell table:style-name="Default" table:formula="of:=IF(ISBLANK([.O220]);IF(ISERROR([.B220]);&quot;Err:&quot;&amp;ORG.OPENOFFICE.ERRORTYPE([.B220])=[.M220];OR([.P220]=[.B220];AND(ISNUMBER([.P220]);ISNUMBER([.B220]);OR(AND([.P220]=0;ABS([.B220])&lt;1E-307);&quot;&quot;&amp;[.B220]=&quot;&quot;&amp;[.P220]))));[.O2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221];[.D221:.F221];-1)" office:value-type="float" office:value="3">
            <text:p>3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B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21]);[.A221];[.M221])" office:value-type="float" office:value="3">
            <text:p>3</text:p>
          </table:table-cell>
          <table:table-cell table:style-name="Default" table:formula="of:=IF(ISBLANK([.O221]);IF(ISERROR([.B221]);&quot;Err:&quot;&amp;ORG.OPENOFFICE.ERRORTYPE([.B221])=[.M221];OR([.P221]=[.B221];AND(ISNUMBER([.P221]);ISNUMBER([.B221]);OR(AND([.P221]=0;ABS([.B221])&lt;1E-307);&quot;&quot;&amp;[.B221]=&quot;&quot;&amp;[.P221]))));[.O2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22];[.D222:.F222];-1)" office:value-type="float" office:value="2">
            <text:p>2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B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22]);[.A222];[.M222])" office:value-type="float" office:value="2">
            <text:p>2</text:p>
          </table:table-cell>
          <table:table-cell table:style-name="Default" table:formula="of:=IF(ISBLANK([.O222]);IF(ISERROR([.B222]);&quot;Err:&quot;&amp;ORG.OPENOFFICE.ERRORTYPE([.B222])=[.M222];OR([.P222]=[.B222];AND(ISNUMBER([.P222]);ISNUMBER([.B222]);OR(AND([.P222]=0;ABS([.B222])&lt;1E-307);&quot;&quot;&amp;[.B222]=&quot;&quot;&amp;[.P222]))));[.O2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23];[.D223:.F223];-1)" office:value-type="float" office:value="2">
            <text:p>2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B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23]);[.A223];[.M223])" office:value-type="float" office:value="2">
            <text:p>2</text:p>
          </table:table-cell>
          <table:table-cell table:style-name="Default" table:formula="of:=IF(ISBLANK([.O223]);IF(ISERROR([.B223]);&quot;Err:&quot;&amp;ORG.OPENOFFICE.ERRORTYPE([.B223])=[.M223];OR([.P223]=[.B223];AND(ISNUMBER([.P223]);ISNUMBER([.B223]);OR(AND([.P223]=0;ABS([.B223])&lt;1E-307);&quot;&quot;&amp;[.B223]=&quot;&quot;&amp;[.P223]))));[.O2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24];[.D224:.F224];-1)" office:value-type="float" office:value="1">
            <text:p>1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B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24]);[.A224];[.M224])" office:value-type="float" office:value="1">
            <text:p>1</text:p>
          </table:table-cell>
          <table:table-cell table:style-name="Default" table:formula="of:=IF(ISBLANK([.O224]);IF(ISERROR([.B224]);&quot;Err:&quot;&amp;ORG.OPENOFFICE.ERRORTYPE([.B224])=[.M224];OR([.P224]=[.B224];AND(ISNUMBER([.P224]);ISNUMBER([.B224]);OR(AND([.P224]=0;ABS([.B224])&lt;1E-307);&quot;&quot;&amp;[.B224]=&quot;&quot;&amp;[.P224]))));[.O2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25];[.D225:.F225];-1)" office:value-type="float" office:value="1">
            <text:p>1</text:p>
          </table:table-cell>
          <table:table-cell table:number-columns-repeated="2" table:style-name="ce10" office:value-type="string">
            <text:p>F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B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25]);[.A225];[.M225])" office:value-type="float" office:value="1">
            <text:p>1</text:p>
          </table:table-cell>
          <table:table-cell table:style-name="Default" table:formula="of:=IF(ISBLANK([.O225]);IF(ISERROR([.B225]);&quot;Err:&quot;&amp;ORG.OPENOFFICE.ERRORTYPE([.B225])=[.M225];OR([.P225]=[.B225];AND(ISNUMBER([.P225]);ISNUMBER([.B225]);OR(AND([.P225]=0;ABS([.B225])&lt;1E-307);&quot;&quot;&amp;[.B225]=&quot;&quot;&amp;[.P225]))));[.O2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26];[.D226:.F226];-1)" office:value-type="float" office:value="0">
            <text:p>#N/A</text:p>
          </table:table-cell>
          <table:table-cell table:style-name="ce10" office:value-type="string">
            <text:p>G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B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 office:value-type="string">
            <text:p>Err:32767</text:p>
          </table:table-cell>
          <table:table-cell/>
          <table:table-cell/>
          <table:table-cell table:style-name="Default" table:formula="of:=IF(ISBLANK([.M226]);[.A226];[.M226])" office:value-type="string" office:string-value="Err:32767">
            <text:p>Err:32767</text:p>
          </table:table-cell>
          <table:table-cell table:style-name="Default" table:formula="of:=IF(ISBLANK([.O226]);IF(ISERROR([.B226]);&quot;Err:&quot;&amp;ORG.OPENOFFICE.ERRORTYPE([.B226])=[.M226];OR([.P226]=[.B226];AND(ISNUMBER([.P226]);ISNUMBER([.B226]);OR(AND([.P226]=0;ABS([.B226])&lt;1E-307);&quot;&quot;&amp;[.B226]=&quot;&quot;&amp;[.P226]))));[.O2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27];[.D227:.F227];-1)" office:value-type="float" office:value="2">
            <text:p>2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A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27]);[.A227];[.M227])" office:value-type="float" office:value="2">
            <text:p>2</text:p>
          </table:table-cell>
          <table:table-cell table:style-name="Default" table:formula="of:=IF(ISBLANK([.O227]);IF(ISERROR([.B227]);&quot;Err:&quot;&amp;ORG.OPENOFFICE.ERRORTYPE([.B227])=[.M227];OR([.P227]=[.B227];AND(ISNUMBER([.P227]);ISNUMBER([.B227]);OR(AND([.P227]=0;ABS([.B227])&lt;1E-307);&quot;&quot;&amp;[.B227]=&quot;&quot;&amp;[.P227]))));[.O2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28];[.D228:.F228];-1)" office:value-type="float" office:value="1">
            <text:p>1</text:p>
          </table:table-cell>
          <table:table-cell table:style-name="ce10" office:value-type="string">
            <text:p>ç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A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28]);[.A228];[.M228])" office:value-type="float" office:value="1">
            <text:p>1</text:p>
          </table:table-cell>
          <table:table-cell table:style-name="Default" table:formula="of:=IF(ISBLANK([.O228]);IF(ISERROR([.B228]);&quot;Err:&quot;&amp;ORG.OPENOFFICE.ERRORTYPE([.B228])=[.M228];OR([.P228]=[.B228];AND(ISNUMBER([.P228]);ISNUMBER([.B228]);OR(AND([.P228]=0;ABS([.B228])&lt;1E-307);&quot;&quot;&amp;[.B228]=&quot;&quot;&amp;[.P228]))));[.O2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29];[.D229:.F229];-1)" office:value-type="float" office:value="1">
            <text:p>1</text:p>
          </table:table-cell>
          <table:table-cell table:style-name="ce10" office:value-type="string">
            <text:p>CD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B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29]);[.A229];[.M229])" office:value-type="float" office:value="1">
            <text:p>1</text:p>
          </table:table-cell>
          <table:table-cell table:style-name="Default" table:formula="of:=IF(ISBLANK([.O229]);IF(ISERROR([.B229]);&quot;Err:&quot;&amp;ORG.OPENOFFICE.ERRORTYPE([.B229])=[.M229];OR([.P229]=[.B229];AND(ISNUMBER([.P229]);ISNUMBER([.B229]);OR(AND([.P229]=0;ABS([.B229])&lt;1E-307);&quot;&quot;&amp;[.B229]=&quot;&quot;&amp;[.P229]))));[.O2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30];[.D230:.F230];-1)" office:value-type="float" office:value="2">
            <text:p>2</text:p>
          </table:table-cell>
          <table:table-cell table:style-name="ce10" office:value-type="string">
            <text:p>BC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B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30]);[.A230];[.M230])" office:value-type="float" office:value="2">
            <text:p>2</text:p>
          </table:table-cell>
          <table:table-cell table:style-name="Default" table:formula="of:=IF(ISBLANK([.O230]);IF(ISERROR([.B230]);&quot;Err:&quot;&amp;ORG.OPENOFFICE.ERRORTYPE([.B230])=[.M230];OR([.P230]=[.B230];AND(ISNUMBER([.P230]);ISNUMBER([.B230]);OR(AND([.P230]=0;ABS([.B230])&lt;1E-307);&quot;&quot;&amp;[.B230]=&quot;&quot;&amp;[.P230]))));[.O23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32];[.D232:.F232];0)" office:value-type="float" office:value="0">
            <text:p>#N/A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office:value-type="string">
            <text:p>MATCH (equality)</text:p>
          </table:table-cell>
          <table:table-cell office:value-type="string">
            <text:p>MATCH 0.0</text:p>
          </table:table-cell>
          <table:table-cell table:style-name="ce16" office:value-type="string">
            <text:p>Err:32767</text:p>
          </table:table-cell>
          <table:table-cell/>
          <table:table-cell/>
          <table:table-cell table:style-name="Default" table:formula="of:=IF(ISBLANK([.M232]);[.A232];[.M232])" office:value-type="string" office:string-value="Err:32767">
            <text:p>Err:32767</text:p>
          </table:table-cell>
          <table:table-cell table:style-name="Default" table:formula="of:=IF(ISBLANK([.O232]);IF(ISERROR([.B232]);&quot;Err:&quot;&amp;ORG.OPENOFFICE.ERRORTYPE([.B232])=[.M232];OR([.P232]=[.B232];AND(ISNUMBER([.P232]);ISNUMBER([.B232]);OR(AND([.P232]=0;ABS([.B232])&lt;1E-307);&quot;&quot;&amp;[.B232]=&quot;&quot;&amp;[.P232]))));[.O2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33];[.D233:.F233];0)" office:value-type="float" office:value="1">
            <text:p>1</text:p>
          </table:table-cell>
          <table:table-cell table:number-columns-repeated="2"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33]);[.A233];[.M233])" office:value-type="float" office:value="1">
            <text:p>1</text:p>
          </table:table-cell>
          <table:table-cell table:style-name="Default" table:formula="of:=IF(ISBLANK([.O233]);IF(ISERROR([.B233]);&quot;Err:&quot;&amp;ORG.OPENOFFICE.ERRORTYPE([.B233])=[.M233];OR([.P233]=[.B233];AND(ISNUMBER([.P233]);ISNUMBER([.B233]);OR(AND([.P233]=0;ABS([.B233])&lt;1E-307);&quot;&quot;&amp;[.B233]=&quot;&quot;&amp;[.P233]))));[.O2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34];[.D234:.F234];0)" office:value-type="float" office:value="2">
            <text:p>2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34]);[.A234];[.M234])" office:value-type="float" office:value="2">
            <text:p>2</text:p>
          </table:table-cell>
          <table:table-cell table:style-name="Default" table:formula="of:=IF(ISBLANK([.O234]);IF(ISERROR([.B234]);&quot;Err:&quot;&amp;ORG.OPENOFFICE.ERRORTYPE([.B234])=[.M234];OR([.P234]=[.B234];AND(ISNUMBER([.P234]);ISNUMBER([.B234]);OR(AND([.P234]=0;ABS([.B234])&lt;1E-307);&quot;&quot;&amp;[.B234]=&quot;&quot;&amp;[.P234]))));[.O2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235];[.D235:.F235];0)" office:value-type="float" office:value="3">
            <text:p>3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35]);[.A235];[.M235])" office:value-type="float" office:value="3">
            <text:p>3</text:p>
          </table:table-cell>
          <table:table-cell table:style-name="Default" table:formula="of:=IF(ISBLANK([.O235]);IF(ISERROR([.B235]);&quot;Err:&quot;&amp;ORG.OPENOFFICE.ERRORTYPE([.B235])=[.M235];OR([.P235]=[.B235];AND(ISNUMBER([.P235]);ISNUMBER([.B235]);OR(AND([.P235]=0;ABS([.B235])&lt;1E-307);&quot;&quot;&amp;[.B235]=&quot;&quot;&amp;[.P235]))));[.O2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36];[.D236:.F236];0)" office:value-type="float" office:value="0">
            <text:p>#N/A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 office:value-type="string">
            <text:p>Err:32767</text:p>
          </table:table-cell>
          <table:table-cell/>
          <table:table-cell/>
          <table:table-cell table:style-name="Default" table:formula="of:=IF(ISBLANK([.M236]);[.A236];[.M236])" office:value-type="string" office:string-value="Err:32767">
            <text:p>Err:32767</text:p>
          </table:table-cell>
          <table:table-cell table:style-name="Default" table:formula="of:=IF(ISBLANK([.O236]);IF(ISERROR([.B236]);&quot;Err:&quot;&amp;ORG.OPENOFFICE.ERRORTYPE([.B236])=[.M236];OR([.P236]=[.B236];AND(ISNUMBER([.P236]);ISNUMBER([.B236]);OR(AND([.P236]=0;ABS([.B236])&lt;1E-307);&quot;&quot;&amp;[.B236]=&quot;&quot;&amp;[.P236]))));[.O2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37];[.D237:.F237];0)" office:value-type="float" office:value="2">
            <text:p>2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37]);[.A237];[.M237])" office:value-type="float" office:value="2">
            <text:p>2</text:p>
          </table:table-cell>
          <table:table-cell table:style-name="Default" table:formula="of:=IF(ISBLANK([.O237]);IF(ISERROR([.B237]);&quot;Err:&quot;&amp;ORG.OPENOFFICE.ERRORTYPE([.B237])=[.M237];OR([.P237]=[.B237];AND(ISNUMBER([.P237]);ISNUMBER([.B237]);OR(AND([.P237]=0;ABS([.B237])&lt;1E-307);&quot;&quot;&amp;[.B237]=&quot;&quot;&amp;[.P237]))));[.O2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38];[.D238:.F238];0)" office:value-type="float" office:value="2">
            <text:p>2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B</text:p>
          </table:table-cell>
          <table:table-cell table:number-columns-repeated="2" table:style-name="ce10" office:value-type="string">
            <text:p>C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38]);[.A238];[.M238])" office:value-type="float" office:value="2">
            <text:p>2</text:p>
          </table:table-cell>
          <table:table-cell table:style-name="Default" table:formula="of:=IF(ISBLANK([.O238]);IF(ISERROR([.B238]);&quot;Err:&quot;&amp;ORG.OPENOFFICE.ERRORTYPE([.B238])=[.M238];OR([.P238]=[.B238];AND(ISNUMBER([.P238]);ISNUMBER([.B238]);OR(AND([.P238]=0;ABS([.B238])&lt;1E-307);&quot;&quot;&amp;[.B238]=&quot;&quot;&amp;[.P238]))));[.O2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39];[.D239:.F239];0)" office:value-type="float" office:value="0">
            <text:p>#N/A</text:p>
          </table:table-cell>
          <table:table-cell table:style-name="ce10" office:value-type="string">
            <text:p>ç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 office:value-type="string">
            <text:p>Err:32767</text:p>
          </table:table-cell>
          <table:table-cell/>
          <table:table-cell/>
          <table:table-cell table:style-name="Default" table:formula="of:=IF(ISBLANK([.M239]);[.A239];[.M239])" office:value-type="string" office:string-value="Err:32767">
            <text:p>Err:32767</text:p>
          </table:table-cell>
          <table:table-cell table:style-name="Default" table:formula="of:=IF(ISBLANK([.O239]);IF(ISERROR([.B239]);&quot;Err:&quot;&amp;ORG.OPENOFFICE.ERRORTYPE([.B239])=[.M239];OR([.P239]=[.B239];AND(ISNUMBER([.P239]);ISNUMBER([.B239]);OR(AND([.P239]=0;ABS([.B239])&lt;1E-307);&quot;&quot;&amp;[.B239]=&quot;&quot;&amp;[.P239]))));[.O2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240];[.D240:.F240];0)" office:value-type="float" office:value="3">
            <text:p>3</text:p>
          </table:table-cell>
          <table:table-cell table:style-name="ce10" office:value-type="string">
            <text:p>ç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ç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/>
          <table:table-cell/>
          <table:table-cell/>
          <table:table-cell table:style-name="Default" table:formula="of:=IF(ISBLANK([.M240]);[.A240];[.M240])" office:value-type="float" office:value="3">
            <text:p>3</text:p>
          </table:table-cell>
          <table:table-cell table:style-name="Default" table:formula="of:=IF(ISBLANK([.O240]);IF(ISERROR([.B240]);&quot;Err:&quot;&amp;ORG.OPENOFFICE.ERRORTYPE([.B240])=[.M240];OR([.P240]=[.B240];AND(ISNUMBER([.P240]);ISNUMBER([.B240]);OR(AND([.P240]=0;ABS([.B240])&lt;1E-307);&quot;&quot;&amp;[.B240]=&quot;&quot;&amp;[.P240]))));[.O2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41];[.D241:.F241];0)" office:value-type="float" office:value="0">
            <text:p>#N/A</text:p>
          </table:table-cell>
          <table:table-cell table:style-name="ce10" office:value-type="string">
            <text:p>CD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 office:value-type="string">
            <text:p>Err:32767</text:p>
          </table:table-cell>
          <table:table-cell/>
          <table:table-cell/>
          <table:table-cell table:style-name="Default" table:formula="of:=IF(ISBLANK([.M241]);[.A241];[.M241])" office:value-type="string" office:string-value="Err:32767">
            <text:p>Err:32767</text:p>
          </table:table-cell>
          <table:table-cell table:style-name="Default" table:formula="of:=IF(ISBLANK([.O241]);IF(ISERROR([.B241]);&quot;Err:&quot;&amp;ORG.OPENOFFICE.ERRORTYPE([.B241])=[.M241];OR([.P241]=[.B241];AND(ISNUMBER([.P241]);ISNUMBER([.B241]);OR(AND([.P241]=0;ABS([.B241])&lt;1E-307);&quot;&quot;&amp;[.B241]=&quot;&quot;&amp;[.P241]))));[.O2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42];[.D242:.F242];0)" office:value-type="float" office:value="0">
            <text:p>#N/A</text:p>
          </table:table-cell>
          <table:table-cell table:style-name="ce10" office:value-type="string">
            <text:p>BC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D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 office:value-type="string">
            <text:p>Err:32767</text:p>
          </table:table-cell>
          <table:table-cell/>
          <table:table-cell/>
          <table:table-cell table:style-name="Default" table:formula="of:=IF(ISBLANK([.M242]);[.A242];[.M242])" office:value-type="string" office:string-value="Err:32767">
            <text:p>Err:32767</text:p>
          </table:table-cell>
          <table:table-cell table:style-name="Default" table:formula="of:=IF(ISBLANK([.O242]);IF(ISERROR([.B242]);&quot;Err:&quot;&amp;ORG.OPENOFFICE.ERRORTYPE([.B242])=[.M242];OR([.P242]=[.B242];AND(ISNUMBER([.P242]);ISNUMBER([.B242]);OR(AND([.P242]=0;ABS([.B242])&lt;1E-307);&quot;&quot;&amp;[.B242]=&quot;&quot;&amp;[.P242]))));[.O2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43];[.D243:.F243];0)" office:value-type="float" office:value="0">
            <text:p>#N/A</text:p>
          </table:table-cell>
          <table:table-cell table:style-name="ce10" office:value-type="string">
            <text:p>?wo</text:p>
          </table:table-cell>
          <table:table-cell table:style-name="ce10" office:value-type="string">
            <text:p>One</text:p>
          </table:table-cell>
          <table:table-cell table:style-name="ce10" office:value-type="string">
            <text:p>Two</text:p>
          </table:table-cell>
          <table:table-cell table:style-name="ce10" office:value-type="string">
            <text:p>Thre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 office:value-type="string">
            <text:p>Err:32767</text:p>
          </table:table-cell>
          <table:table-cell/>
          <table:table-cell/>
          <table:table-cell table:style-name="Default" table:formula="of:=IF(ISBLANK([.M243]);[.A243];[.M243])" office:value-type="string" office:string-value="Err:32767">
            <text:p>Err:32767</text:p>
          </table:table-cell>
          <table:table-cell table:style-name="Default" table:formula="of:=IF(ISBLANK([.O243]);IF(ISERROR([.B243]);&quot;Err:&quot;&amp;ORG.OPENOFFICE.ERRORTYPE([.B243])=[.M243];OR([.P243]=[.B243];AND(ISNUMBER([.P243]);ISNUMBER([.B243]);OR(AND([.P243]=0;ABS([.B243])&lt;1E-307);&quot;&quot;&amp;[.B243]=&quot;&quot;&amp;[.P243]))));[.O2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44];[.D244:.F244];0)" office:value-type="float" office:value="0">
            <text:p>#N/A</text:p>
          </table:table-cell>
          <table:table-cell table:style-name="ce10" office:value-type="string">
            <text:p>*o*</text:p>
          </table:table-cell>
          <table:table-cell table:style-name="ce10" office:value-type="string">
            <text:p>One</text:p>
          </table:table-cell>
          <table:table-cell table:style-name="ce10" office:value-type="string">
            <text:p>Two</text:p>
          </table:table-cell>
          <table:table-cell table:style-name="ce10" office:value-type="string">
            <text:p>Thre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 office:value-type="string">
            <text:p>Err:32767</text:p>
          </table:table-cell>
          <table:table-cell/>
          <table:table-cell/>
          <table:table-cell table:style-name="Default" table:formula="of:=IF(ISBLANK([.M244]);[.A244];[.M244])" office:value-type="string" office:string-value="Err:32767">
            <text:p>Err:32767</text:p>
          </table:table-cell>
          <table:table-cell table:style-name="Default" table:formula="of:=IF(ISBLANK([.O244]);IF(ISERROR([.B244]);&quot;Err:&quot;&amp;ORG.OPENOFFICE.ERRORTYPE([.B244])=[.M244];OR([.P244]=[.B244];AND(ISNUMBER([.P244]);ISNUMBER([.B244]);OR(AND([.P244]=0;ABS([.B244])&lt;1E-307);&quot;&quot;&amp;[.B244]=&quot;&quot;&amp;[.P244]))));[.O2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245];[.D245:.F245];0)" office:value-type="float" office:value="0">
            <text:p>#N/A</text:p>
          </table:table-cell>
          <table:table-cell table:style-name="ce10" office:value-type="string">
            <text:p>?hr*</text:p>
          </table:table-cell>
          <table:table-cell table:style-name="ce10" office:value-type="string">
            <text:p>One</text:p>
          </table:table-cell>
          <table:table-cell table:style-name="ce10" office:value-type="string">
            <text:p>Two</text:p>
          </table:table-cell>
          <table:table-cell table:style-name="ce10" office:value-type="string">
            <text:p>Three</text:p>
          </table:table-cell>
          <table:table-cell table:style-name="ce10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6" office:value-type="string">
            <text:p>Err:32767</text:p>
          </table:table-cell>
          <table:table-cell/>
          <table:table-cell/>
          <table:table-cell table:style-name="Default" table:formula="of:=IF(ISBLANK([.M245]);[.A245];[.M245])" office:value-type="string" office:string-value="Err:32767">
            <text:p>Err:32767</text:p>
          </table:table-cell>
          <table:table-cell table:style-name="Default" table:formula="of:=IF(ISBLANK([.O245]);IF(ISERROR([.B245]);&quot;Err:&quot;&amp;ORG.OPENOFFICE.ERRORTYPE([.B245])=[.M245];OR([.P245]=[.B245];AND(ISNUMBER([.P245]);ISNUMBER([.B245]);OR(AND([.P245]=0;ABS([.B245])&lt;1E-307);&quot;&quot;&amp;[.B245]=&quot;&quot;&amp;[.P245]))));[.O245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34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">
          <table:table-cell table:style-name="ce6"/>
          <table:table-cell/>
          <table:table-cell table:style-name="ce10" table:number-columns-repeated="7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9719">
          <table:table-cell table:style-name="ce2"/>
          <table:table-cell/>
          <table:table-cell table:style-name="ce10" table:number-columns-repeated="7"/>
          <table:table-cell table:number-columns-repeated="3"/>
          <table:table-cell table:style-name="ce16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20P0" style:volatile="true">
      <number:number number:decimal-places="0" number:min-integer-digits="1" number:grouping="true"/>
      <number:text>р.</number:text>
    </number:number-style>
    <number:number-style style:name="N120">
      <number:text>-</number:text>
      <number:number number:decimal-places="0" number:min-integer-digits="1" number:grouping="true"/>
      <number:text>р.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р.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21P0"/>
    </number:number-style>
    <number:number-style style:name="N123P0" style:volatile="true">
      <number:number number:decimal-places="2" number:min-integer-digits="1" number:grouping="true"/>
      <number:text>р.</number:text>
    </number:number-style>
    <number:number-style style:name="N123">
      <number:text>-</number:text>
      <number:number number:decimal-places="2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number:min-integer-digits="1" number:grouping="true"/>
      <number:text>р. </number:text>
    </number:number-style>
    <number:number-style style:name="N136P1" style:volatile="true">
      <number:text>-</number:text>
      <number:number number:decimal-places="0" number:min-integer-digits="1" number:grouping="true"/>
      <number:text>р. </number:text>
    </number:number-style>
    <number:number-style style:name="N136P2" style:volatile="true">
      <number:text> -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number:min-integer-digits="1" number:grouping="true"/>
      <number:text>    </number:text>
    </number:number-style>
    <number:number-style style:name="N140P2" style:volatile="true">
      <number:text> -</number:text>
      <number:number number: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р. </number:text>
    </number:number-style>
    <number:number-style style:name="N144P1" style:volatile="true">
      <number:text>-</number:text>
      <number:number number:decimal-places="2" number:min-integer-digits="1" number:grouping="true"/>
      <number:text>р. </number:text>
    </number:number-style>
    <number:number-style style:name="N144P2" style:volatile="true">
      <number:text> -</number:text>
      <number:number number:decimal-places="0" number:min-integer-digits="0"/>
      <number:text>р.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0" number:min-integer-digits="1" number:grouping="true"/>
      <number:text> </number:text>
    </number:number-style>
    <number:number-style style:name="N170P1" style:volatile="true">
      <number:text> $(</number:text>
      <number:number number:decimal-places="0" number:min-integer-digits="1" number:grouping="true"/>
      <number:text>)</number:text>
    </number:number-style>
    <number:number-style style:name="N170P2" style:volatile="true">
      <number:text> $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number:min-integer-digits="1" number:grouping="true"/>
      <number:text>)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2" number:min-integer-digits="1" number:grouping="true"/>
      <number:text> </number:text>
    </number:number-style>
    <number:number-style style:name="N178P1" style:volatile="true">
      <number:text> $(</number:text>
      <number:number number:decimal-places="2" number:min-integer-digits="1" number:grouping="true"/>
      <number:text>)</number:text>
    </number:number-style>
    <number:number-style style:name="N178P2" style:volatile="true">
      <number:text> $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9:1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2:05:38</meta:creation-date>
    <dc:date>2009-05-05T19:17:50</dc:date>
    <meta:editing-cycles>26</meta:editing-cycles>
    <meta:editing-duration>PT01H54M11S</meta:editing-duration>
    <dc:creator>Vladimir Korenev</dc:creator>
    <meta:document-statistic meta:table-count="1" meta:cell-count="2221" meta:object-count="0"/>
    <meta:user-defined meta:name="Info 1"/>
    <meta:user-defined meta:name="Info 2"/>
    <meta:user-defined meta:name="Info 3"/>
    <meta:user-defined meta:name="Info 4"/>
  </office:meta>
</office:document-meta>
</file>